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nonymous Pro" svg:font-family="'Anonymous Pro'"/>
    <style:font-face style:name="Arial" svg:font-family="Arial"/>
    <style:font-face style:name="Consolas" svg:font-family="Consolas, Monaco, 'Andale Mono', 'Ubuntu Mono', monospace"/>
    <style:font-face style:name="Georgia" svg:font-family="Georgia"/>
    <style:font-face style:name="Mangal1" svg:font-family="Mangal"/>
    <style:font-face style:name="Menlo" svg:font-family="Menlo, Monaco, Consolas, 'Courier New', monospace"/>
    <style:font-face style:name="Times New Roman" svg:font-family="'Times New Roman'"/>
    <style:font-face style:name="YS Text Optional" svg:font-family="'YS Text Optional', Arial, Helvetica, sans-serif"/>
    <style:font-face style:name="apple-system" svg:font-family="apple-system, BlinkMacSystemFont, 'Segoe UI', Arial, sans-serif"/>
    <style:font-face style:name="monospace" svg:font-family="monospace, monospace"/>
    <style:font-face style:name="Fira Code Medium" svg:font-family="'Fira Code Medium'" style:font-family-generic="modern" style:font-pitch="fixed"/>
    <style:font-face style:name="Fira Code Medium1" svg:font-family="'Fira Code Medium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0.611cm" fo:margin-left="-0.318cm" table:align="left"/>
    </style:style>
    <style:style style:name="Таблица1.A" style:family="table-column">
      <style:table-column-properties style:column-width="10.213cm"/>
    </style:style>
    <style:style style:name="Таблица1.B" style:family="table-column">
      <style:table-column-properties style:column-width="10.39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18cm" style:contextual-spacing="false" fo:line-height="100%" fo:text-align="start" style:justify-single-word="false" fo:orphans="2" fo:widows="2" fo:text-indent="0cm" style:auto-text-indent="false" fo:padding="0cm" fo:border="none"/>
      <style:text-properties fo:color="#000000" loext:opacity="100%" style:font-name="Fira Code Medium" fo:font-size="6pt" fo:font-style="normal" fo:font-weight="normal" officeooo:paragraph-rsid="003874c6" style:font-size-asian="6pt" style:font-style-asian="normal" style:font-weight-asian="normal" style:font-size-complex="6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.318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9a9a9a" loext:opacity="100%" style:font-name="Fira Code Medium" fo:font-size="6pt" fo:letter-spacing="normal" fo:font-style="italic" fo:font-weight="bold" officeooo:paragraph-rsid="003874c6" style:font-size-asian="6pt" style:font-style-asian="italic" style:font-weight-asian="bold" style:font-size-complex="6pt" style:font-style-complex="italic" style:font-weight-complex="normal"/>
    </style:style>
    <style:style style:name="P3" style:family="paragraph" style:parent-style-name="Standard">
      <style:paragraph-properties fo:margin-left="0cm" fo:margin-right="0cm" fo:margin-top="0cm" fo:margin-bottom="0.318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a933" loext:opacity="100%" style:font-name="Fira Code Medium" fo:font-size="6pt" fo:letter-spacing="normal" fo:font-style="italic" fo:font-weight="normal" officeooo:paragraph-rsid="0021c26e" style:font-size-asian="6pt" style:font-style-asian="italic" style:font-weight-asian="normal" style:font-size-complex="6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423a97" style:font-size-asian="6pt" style:font-weight-asian="bold" style:font-size-complex="6pt" style:font-weight-complex="bold"/>
    </style:style>
    <style:style style:name="P5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135018" style:font-size-asian="6pt" style:font-weight-asian="bold" style:font-size-complex="6pt" style:font-weight-complex="bold"/>
    </style:style>
    <style:style style:name="P6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135018" style:font-size-asian="6pt" style:font-style-asian="normal" style:font-weight-asian="bold" style:font-size-complex="6pt" style:font-style-complex="normal" style:font-weight-complex="bold"/>
    </style:style>
    <style:style style:name="P7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officeooo:paragraph-rsid="00423a97"/>
    </style:style>
    <style:style style:name="P8" style:family="paragraph" style:parent-style-name="Text_20_body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officeooo:paragraph-rsid="001877a9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Fira Code Medium" fo:font-size="6pt" officeooo:paragraph-rsid="0021c26e" style:font-size-asian="6pt" style:font-size-complex="6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35018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Fira Code Medium" fo:font-size="6pt" fo:letter-spacing="normal" fo:font-style="normal" fo:font-weight="bold" officeooo:paragraph-rsid="00135018" style:font-size-asian="6pt" style:font-style-asian="normal" style:font-weight-asian="bold" style:font-size-complex="6pt" style:font-style-complex="normal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135018" style:font-size-asian="6pt" style:font-size-complex="6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Fira Code Medium" fo:font-size="6pt" fo:letter-spacing="normal" fo:font-style="italic" fo:font-weight="normal" officeooo:paragraph-rsid="00135018" style:font-size-asian="6pt" style:font-style-asian="italic" style:font-size-complex="6pt" style:font-style-complex="italic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Fira Code Medium" fo:font-size="6pt" fo:letter-spacing="normal" fo:font-style="italic" fo:font-weight="normal" officeooo:paragraph-rsid="0016b616" style:font-size-asian="6pt" style:font-style-asian="italic" style:font-size-complex="6pt" style:font-style-complex="italic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Fira Code Medium" fo:font-size="6pt" fo:letter-spacing="normal" fo:font-style="italic" fo:font-weight="bold" officeooo:paragraph-rsid="00135018" style:font-size-asian="6pt" style:font-style-asian="italic" style:font-weight-asian="bold" style:font-size-complex="6pt" style:font-style-complex="italic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ff0000" loext:opacity="100%" style:font-name="Fira Code Medium" fo:font-size="6pt" fo:letter-spacing="normal" fo:font-style="normal" fo:font-weight="bold" officeooo:paragraph-rsid="00135018" style:font-size-asian="6pt" style:font-weight-asian="bold" style:font-size-complex="6pt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35018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6b616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1877a9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transparent" fo:padding="0cm" fo:border="none"/>
      <style:text-properties officeooo:paragraph-rsid="00135018"/>
    </style:style>
    <style:style style:name="P21" style:family="paragraph" style:parent-style-name="Preformatted_20_Text">
      <style:paragraph-properties fo:line-height="100%"/>
    </style:style>
    <style:style style:name="P22" style:family="paragraph" style:parent-style-name="Preformatted_20_Text">
      <style:paragraph-properties fo:line-height="100%" fo:text-align="start" style:justify-single-word="false"/>
      <style:text-properties officeooo:paragraph-rsid="001aa2fe"/>
    </style:style>
    <style:style style:name="P23" style:family="paragraph" style:parent-style-name="Preformatted_20_Text">
      <style:paragraph-properties fo:line-height="100%"/>
      <style:text-properties officeooo:paragraph-rsid="0046485c"/>
    </style:style>
    <style:style style:name="P24" style:family="paragraph" style:parent-style-name="Preformatted_20_Text">
      <style:paragraph-properties fo:text-align="start" style:justify-single-word="false"/>
      <style:text-properties officeooo:paragraph-rsid="00226049"/>
    </style:style>
    <style:style style:name="P25" style:family="paragraph" style:parent-style-name="Preformatted_20_Text">
      <style:paragraph-properties fo:line-height="100%"/>
      <style:text-properties style:font-name="Fira Code Medium" fo:font-size="6pt" style:font-size-asian="6pt" style:font-size-complex="6pt"/>
    </style:style>
    <style:style style:name="P26" style:family="paragraph" style:parent-style-name="Preformatted_20_Text">
      <style:paragraph-properties fo:line-height="100%"/>
      <style:text-properties style:font-name="Fira Code Medium" fo:font-size="6pt" officeooo:paragraph-rsid="0046485c" style:font-size-asian="6pt" style:font-size-complex="6pt"/>
    </style:style>
    <style:style style:name="P27" style:family="paragraph" style:parent-style-name="Preformatted_20_Text">
      <style:paragraph-properties fo:line-height="100%"/>
      <style:text-properties fo:color="#158466" loext:opacity="100%" style:font-name="Fira Code Medium" fo:font-size="6pt" officeooo:paragraph-rsid="0046485c" style:font-size-asian="6pt" style:font-size-complex="6pt"/>
    </style:style>
    <style:style style:name="P28" style:family="paragraph" style:parent-style-name="Preformatted_20_Text">
      <style:paragraph-properties fo:line-height="100%"/>
      <style:text-properties fo:color="#0b5395" loext:opacity="100%" style:font-name="Fira Code Medium" fo:font-size="6pt" fo:font-weight="bold" style:font-size-asian="6pt" style:font-weight-asian="bold" style:font-size-complex="6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style:font-size-asian="6pt" style:font-weight-asian="bold" style:font-size-complex="6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1c26e" style:font-size-asian="6pt" style:font-weight-asian="bold" style:font-size-complex="6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a7c9d" style:font-size-asian="6pt" style:font-weight-asian="bold" style:font-size-complex="6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60e44" style:font-size-asian="6pt" style:font-weight-asian="bold" style:font-size-complex="6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c43bb" style:font-size-asian="6pt" style:font-weight-asian="bold" style:font-size-complex="6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3b3a7c" style:font-size-asian="6pt" style:font-weight-asian="bold" style:font-size-complex="6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226049" style:font-size-asian="6pt" style:font-weight-asian="bold" style:font-size-complex="6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35fab2" style:font-size-asian="6pt" style:font-weight-asian="bold" style:font-size-complex="6pt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bold" officeooo:paragraph-rsid="001aa2fe" style:font-size-asian="6pt" style:font-weight-asian="bold" style:font-size-complex="6pt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bold" officeooo:paragraph-rsid="00260e44" style:font-size-asian="6pt" style:font-weight-asian="bold" style:font-size-complex="6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bold" officeooo:paragraph-rsid="003b3a7c" style:font-size-asian="6pt" style:font-weight-asian="bold" style:font-size-complex="6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Fira Code Medium" fo:font-size="6pt" fo:font-weight="bold" officeooo:paragraph-rsid="00135018" style:font-size-asian="6pt" style:font-weight-asian="bold" style:font-size-complex="6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Fira Code Medium" fo:font-size="6pt" style:font-size-asian="6pt" style:font-size-complex="6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1c26e" style:font-size-asian="6pt" style:font-size-complex="6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26049" style:font-size-asian="6pt" style:font-size-complex="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a7c9d" style:font-size-asian="6pt" style:font-size-complex="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2c43bb" style:font-size-asian="6pt" style:font-size-complex="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ira Code Medium" fo:font-size="6pt" officeooo:paragraph-rsid="003b3a7c" style:font-size-asian="6pt" style:font-size-complex="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normal" officeooo:paragraph-rsid="003874c6" style:font-size-asian="6pt" style:font-weight-asian="normal" style:font-size-complex="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weight="normal" officeooo:paragraph-rsid="003ac393" style:font-size-asian="6pt" style:font-weight-asian="normal" style:font-size-complex="6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Fira Code Medium" fo:font-size="6pt" fo:font-weight="normal" officeooo:paragraph-rsid="001aa2fe" style:font-size-asian="6pt" style:font-weight-asian="normal" style:font-size-complex="6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Fira Code Medium" fo:font-size="6pt" fo:font-weight="normal" officeooo:paragraph-rsid="003ac393" style:font-size-asian="6pt" style:font-weight-asian="normal" style:font-size-complex="6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normal" officeooo:paragraph-rsid="001d46ea" style:font-size-asian="6pt" style:font-weight-asian="normal" style:font-size-complex="6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font-name="Fira Code Medium" fo:font-size="6pt" fo:font-weight="normal" officeooo:paragraph-rsid="00246c09" style:font-size-asian="6pt" style:font-weight-asian="normal" style:font-size-complex="6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ira Code Medium" fo:font-size="6pt" fo:font-style="normal" fo:font-weight="normal" officeooo:paragraph-rsid="003874c6" style:font-size-asian="6pt" style:font-style-asian="normal" style:font-weight-asian="normal" style:font-size-complex="6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e16666" loext:opacity="100%" style:font-name="Fira Code Medium" fo:font-size="6pt" fo:font-weight="bold" officeooo:paragraph-rsid="003874c6" style:font-size-asian="6pt" style:font-weight-asian="bold" style:font-size-complex="6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e16666" loext:opacity="100%" style:font-name="Fira Code Medium" fo:font-size="6pt" fo:font-weight="bold" style:font-size-asian="6pt" style:font-weight-asian="bold" style:font-size-complex="6pt"/>
    </style:style>
    <style:style style:name="P56" style:family="paragraph" style:parent-style-name="Standard">
      <style:paragraph-properties fo:line-height="100%" fo:text-align="center" style:justify-single-word="false"/>
      <style:text-properties fo:color="#e16666" loext:opacity="100%" style:font-name="Fira Code Medium" fo:font-size="6pt" fo:font-weight="bold" officeooo:paragraph-rsid="00135018" style:font-size-asian="6pt" style:font-weight-asian="bold" style:font-size-complex="6pt"/>
    </style:style>
    <style:style style:name="P57" style:family="paragraph" style:parent-style-name="Standard">
      <style:paragraph-properties fo:text-align="start" style:justify-single-word="false"/>
      <style:text-properties fo:color="#9a9a9a" loext:opacity="100%" style:font-name="Fira Code Medium" fo:font-size="6pt" style:font-size-asian="6pt" style:font-size-complex="6pt"/>
    </style:style>
    <style:style style:name="P58" style:family="paragraph" style:parent-style-name="Standard">
      <style:paragraph-properties fo:text-align="start" style:justify-single-word="false"/>
      <style:text-properties fo:color="#9a9a9a" loext:opacity="100%" style:font-name="Fira Code Medium" fo:font-size="6pt" officeooo:paragraph-rsid="003874c6" style:font-size-asian="6pt" style:font-size-complex="6pt"/>
    </style:style>
    <style:style style:name="P59" style:family="paragraph" style:parent-style-name="Standard">
      <style:paragraph-properties fo:text-align="start" style:justify-single-word="false"/>
      <style:text-properties fo:color="#9a9a9a" loext:opacity="100%" style:font-name="Fira Code Medium" fo:font-size="6pt" officeooo:paragraph-rsid="002a7c9d" style:font-size-asian="6pt" style:font-size-complex="6pt"/>
    </style:style>
    <style:style style:name="P60" style:family="paragraph" style:parent-style-name="Standard">
      <style:paragraph-properties fo:text-align="start" style:justify-single-word="false"/>
      <style:text-properties fo:color="#9a9a9a" loext:opacity="100%" style:font-name="Fira Code Medium" fo:font-size="6pt" officeooo:paragraph-rsid="002c43bb" style:font-size-asian="6pt" style:font-size-complex="6pt"/>
    </style:style>
    <style:style style:name="P61" style:family="paragraph" style:parent-style-name="Standard">
      <style:paragraph-properties fo:line-height="100%" fo:text-align="start" style:justify-single-word="false"/>
      <style:text-properties fo:color="#9a9a9a" loext:opacity="100%" style:font-name="Fira Code Medium" fo:font-size="6pt" officeooo:paragraph-rsid="001aa2fe" style:font-size-asian="6pt" style:font-size-complex="6pt"/>
    </style:style>
    <style:style style:name="P62" style:family="paragraph" style:parent-style-name="Standard">
      <style:paragraph-properties fo:text-align="center" style:justify-single-word="false"/>
      <style:text-properties fo:color="#9a9a9a" loext:opacity="100%" style:font-name="Fira Code Medium" fo:font-size="6pt" fo:font-weight="bold" officeooo:paragraph-rsid="001d46ea" style:font-size-asian="6pt" style:font-weight-asian="bold" style:font-size-complex="6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9a9a9a" loext:opacity="100%" style:font-name="Fira Code Medium" fo:font-size="6pt" fo:font-weight="bold" style:font-size-asian="6pt" style:font-weight-asian="bold" style:font-size-complex="6pt"/>
    </style:style>
    <style:style style:name="P64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3874c6" style:font-size-asian="6pt" style:font-weight-asian="bold" style:font-size-complex="6pt"/>
    </style:style>
    <style:style style:name="P65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26049" style:font-size-asian="6pt" style:font-weight-asian="bold" style:font-size-complex="6pt"/>
    </style:style>
    <style:style style:name="P66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a7c9d" style:font-size-asian="6pt" style:font-weight-asian="bold" style:font-size-complex="6pt"/>
    </style:style>
    <style:style style:name="P67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2c43bb" style:font-size-asian="6pt" style:font-weight-asian="bold" style:font-size-complex="6pt"/>
    </style:style>
    <style:style style:name="P68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3b3a7c" style:font-size-asian="6pt" style:font-weight-asian="bold" style:font-size-complex="6pt"/>
    </style:style>
    <style:style style:name="P69" style:family="paragraph" style:parent-style-name="Standard">
      <style:paragraph-properties fo:line-height="100%" fo:text-align="center" style:justify-single-word="false"/>
      <style:text-properties fo:color="#0b5395" loext:opacity="100%" style:font-name="Fira Code Medium" fo:font-size="6pt" fo:font-weight="bold" officeooo:paragraph-rsid="00135018" style:font-size-asian="6pt" style:font-weight-asian="bold" style:font-size-complex="6pt"/>
    </style:style>
    <style:style style:name="P70" style:family="paragraph" style:parent-style-name="Standard">
      <style:paragraph-properties fo:text-align="start" style:justify-single-word="false"/>
      <style:text-properties fo:color="#0b5395" loext:opacity="100%" style:font-name="Fira Code Medium" fo:font-size="6pt" fo:font-weight="bold" style:font-size-asian="6pt" style:font-weight-asian="bold" style:font-size-complex="6pt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21c26e" style:font-size-asian="6pt" style:font-size-complex="6pt"/>
    </style:style>
    <style:style style:name="P7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1aa2fe" style:font-size-asian="6pt" style:font-style-asian="normal" style:font-weight-asian="normal" style:font-size-complex="6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normal" officeooo:paragraph-rsid="00226049" style:font-size-asian="6pt" style:font-weight-asian="normal" style:font-size-complex="6pt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bold" officeooo:paragraph-rsid="00226049" style:font-size-asian="6pt" style:font-weight-asian="bold" style:font-size-complex="6pt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font-style="normal" fo:font-weight="bold" officeooo:paragraph-rsid="00226049" style:font-size-asian="6pt" style:font-weight-asian="bold" style:font-size-complex="6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Fira Code Medium" fo:font-size="6pt" fo:letter-spacing="normal" fo:language="en" fo:country="US" fo:font-style="normal" fo:font-weight="normal" officeooo:rsid="0037bc6b" officeooo:paragraph-rsid="00226049" style:font-size-asian="6pt" style:font-size-complex="6pt"/>
    </style:style>
    <style:style style:name="P77" style:family="paragraph" style:parent-style-name="Standard">
      <style:paragraph-properties fo:line-height="100%" fo:text-align="start" style:justify-single-word="false"/>
      <style:text-properties fo:font-variant="normal" fo:text-transform="none" fo:color="#212121" loext:opacity="100%" style:font-name="Fira Code Medium" fo:font-size="6pt" fo:letter-spacing="normal" fo:font-style="normal" fo:font-weight="normal" officeooo:paragraph-rsid="001aa2fe" style:font-size-asian="6pt" style:font-size-complex="6pt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212121" loext:opacity="100%" style:font-name="Fira Code Medium" fo:font-size="6pt" fo:letter-spacing="normal" fo:font-style="normal" fo:font-weight="normal" officeooo:paragraph-rsid="00226049" style:font-size-asian="6pt" style:font-weight-asian="bold" style:font-size-complex="6pt"/>
    </style:style>
    <style:style style:name="P79" style:family="paragraph" style:parent-style-name="Standard">
      <style:paragraph-properties fo:line-height="100%" fo:text-align="start" style:justify-single-word="false"/>
      <style:text-properties fo:font-variant="normal" fo:text-transform="none" fo:color="#212121" loext:opacity="100%" style:font-name="Fira Code Medium" fo:font-size="6pt" fo:letter-spacing="normal" fo:font-style="normal" fo:font-weight="bold" officeooo:paragraph-rsid="001aa2fe" style:font-size-asian="6pt" style:font-weight-asian="bold" style:font-size-complex="6pt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3465a4" loext:opacity="100%" style:font-name="Fira Code Medium" fo:font-size="6pt" fo:font-weight="bold" officeooo:paragraph-rsid="001aa2fe" style:font-size-asian="6pt" style:font-weight-asian="bold" style:font-size-complex="6pt"/>
    </style:style>
    <style:style style:name="P81" style:family="paragraph" style:parent-style-name="Standard">
      <style:paragraph-properties fo:text-align="center" style:justify-single-word="false"/>
      <style:text-properties fo:color="#3465a4" loext:opacity="100%" style:font-name="Fira Code Medium" fo:font-size="6pt" fo:font-weight="bold" officeooo:paragraph-rsid="003b3a7c" style:font-size-asian="6pt" style:font-weight-asian="bold" style:font-size-complex="6pt"/>
    </style:style>
    <style:style style:name="P82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normal" officeooo:paragraph-rsid="0021c26e" style:font-size-asian="6pt" style:font-weight-asian="normal" style:font-size-complex="6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normal" officeooo:paragraph-rsid="003874c6" style:font-size-asian="6pt" style:font-weight-asian="normal" style:font-size-complex="6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21c26e" style:font-size-asian="6pt" style:font-weight-asian="bold" style:font-size-complex="6pt"/>
    </style:style>
    <style:style style:name="P85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3874c6" style:font-size-asian="6pt" style:font-weight-asian="bold" style:font-size-complex="6pt"/>
    </style:style>
    <style:style style:name="P86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226049" style:font-size-asian="6pt" style:font-weight-asian="bold" style:font-size-complex="6pt"/>
    </style:style>
    <style:style style:name="P87" style:family="paragraph" style:parent-style-name="Standard">
      <style:paragraph-properties fo:text-align="start" style:justify-single-word="false"/>
      <style:text-properties fo:color="#158466" loext:opacity="100%" style:font-name="Fira Code Medium" fo:font-size="6pt" fo:font-weight="bold" officeooo:paragraph-rsid="003b3a7c" style:font-size-asian="6pt" style:font-weight-asian="bold" style:font-size-complex="6pt"/>
    </style:style>
    <style:style style:name="P88" style:family="paragraph" style:parent-style-name="Standard">
      <style:paragraph-properties fo:text-align="start" style:justify-single-word="false"/>
      <style:text-properties fo:color="#158466" loext:opacity="100%" style:font-name="Fira Code Medium" fo:font-size="6pt" officeooo:paragraph-rsid="0021c26e" style:font-size-asian="6pt" style:font-size-complex="6pt"/>
    </style:style>
    <style:style style:name="P89" style:family="paragraph" style:parent-style-name="Standard">
      <style:paragraph-properties fo:text-align="start" style:justify-single-word="false"/>
      <style:text-properties fo:color="#158466" loext:opacity="100%" style:font-name="Fira Code Medium" fo:font-size="6pt" officeooo:paragraph-rsid="003b3a7c" style:font-size-asian="6pt" style:font-size-complex="6pt"/>
    </style:style>
    <style:style style:name="P90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1c26e" style:font-size-asian="6pt" style:font-weight-asian="bold" style:font-size-complex="6pt"/>
    </style:style>
    <style:style style:name="P91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26049" style:font-size-asian="6pt" style:font-weight-asian="bold" style:font-size-complex="6pt"/>
    </style:style>
    <style:style style:name="P92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a7c9d" style:font-size-asian="6pt" style:font-weight-asian="bold" style:font-size-complex="6pt"/>
    </style:style>
    <style:style style:name="P93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2c43bb" style:font-size-asian="6pt" style:font-weight-asian="bold" style:font-size-complex="6pt"/>
    </style:style>
    <style:style style:name="P94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3b3a7c" style:font-size-asian="6pt" style:font-weight-asian="bold" style:font-size-complex="6pt"/>
    </style:style>
    <style:style style:name="P95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3874c6" style:font-size-asian="6pt" style:font-weight-asian="bold" style:font-size-complex="6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bold" officeooo:paragraph-rsid="003ac393" style:font-size-asian="6pt" style:font-weight-asian="bold" style:font-size-complex="6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ff0000" loext:opacity="100%" style:font-name="Fira Code Medium" fo:font-size="6pt" fo:font-weight="normal" officeooo:paragraph-rsid="003874c6" style:font-size-asian="6pt" style:font-weight-asian="normal" style:font-size-complex="6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ff0000" loext:opacity="100%" style:font-name="Fira Code Medium" fo:font-size="6pt" officeooo:paragraph-rsid="00226049" style:font-size-asian="6pt" style:font-size-complex="6pt"/>
    </style:style>
    <style:style style:name="P99" style:family="paragraph" style:parent-style-name="Standard">
      <style:paragraph-properties fo:text-align="start" style:justify-single-word="false"/>
      <style:text-properties officeooo:paragraph-rsid="00226049"/>
    </style:style>
    <style:style style:name="P100" style:family="paragraph" style:parent-style-name="Standard">
      <style:paragraph-properties fo:text-align="start" style:justify-single-word="false"/>
      <style:text-properties officeooo:paragraph-rsid="0035fab2"/>
    </style:style>
    <style:style style:name="P101" style:family="paragraph" style:parent-style-name="Standard">
      <style:paragraph-properties fo:text-align="start" style:justify-single-word="false"/>
      <style:text-properties style:font-name="Fira Code Medium" fo:font-size="6pt" fo:font-style="normal" officeooo:paragraph-rsid="003874c6" style:font-size-asian="6pt" style:font-style-asian="normal" style:font-size-complex="6pt" style:font-style-complex="normal"/>
    </style:style>
    <style:style style:name="P102" style:family="paragraph" style:parent-style-name="Standard">
      <style:paragraph-properties fo:line-height="100%" fo:text-align="start" style:justify-single-word="false"/>
      <style:text-properties style:font-name="Fira Code Medium" fo:font-size="6pt" officeooo:paragraph-rsid="001aa2fe" style:font-size-asian="6pt" style:font-size-complex="6pt"/>
    </style:style>
    <style:style style:name="P103" style:family="paragraph" style:parent-style-name="Standard">
      <style:paragraph-properties fo:line-height="100%" fo:text-align="start" style:justify-single-word="false"/>
      <style:text-properties style:font-name="Fira Code Medium" fo:font-size="6pt" officeooo:paragraph-rsid="0032c456" style:font-size-asian="6pt" style:font-size-complex="6pt"/>
    </style:style>
    <style:style style:name="P104" style:family="paragraph" style:parent-style-name="Standard">
      <style:paragraph-properties fo:line-height="100%" fo:text-align="start" style:justify-single-word="false"/>
      <style:text-properties style:font-name="Fira Code Medium" fo:font-size="6pt" officeooo:paragraph-rsid="0030ddec" style:font-size-asian="6pt" style:font-size-complex="6pt"/>
    </style:style>
    <style:style style:name="P105" style:family="paragraph" style:parent-style-name="Standard">
      <style:paragraph-properties fo:text-align="start" style:justify-single-word="false"/>
      <style:text-properties style:font-name="Fira Code Medium" fo:font-size="6pt" style:font-size-asian="6pt" style:font-size-complex="6pt"/>
    </style:style>
    <style:style style:name="P106" style:family="paragraph" style:parent-style-name="Standard">
      <style:paragraph-properties fo:text-align="start" style:justify-single-word="false"/>
      <style:text-properties style:font-name="Fira Code Medium" fo:font-size="6pt" officeooo:paragraph-rsid="00226049" style:font-size-asian="6pt" style:font-size-complex="6pt"/>
    </style:style>
    <style:style style:name="P107" style:family="paragraph" style:parent-style-name="Standard">
      <style:paragraph-properties fo:text-align="start" style:justify-single-word="false"/>
      <style:text-properties style:font-name="Fira Code Medium" fo:font-size="6pt" officeooo:paragraph-rsid="0035fab2" style:font-size-asian="6pt" style:font-size-complex="6pt"/>
    </style:style>
    <style:style style:name="P108" style:family="paragraph" style:parent-style-name="Standard">
      <style:paragraph-properties fo:line-height="100%" fo:text-align="start" style:justify-single-word="false"/>
      <style:text-properties style:font-name="Fira Code Medium" fo:font-size="6pt" fo:font-weight="bold" officeooo:paragraph-rsid="001aa2fe" style:font-size-asian="6pt" style:font-weight-asian="bold" style:font-size-complex="6pt" style:font-weight-complex="bold"/>
    </style:style>
    <style:style style:name="P109" style:family="paragraph" style:parent-style-name="Standard">
      <style:paragraph-properties fo:line-height="100%" fo:text-align="start" style:justify-single-word="false"/>
      <style:text-properties officeooo:paragraph-rsid="001aa2fe"/>
    </style:style>
    <style:style style:name="P110" style:family="paragraph" style:parent-style-name="Standard">
      <style:paragraph-properties fo:line-height="100%" fo:text-align="start" style:justify-single-word="false"/>
      <style:text-properties officeooo:paragraph-rsid="0030ddec"/>
    </style:style>
    <style:style style:name="P111" style:family="paragraph" style:parent-style-name="Standard">
      <style:paragraph-properties fo:line-height="100%" fo:text-align="start" style:justify-single-word="false"/>
      <style:text-properties officeooo:paragraph-rsid="0032c456"/>
    </style:style>
    <style:style style:name="P112" style:family="paragraph" style:parent-style-name="Standard">
      <style:paragraph-properties fo:line-height="100%" fo:text-align="start" style:justify-single-word="false"/>
      <style:text-properties fo:color="#333333" loext:opacity="100%" style:font-name="Fira Code Medium" fo:font-size="6pt" fo:letter-spacing="normal" fo:font-style="normal" fo:font-weight="normal" officeooo:paragraph-rsid="0032c456" style:font-size-asian="6pt" style:font-style-asian="normal" style:font-size-complex="6pt" style:font-style-complex="normal"/>
    </style:style>
    <style:style style:name="P113" style:family="paragraph" style:parent-style-name="Standard">
      <style:paragraph-properties fo:line-height="100%" fo:text-align="start" style:justify-single-word="false"/>
      <style:text-properties fo:color="#333333" loext:opacity="100%" style:font-name="Fira Code Medium" fo:font-size="6pt" fo:letter-spacing="normal" fo:font-style="normal" fo:font-weight="normal" officeooo:paragraph-rsid="001aa2fe" style:font-size-asian="6pt" style:font-style-asian="normal" style:font-size-complex="6pt" style:font-style-complex="normal"/>
    </style:style>
    <style:style style:name="P114" style:family="paragraph" style:parent-style-name="Standard">
      <style:paragraph-properties fo:text-align="start" style:justify-single-word="false"/>
      <style:text-properties fo:color="#00a933" loext:opacity="100%" style:font-name="Fira Code Medium" fo:font-size="6pt" fo:font-weight="normal" officeooo:paragraph-rsid="0021c26e" style:font-size-asian="6pt" style:font-weight-asian="normal" style:font-size-complex="6pt" style:font-weight-complex="normal"/>
    </style:style>
    <style:style style:name="P115" style:family="paragraph" style:parent-style-name="Heading_20_2">
      <style:paragraph-properties fo:margin-top="0cm" fo:margin-bottom="0cm" style:contextual-spacing="false" fo:line-height="100%"/>
      <style:text-properties style:font-name="Fira Code Medium" fo:font-size="6pt" style:font-size-asian="6pt" style:font-size-complex="6pt"/>
    </style:style>
    <style:style style:name="P116" style:family="paragraph" style:parent-style-name="Text_20_body">
      <style:paragraph-properties fo:margin-top="0cm" fo:margin-bottom="0cm" style:contextual-spacing="false" fo:line-height="100%"/>
    </style:style>
    <style:style style:name="P117" style:family="paragraph" style:parent-style-name="Text_20_body">
      <style:paragraph-properties fo:margin-top="0cm" fo:margin-bottom="0cm" style:contextual-spacing="false" fo:line-height="100%"/>
      <style:text-properties officeooo:paragraph-rsid="00446bf7"/>
    </style:style>
    <style:style style:name="P118" style:family="paragraph" style:parent-style-name="Text_20_body">
      <style:paragraph-properties fo:margin-top="0cm" fo:margin-bottom="0cm" style:contextual-spacing="false" fo:line-height="100%"/>
      <style:text-properties officeooo:paragraph-rsid="0046485c"/>
    </style:style>
    <style:style style:name="P119" style:family="paragraph" style:parent-style-name="Text_20_body">
      <style:paragraph-properties fo:margin-top="0cm" fo:margin-bottom="0cm" style:contextual-spacing="false" fo:line-height="100%"/>
      <style:text-properties fo:color="#158466" loext:opacity="100%" style:font-name="Fira Code Medium" fo:font-size="6pt" style:font-size-asian="6pt" style:font-size-complex="6pt"/>
    </style:style>
    <style:style style:name="P120" style:family="paragraph" style:parent-style-name="Text_20_body">
      <style:paragraph-properties fo:line-height="100%"/>
    </style:style>
    <style:style style:name="P121" style:family="paragraph" style:parent-style-name="Text_20_body">
      <style:paragraph-properties fo:margin-top="0cm" fo:margin-bottom="0.046cm" style:contextual-spacing="false" fo:line-height="100%"/>
      <style:text-properties officeooo:paragraph-rsid="0046485c"/>
    </style:style>
    <style:style style:name="P122" style:family="paragraph" style:parent-style-name="Heading_20_1">
      <style:paragraph-properties fo:margin-top="0cm" fo:margin-bottom="0cm" style:contextual-spacing="false" fo:line-height="100%" fo:text-align="center" style:justify-single-word="false"/>
      <style:text-properties style:font-name="Fira Code Medium1" fo:font-size="8pt" style:font-size-asian="8pt" style:font-size-complex="8pt"/>
    </style:style>
    <style:style style:name="P123" style:family="paragraph">
      <style:paragraph-properties fo:margin-top="0cm" fo:margin-bottom="0cm" style:contextual-spacing="false" fo:line-height="100%" fo:text-align="center" style:justify-single-word="false"/>
      <style:text-properties style:font-name="Fira Code Medium1" fo:font-size="6pt" style:font-size-asian="6pt" style:font-name-complex="Fira Code Medium1" style:font-size-complex="6pt"/>
    </style:style>
    <style:style style:name="P124" style:family="paragraph" style:parent-style-name="Heading_20_2">
      <style:paragraph-properties fo:margin-top="0.051cm" fo:margin-bottom="0cm" style:contextual-spacing="false" fo:line-height="100%"/>
      <style:text-properties style:font-name="Fira Code Medium1" fo:font-size="6pt" style:font-size-asian="6pt" style:font-name-complex="Fira Code Medium1" style:font-size-complex="6pt"/>
    </style:style>
    <style:style style:name="P125" style:family="paragraph" style:parent-style-name="Heading_20_2">
      <style:paragraph-properties fo:margin-top="0cm" fo:margin-bottom="0cm" style:contextual-spacing="false"/>
    </style:style>
    <style:style style:name="P126" style:family="paragraph" style:parent-style-name="Heading_20_2">
      <style:paragraph-properties fo:margin-top="0cm" fo:margin-bottom="0cm" style:contextual-spacing="false" fo:line-height="100%"/>
      <style:text-properties style:font-name="Fira Code Medium1" fo:font-size="6pt" style:font-size-asian="6pt" style:font-name-complex="Fira Code Medium1" style:font-size-complex="6pt"/>
    </style:style>
    <style:style style:name="P127" style:family="paragraph">
      <style:paragraph-properties fo:margin-top="0cm" fo:margin-bottom="0cm" style:contextual-spacing="false" fo:line-height="100%"/>
      <style:text-properties style:font-name="Fira Code Medium1" fo:font-size="6pt" style:font-size-asian="6pt" style:font-size-complex="6pt"/>
    </style:style>
    <style:style style:name="P128" style:family="paragraph" style:parent-style-name="Heading_20_5">
      <style:paragraph-properties fo:margin-top="0cm" fo:margin-bottom="0cm" style:contextual-spacing="false" fo:line-height="100%"/>
      <style:text-properties style:font-name="Fira Code Medium1" fo:font-size="6pt" style:font-size-asian="6pt" style:font-size-complex="6pt"/>
    </style:style>
    <style:style style:name="P129" style:family="paragraph" style:parent-style-name="Preformatted_20_Text">
      <style:paragraph-properties fo:line-height="100%"/>
    </style:style>
    <style:style style:name="P130" style:family="paragraph" style:parent-style-name="Preformatted_20_Text">
      <style:paragraph-properties fo:line-height="100%"/>
      <style:text-properties officeooo:paragraph-rsid="005a3d0f"/>
    </style:style>
    <style:style style:name="P131" style:family="paragraph" style:parent-style-name="Preformatted_20_Text">
      <style:paragraph-properties fo:line-height="100%"/>
      <style:text-properties fo:color="#0b5395" loext:opacity="100%" style:font-name="Fira Code Medium" fo:font-size="6pt" fo:font-weight="bold" style:font-size-asian="6pt" style:font-weight-asian="bold" style:font-size-complex="6pt"/>
    </style:style>
    <style:style style:name="P132" style:family="paragraph" style:parent-style-name="Standard">
      <style:paragraph-properties fo:text-align="center" style:justify-single-word="false"/>
      <style:text-properties fo:color="#0b5395" loext:opacity="100%" style:font-name="Fira Code Medium" fo:font-size="6pt" fo:font-weight="bold" officeooo:paragraph-rsid="003874c6" style:font-size-asian="6pt" style:font-weight-asian="bold" style:font-size-complex="6pt"/>
    </style:style>
    <style:style style:name="P133" style:family="paragraph" style:parent-style-name="Standard">
      <style:paragraph-properties fo:line-height="100%"/>
      <style:text-properties style:font-name="Fira Code Medium1" fo:font-size="6pt" style:font-size-asian="6pt" style:font-size-complex="6pt"/>
    </style:style>
    <style:style style:name="P134" style:family="paragraph" style:parent-style-name="Standard">
      <style:paragraph-properties fo:line-height="100%"/>
      <style:text-properties style:font-name="Fira Code Medium1" fo:font-size="6pt" style:font-size-asian="6pt" style:font-name-complex="Fira Code Medium1" style:font-size-complex="6pt"/>
    </style:style>
    <style:style style:name="P135" style:family="paragraph" style:parent-style-name="Standard">
      <style:paragraph-properties fo:text-align="center" style:justify-single-word="false"/>
      <style:text-properties fo:color="#3465a4" loext:opacity="100%" style:font-name="Fira Code Medium" fo:font-size="6pt" fo:font-weight="bold" officeooo:paragraph-rsid="003b3a7c" style:font-size-asian="6pt" style:font-weight-asian="bold" style:font-size-complex="6pt"/>
    </style:style>
    <style:style style:name="P136" style:family="paragraph" style:parent-style-name="Standard">
      <style:paragraph-properties fo:line-height="100%" fo:text-align="start" style:justify-single-word="false"/>
      <style:text-properties fo:color="#3465a4" loext:opacity="100%" style:font-name="Fira Code Medium1" fo:font-size="6pt" fo:font-weight="bold" officeooo:paragraph-rsid="00537bb7" style:font-size-asian="6pt" style:font-weight-asian="bold" style:font-size-complex="6pt"/>
    </style:style>
    <style:style style:name="P137" style:family="paragraph" style:parent-style-name="Text_20_body">
      <style:paragraph-properties fo:margin-top="0cm" fo:margin-bottom="0cm" style:contextual-spacing="false" fo:line-height="100%"/>
      <style:text-properties style:font-name="Fira Code Medium" fo:font-size="6pt" style:font-size-asian="6pt" style:font-size-complex="6pt"/>
    </style:style>
    <style:style style:name="P138" style:family="paragraph" style:parent-style-name="Text_20_body">
      <style:paragraph-properties fo:margin-top="0cm" fo:margin-bottom="0cm" style:contextual-spacing="false" fo:line-height="100%"/>
      <style:text-properties style:font-name="Fira Code Medium" fo:font-size="6pt" officeooo:paragraph-rsid="00446bf7" style:font-size-asian="6pt" style:font-size-complex="6pt"/>
    </style:style>
    <style:style style:name="P139" style:family="paragraph" style:parent-style-name="Text_20_body">
      <style:paragraph-properties fo:margin-top="0cm" fo:margin-bottom="0cm" style:contextual-spacing="false"/>
      <style:text-properties style:font-name="Fira Code Medium" fo:font-size="6pt" style:font-size-asian="6pt" style:font-size-complex="6pt"/>
    </style:style>
    <style:style style:name="P140" style:family="paragraph" style:parent-style-name="Text_20_body">
      <style:paragraph-properties fo:margin-top="0cm" fo:margin-bottom="0cm" style:contextual-spacing="false" fo:line-height="100%"/>
      <style:text-properties style:font-name="Fira Code Medium1" fo:font-size="6pt" style:font-size-asian="6pt" style:font-size-complex="6pt"/>
    </style:style>
    <style:style style:name="P141" style:family="paragraph" style:parent-style-name="Text_20_body">
      <style:paragraph-properties fo:margin-top="0cm" fo:margin-bottom="0cm" style:contextual-spacing="false" fo:line-height="100%"/>
      <style:text-properties style:font-name="Fira Code Medium1" fo:font-size="6pt" style:font-size-asian="6pt" style:font-name-complex="Fira Code Medium1" style:font-size-complex="6pt"/>
    </style:style>
    <style:style style:name="P142" style:family="paragraph" style:parent-style-name="Text_20_body">
      <style:paragraph-properties fo:margin-top="0cm" fo:margin-bottom="0cm" style:contextual-spacing="false" fo:line-height="100%"/>
    </style:style>
    <style:style style:name="P143" style:family="paragraph" style:parent-style-name="Text_20_body">
      <style:paragraph-properties fo:margin-top="0cm" fo:margin-bottom="0cm" style:contextual-spacing="false" fo:line-height="100%"/>
      <style:text-properties officeooo:paragraph-rsid="0057de1c"/>
    </style:style>
    <style:style style:name="P14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Fira Code Medium1" fo:font-size="6pt" fo:font-weight="bold" style:font-size-asian="6pt" style:font-weight-asian="bold" style:font-size-complex="6pt" style:font-weight-complex="bold"/>
    </style:style>
    <style:style style:name="P14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Fira Code Medium" fo:font-size="8pt" fo:font-weight="bold" style:font-size-asian="8pt" style:font-weight-asian="bold" style:font-size-complex="8pt" style:font-weight-complex="bold"/>
    </style:style>
    <style:style style:name="P14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2a6099" loext:opacity="100%" style:font-name="Fira Code Medium" fo:font-size="8pt" fo:language="en" fo:country="US" fo:font-weight="bold" officeooo:rsid="0045ff37" officeooo:paragraph-rsid="0045ff37" style:font-size-asian="8pt" style:font-weight-asian="bold" style:font-size-complex="8pt" style:font-weight-complex="bold"/>
    </style:style>
    <style:style style:name="P147" style:family="paragraph" style:parent-style-name="Text_20_body">
      <style:paragraph-properties fo:line-height="100%"/>
      <style:text-properties style:font-name="Fira Code Medium1" fo:font-size="6pt" style:font-size-asian="6pt" style:font-size-complex="6pt"/>
    </style:style>
    <style:style style:name="P148" style:family="paragraph" style:parent-style-name="Text_20_body">
      <style:paragraph-properties fo:line-height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 style:font-name="Fira Code Medium" fo:font-size="6pt" fo:font-weight="normal" style:font-size-asian="6pt" style:font-weight-asian="normal" style:font-size-complex="6pt" style:font-weight-complex="normal"/>
    </style:style>
    <style:style style:name="T5" style:family="text">
      <style:text-properties fo:color="#000000" loext:opacity="100%" style:font-name="Fira Code Medium" fo:font-size="6pt" fo:font-weight="bold" style:font-size-asian="6pt" style:font-weight-asian="bold" style:font-size-complex="6pt"/>
    </style:style>
    <style:style style:name="T6" style:family="text">
      <style:text-properties fo:color="#000000" loext:opacity="100%" style:font-name="Fira Code Medium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00000" loext:opacity="100%" style:font-name="Fira Code Medium" fo:font-size="6pt" fo:font-weight="bold" fo:background-color="#eeeeee" loext:char-shading-value="0" style:font-size-asian="6pt" style:font-weight-asian="bold" style:font-size-complex="6pt"/>
    </style:style>
    <style:style style:name="T8" style:family="text">
      <style:text-properties fo:color="#9a9a9a" loext:opacity="100%"/>
    </style:style>
    <style:style style:name="T9" style:family="text">
      <style:text-properties fo:color="#9a9a9a" loext:opacity="100%" style:font-name="Fira Code Medium" fo:font-size="6pt" fo:font-weight="bold" style:font-size-asian="6pt" style:font-weight-asian="bold" style:font-size-complex="6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weight-asian="normal" style:font-size-complex="6pt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bold" style:font-weight-asian="bold"/>
    </style:style>
    <style:style style:name="T14" style:family="text">
      <style:text-properties fo:font-variant="normal" fo:text-transform="none" fo:color="#000000" loext:opacity="100%" fo:letter-spacing="normal" fo:font-weight="normal"/>
    </style:style>
    <style:style style:name="T15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16" style:family="text">
      <style:text-properties fo:font-variant="normal" fo:text-transform="none" fo:color="#000000" loext:opacity="100%" fo:letter-spacing="normal" fo:language="en" fo:country="US" fo:font-style="normal" fo:font-weight="normal" officeooo:rsid="0037bc6b"/>
    </style:style>
    <style:style style:name="T17" style:family="text">
      <style:text-properties fo:font-variant="normal" fo:text-transform="none" fo:color="#000000" loext:opacity="100%" style:font-name="Fira Code Medium" fo:font-size="6pt" fo:letter-spacing="normal" fo:font-style="normal" fo:font-weight="normal" fo:background-color="#f5f2f0" loext:char-shading-value="0" style:font-size-asian="6pt" style:font-size-complex="6pt" loext:padding="0cm" loext:border="none"/>
    </style:style>
    <style:style style:name="T18" style:family="text">
      <style:text-properties fo:font-variant="normal" fo:text-transform="none" fo:color="#000000" loext:opacity="100%" style:font-name="Fira Code Medium" fo:font-size="6pt" fo:letter-spacing="normal" fo:font-style="normal" fo:font-weight="normal" fo:background-color="#f5f2f0" loext:char-shading-value="0" style:font-size-asian="6pt" style:font-style-asian="normal" style:font-size-complex="6pt" style:font-style-complex="normal" loext:padding="0cm" loext:border="none"/>
    </style:style>
    <style:style style:name="T19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20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style-asian="normal" style:font-weight-asian="bold" style:font-size-complex="6pt" style:font-style-complex="normal" style:font-weight-complex="bold"/>
    </style:style>
    <style:style style:name="T21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size-complex="6pt"/>
    </style:style>
    <style:style style:name="T22" style:family="text">
      <style:text-properties fo:font-variant="normal" fo:text-transform="none" fo:color="#000000" loext:opacity="100%" style:font-name="Fira Code Medium" fo:font-size="6pt" fo:letter-spacing="normal" fo:font-style="normal" fo:font-weight="normal" style:font-size-asian="6pt" style:font-weight-asian="normal" style:font-size-complex="6pt" style:font-weight-complex="normal"/>
    </style:style>
    <style:style style:name="T23" style:family="text">
      <style:text-properties fo:font-variant="normal" fo:text-transform="none" fo:color="#000000" loext:opacity="100%" style:font-name="Fira Code Medium" fo:font-size="6pt" fo:letter-spacing="normal" fo:font-style="normal" fo:font-weight="normal" fo:background-color="transparent" loext:char-shading-value="0" style:font-size-asian="6pt" style:font-size-complex="6pt" loext:padding="0cm" loext:border="none"/>
    </style:style>
    <style:style style:name="T24" style:family="text">
      <style:text-properties fo:font-variant="normal" fo:text-transform="none" fo:color="#000000" loext:opacity="100%" style:font-name="Fira Code Medium" fo:font-size="6pt" fo:letter-spacing="normal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25" style:family="text">
      <style:text-properties fo:font-variant="normal" fo:text-transform="none" fo:color="#000000" loext:opacity="100%" style:font-name="Fira Code Medium" fo:font-size="6pt" fo:letter-spacing="normal" fo:font-style="normal" fo:font-weight="bold" style:font-size-asian="6pt" style:font-weight-asian="bold" style:font-size-complex="6pt" style:font-weight-complex="bold"/>
    </style:style>
    <style:style style:name="T26" style:family="text">
      <style:text-properties fo:font-variant="normal" fo:text-transform="none" fo:color="#000000" loext:opacity="100%" style:font-name="Fira Code Medium" fo:font-size="6pt" fo:letter-spacing="normal" fo:font-style="normal" fo:font-weight="bold" fo:background-color="transparent" loext:char-shading-value="0" style:font-size-asian="6pt" style:font-weight-asian="bold" style:font-size-complex="6pt" style:font-weight-complex="bold"/>
    </style:style>
    <style:style style:name="T27" style:family="text">
      <style:text-properties fo:font-variant="normal" fo:text-transform="none" fo:color="#000000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28" style:family="text">
      <style:text-properties fo:font-variant="normal" fo:text-transform="none" fo:color="#000000" loext:opacity="100%" style:font-name="Fira Code Medium" fo:font-size="6pt" fo:letter-spacing="normal" fo:font-style="italic" fo:font-weight="normal" style:font-size-asian="6pt" style:font-style-asian="italic" style:font-size-complex="6pt" style:font-style-complex="italic"/>
    </style:style>
    <style:style style:name="T29" style:family="text">
      <style:text-properties fo:font-variant="normal" fo:text-transform="none" fo:color="#000000" loext:opacity="100%" style:font-name="Fira Code Medium" fo:font-size="6pt" fo:letter-spacing="normal" fo:font-style="italic" fo:font-weight="normal" fo:background-color="#f5f2f0" loext:char-shading-value="0" style:font-size-asian="6pt" style:font-style-asian="italic" style:font-size-complex="6pt" style:font-style-complex="italic" loext:padding="0cm" loext:border="none"/>
    </style:style>
    <style:style style:name="T30" style:family="text">
      <style:text-properties fo:font-variant="normal" fo:text-transform="none" fo:color="#000000" loext:opacity="100%" style:font-name="Fira Code Medium" fo:font-size="6pt" fo:letter-spacing="normal" fo:font-style="italic" fo:font-weight="normal" fo:background-color="#eeeeee" loext:char-shading-value="0" style:font-size-asian="6pt" style:font-style-asian="italic" style:font-size-complex="6pt" style:font-style-complex="italic"/>
    </style:style>
    <style:style style:name="T31" style:family="text">
      <style:text-properties fo:font-variant="normal" fo:text-transform="none" fo:color="#000000" loext:opacity="100%" style:font-name="Fira Code Medium" fo:font-size="6pt" fo:letter-spacing="normal" fo:language="en" fo:country="US" fo:font-style="normal" fo:font-weight="bold" officeooo:rsid="0037bc6b" style:font-size-asian="6pt" style:font-weight-asian="bold" style:font-size-complex="6pt" style:font-weight-complex="bold"/>
    </style:style>
    <style:style style:name="T32" style:family="text">
      <style:text-properties fo:font-variant="normal" fo:text-transform="none" fo:color="#000000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33" style:family="text">
      <style:text-properties fo:font-variant="normal" fo:text-transform="none" fo:color="#333333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fo:font-style="normal" fo:font-weight="normal"/>
    </style:style>
    <style:style style:name="T36" style:family="text">
      <style:text-properties fo:font-variant="normal" fo:text-transform="none" fo:color="#158466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style-asian="normal" style:font-size-complex="6pt" style:font-style-complex="normal"/>
    </style:style>
    <style:style style:name="T37" style:family="text">
      <style:text-properties fo:font-variant="normal" fo:text-transform="none" fo:color="#158466" loext:opacity="100%" fo:letter-spacing="normal"/>
    </style:style>
    <style:style style:name="T38" style:family="text">
      <style:text-properties fo:font-variant="normal" fo:text-transform="none" fo:color="#158466" loext:opacity="100%" fo:letter-spacing="normal" fo:font-weight="normal" style:font-weight-asian="normal" style:font-weight-complex="normal"/>
    </style:style>
    <style:style style:name="T39" style:family="text">
      <style:text-properties fo:font-variant="normal" fo:text-transform="none" fo:color="#158466" loext:opacity="100%" style:font-name="Fira Code Medium" fo:font-size="6pt" fo:letter-spacing="normal" fo:font-style="normal" fo:font-weight="normal" fo:background-color="#f5f2f0" loext:char-shading-value="0" style:font-size-asian="6pt" style:font-style-asian="normal" style:font-size-complex="6pt" style:font-style-complex="normal" loext:padding="0cm" loext:border="none"/>
    </style:style>
    <style:style style:name="T40" style:family="text">
      <style:text-properties fo:font-variant="normal" fo:text-transform="none" fo:color="#158466" loext:opacity="100%" style:font-name="Fira Code Medium" fo:font-size="6pt" fo:letter-spacing="normal" fo:font-style="normal" fo:font-weight="normal" fo:background-color="#f5f2f0" loext:char-shading-value="0" style:font-size-asian="6pt" style:font-size-complex="6pt" loext:padding="0cm" loext:border="none"/>
    </style:style>
    <style:style style:name="T41" style:family="text">
      <style:text-properties fo:font-variant="normal" fo:text-transform="none" fo:color="#158466" loext:opacity="100%" style:font-name="Fira Code Medium" fo:font-size="6pt" fo:letter-spacing="normal" fo:font-style="normal" fo:font-weight="normal" fo:background-color="transparent" loext:char-shading-value="0" style:font-size-asian="6pt" style:font-size-complex="6pt" loext:padding="0cm" loext:border="none"/>
    </style:style>
    <style:style style:name="T42" style:family="text">
      <style:text-properties fo:font-variant="normal" fo:text-transform="none" fo:color="#158466" loext:opacity="100%" style:font-name="Fira Code Medium" fo:font-size="6pt" fo:letter-spacing="normal" fo:font-style="normal" fo:font-weight="normal" style:font-size-asian="6pt" style:font-size-complex="6pt"/>
    </style:style>
    <style:style style:name="T43" style:family="text">
      <style:text-properties fo:font-variant="normal" fo:text-transform="none" fo:color="#158466" loext:opacity="10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44" style:family="text">
      <style:text-properties fo:font-variant="normal" fo:text-transform="none" fo:color="#158466" loext:opacity="100%" style:font-name="Fira Code Medium" fo:font-size="6pt" fo:letter-spacing="normal" fo:font-style="italic" fo:font-weight="normal" fo:background-color="#f5f2f0" loext:char-shading-value="0" style:font-size-asian="6pt" style:font-style-asian="italic" style:font-size-complex="6pt" style:font-style-complex="italic" loext:padding="0cm" loext:border="none"/>
    </style:style>
    <style:style style:name="T45" style:family="text">
      <style:text-properties fo:font-variant="normal" fo:text-transform="none" fo:color="#158466" loext:opacity="100%" style:font-name="Fira Code Medium" fo:font-size="6pt" fo:letter-spacing="normal" fo:language="en" fo:country="US" fo:font-style="normal" fo:font-weight="normal" officeooo:rsid="004526f7" fo:background-color="#f5f2f0" loext:char-shading-value="0" style:font-size-asian="6pt" style:font-style-asian="normal" style:font-size-complex="6pt" style:font-style-complex="normal" loext:padding="0cm" loext:border="none"/>
    </style:style>
    <style:style style:name="T46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style-asian="italic" style:font-size-complex="6pt" style:font-style-complex="italic"/>
    </style:style>
    <style:style style:name="T47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style-asian="normal" style:font-size-complex="6pt" style:font-style-complex="normal"/>
    </style:style>
    <style:style style:name="T48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size-complex="6pt"/>
    </style:style>
    <style:style style:name="T49" style:family="text">
      <style:text-properties fo:font-variant="normal" fo:text-transform="none" fo:color="#212121" loext:opacity="100%" style:font-name="Fira Code Medium" fo:font-size="6pt" fo:letter-spacing="normal" fo:font-style="normal" fo:font-weight="normal" style:font-size-asian="6pt" style:font-weight-asian="bold" style:font-size-complex="6pt"/>
    </style:style>
    <style:style style:name="T50" style:family="text">
      <style:text-properties fo:font-variant="normal" fo:text-transform="none" fo:color="#212121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51" style:family="text">
      <style:text-properties fo:font-variant="normal" fo:text-transform="none" fo:color="#212121" loext:opacity="100%" style:font-name="Fira Code Medium" fo:font-size="6pt" fo:letter-spacing="normal" fo:font-style="normal" fo:font-weight="bold" fo:background-color="transparent" loext:char-shading-value="0" style:font-size-asian="6pt" style:font-weight-asian="bold" style:font-size-complex="6pt" style:font-weight-complex="bold"/>
    </style:style>
    <style:style style:name="T52" style:family="text">
      <style:text-properties fo:font-variant="normal" fo:text-transform="none" fo:color="#212121" loext:opacity="100%" style:font-name="Fira Code Medium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53" style:family="text">
      <style:text-properties fo:font-variant="normal" fo:text-transform="none" fo:color="#212121" loext:opacity="100%" style:font-name="Fira Code Medium" fo:font-size="6pt" fo:letter-spacing="normal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4" style:family="text">
      <style:text-properties fo:font-variant="normal" fo:text-transform="none" fo:color="#212121" loext:opacity="100%" style:font-name="Fira Code Medium" fo:font-size="6pt" fo:letter-spacing="normal" fo:font-style="normal" fo:font-weight="bold" style:font-size-asian="6pt" style:font-weight-asian="bold" style:font-size-complex="6pt" style:font-weight-complex="bold"/>
    </style:style>
    <style:style style:name="T55" style:family="text">
      <style:text-properties fo:font-variant="normal" fo:text-transform="none" fo:color="#212121" loext:opacity="100%" style:font-name="Fira Code Medium" fo:font-size="6pt" fo:letter-spacing="normal" fo:font-style="italic" fo:font-weight="normal" style:font-size-asian="6pt" style:font-style-asian="italic" style:font-size-complex="6pt" style:font-style-complex="italic"/>
    </style:style>
    <style:style style:name="T56" style:family="text">
      <style:text-properties fo:font-variant="normal" fo:text-transform="none" fo:color="#212121" loext:opacity="100%" style:font-name="Fira Code Medium" fo:font-size="6pt" fo:letter-spacing="normal" style:font-size-asian="6pt" style:font-size-complex="6pt"/>
    </style:style>
    <style:style style:name="T57" style:family="text">
      <style:text-properties fo:font-variant="normal" fo:text-transform="none" fo:color="#212121" loext:opacity="100%" style:font-name="Fira Code Medium" fo:font-size="6pt" fo:letter-spacing="normal" fo:font-weight="bold" style:font-size-asian="6pt" style:font-weight-asian="bold" style:font-size-complex="6pt"/>
    </style:style>
    <style:style style:name="T58" style:family="text">
      <style:text-properties fo:font-variant="normal" fo:text-transform="none" fo:color="#212121" loext:opacity="100%" style:font-name="Fira Code Medium" fo:font-size="6pt" fo:letter-spacing="normal" fo:language="en" fo:country="US" fo:font-style="normal" fo:font-weight="bold" officeooo:rsid="0037bc6b" fo:background-color="transparent" loext:char-shading-value="0" style:font-size-asian="6pt" style:font-weight-asian="bold" style:font-size-complex="6pt" style:font-weight-complex="bold"/>
    </style:style>
    <style:style style:name="T59" style:family="text">
      <style:text-properties fo:font-variant="normal" fo:text-transform="none" fo:color="#212121" loext:opacity="100%" fo:letter-spacing="normal"/>
    </style:style>
    <style:style style:name="T60" style:family="text">
      <style:text-properties fo:font-variant="normal" fo:text-transform="none" fo:color="#212121" loext:opacity="100%" fo:letter-spacing="normal" fo:font-style="normal" fo:font-weight="normal"/>
    </style:style>
    <style:style style:name="T61" style:family="text">
      <style:text-properties fo:font-variant="normal" fo:text-transform="none" fo:color="#212121" loext:opacity="100%" fo:letter-spacing="normal" fo:font-style="normal" fo:font-weight="normal" style:font-weight-asian="normal"/>
    </style:style>
    <style:style style:name="T62" style:family="text">
      <style:text-properties fo:font-variant="normal" fo:text-transform="none" fo:color="#212121" loext:opacity="100%" fo:letter-spacing="normal" fo:font-style="normal" fo:font-weight="normal" style:font-weight-asian="normal" style:font-weight-complex="normal"/>
    </style:style>
    <style:style style:name="T63" style:family="text">
      <style:text-properties fo:font-variant="normal" fo:text-transform="none" fo:color="#212121" loext:opacity="100%" fo:letter-spacing="normal" fo:font-style="normal" fo:font-weight="normal" style:font-style-asian="normal" style:font-style-complex="normal"/>
    </style:style>
    <style:style style:name="T64" style:family="text">
      <style:text-properties fo:font-variant="normal" fo:text-transform="none" fo:color="#212121" loext:opacity="100%" fo:letter-spacing="normal" fo:font-style="normal" fo:font-weight="normal" style:font-weight-asian="bold"/>
    </style:style>
    <style:style style:name="T65" style:family="text">
      <style:text-properties fo:font-variant="normal" fo:text-transform="none" fo:color="#212121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66" style:family="text">
      <style:text-properties fo:font-variant="normal" fo:text-transform="none" fo:color="#00458b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fo:background-color="#eeeeee" loext:char-shading-value="0" style:font-size-asian="6pt" style:font-size-complex="6pt"/>
    </style:style>
    <style:style style:name="T67" style:family="text">
      <style:text-properties fo:font-variant="normal" fo:text-transform="none" fo:color="#00458b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fo:background-color="#eeeeee" loext:char-shading-value="0" style:font-size-asian="6pt" style:font-weight-asian="bold" style:font-size-complex="6pt"/>
    </style:style>
    <style:style style:name="T68" style:family="text">
      <style:text-properties fo:font-variant="normal" fo:text-transform="none" fo:color="#00458b" loext:opacity="100%" style:text-line-through-style="none" style:text-line-through-type="none" style:font-name="Fira Code Medium" fo:font-size="6pt" fo:letter-spacing="normal" fo:font-style="normal" style:text-underline-style="none" fo:font-weight="normal" style:text-blinking="false" style:font-size-asian="6pt" style:font-size-complex="6pt"/>
    </style:style>
    <style:style style:name="T69" style:family="text">
      <style:text-properties fo:font-variant="normal" fo:text-transform="none" fo:color="#999999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70" style:family="text">
      <style:text-properties fo:font-variant="normal" fo:text-transform="none" fo:color="#999999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71" style:family="text">
      <style:text-properties fo:font-variant="normal" fo:text-transform="none" fo:color="#990055" loext:opacity="100%" style:font-name="Fira Code Medium" fo:font-size="6pt" fo:letter-spacing="normal" fo:font-style="normal" fo:font-weight="bold" fo:background-color="transparent" loext:char-shading-value="0" style:font-size-asian="6pt" style:font-style-asian="italic" style:font-weight-asian="bold" style:font-size-complex="6pt" style:font-style-complex="italic" style:font-weight-complex="bold"/>
    </style:style>
    <style:style style:name="T72" style:family="text">
      <style:text-properties fo:font-variant="normal" fo:text-transform="none" fo:color="#276738" loext:opacity="100%" fo:font-size="6pt" fo:letter-spacing="normal" fo:font-style="normal" fo:font-weight="bold" fo:background-color="transparent" loext:char-shading-value="0" style:font-size-asian="6pt" style:font-style-asian="normal" style:font-weight-asian="bold" style:font-size-complex="6pt" style:font-style-complex="normal" style:font-weight-complex="bold"/>
    </style:style>
    <style:style style:name="T73" style:family="text">
      <style:text-properties fo:font-variant="normal" fo:text-transform="none" fo:color="#3465a4" loext:opacity="100%" fo:letter-spacing="normal" fo:font-style="normal" fo:font-weight="normal"/>
    </style:style>
    <style:style style:name="T74" style:family="text">
      <style:text-properties fo:font-variant="normal" fo:text-transform="none" fo:color="#3465a4" loext:opacity="100%" fo:letter-spacing="normal" fo:font-style="normal" fo:font-weight="normal" officeooo:rsid="004ed713"/>
    </style:style>
    <style:style style:name="T75" style:family="text">
      <style:text-properties fo:font-variant="normal" fo:text-transform="none" fo:color="#3465a4" loext:opacity="100%" fo:letter-spacing="normal" fo:font-style="normal" fo:font-weight="normal" officeooo:rsid="00535e8b"/>
    </style:style>
    <style:style style:name="T76" style:family="text">
      <style:text-properties fo:color="#158466" loext:opacity="100%"/>
    </style:style>
    <style:style style:name="T77" style:family="text">
      <style:text-properties fo:color="#158466" loext:opacity="100%" fo:font-weight="bold" style:font-weight-asian="bold"/>
    </style:style>
    <style:style style:name="T78" style:family="text">
      <style:text-properties fo:color="#158466" loext:opacity="100%" fo:font-weight="bold" style:font-weight-asian="bold" style:font-weight-complex="bold"/>
    </style:style>
    <style:style style:name="T79" style:family="text">
      <style:text-properties fo:color="#158466" loext:opacity="100%" fo:font-weight="bold" style:font-weight-asian="bold" style:font-weight-complex="normal"/>
    </style:style>
    <style:style style:name="T80" style:family="text">
      <style:text-properties fo:color="#158466" loext:opacity="100%" style:font-name="Fira Code Medium"/>
    </style:style>
    <style:style style:name="T81" style:family="text">
      <style:text-properties fo:color="#158466" loext:opacity="100%" style:font-name="Fira Code Medium" fo:font-size="6pt" fo:font-weight="bold" style:font-size-asian="6pt" style:font-weight-asian="bold" style:font-size-complex="6pt"/>
    </style:style>
    <style:style style:name="T82" style:family="text">
      <style:text-properties fo:color="#158466" loext:opacity="100%" style:font-name="Fira Code Medium" fo:font-size="6pt" fo:font-weight="bold" style:font-size-asian="6pt" style:font-weight-asian="bold" style:font-size-complex="6pt" style:font-weight-complex="bold"/>
    </style:style>
    <style:style style:name="T83" style:family="text">
      <style:text-properties fo:color="#158466" loext:opacity="100%" style:font-name="Fira Code Medium" fo:font-size="6pt" style:font-size-asian="6pt" style:font-size-complex="6pt"/>
    </style:style>
    <style:style style:name="T84" style:family="text">
      <style:text-properties fo:color="#158466" loext:opacity="100%" style:font-name="Fira Code Medium" fo:font-size="6pt" fo:language="en" fo:country="US" officeooo:rsid="0046485c" style:font-size-asian="6pt" style:font-size-complex="6pt"/>
    </style:style>
    <style:style style:name="T85" style:family="text">
      <style:text-properties fo:color="#158466" loext:opacity="100%" style:font-name="Fira Code Medium" fo:font-size="6pt" fo:font-weight="normal" style:font-size-asian="6pt" style:font-weight-asian="normal" style:font-size-complex="6pt" style:font-weight-complex="normal"/>
    </style:style>
    <style:style style:name="T86" style:family="text">
      <style:text-properties fo:color="#158466" loext:opacity="100%" fo:font-weight="normal" style:font-weight-asian="normal" style:font-weight-complex="normal"/>
    </style:style>
    <style:style style:name="T87" style:family="text">
      <style:text-properties fo:color="#158466" loext:opacity="100%" style:font-name="Fira Code Medium1" fo:font-size="6pt" style:font-size-asian="6pt" style:font-size-complex="6pt"/>
    </style:style>
    <style:style style:name="T88" style:family="text">
      <style:text-properties fo:color="#158466" loext:opacity="100%" style:font-name="Fira Code Medium1" fo:font-size="6pt" style:font-size-asian="6pt" style:font-name-complex="Fira Code Medium1" style:font-size-complex="6pt"/>
    </style:style>
    <style:style style:name="T89" style:family="text">
      <style:text-properties fo:color="#158466" loext:opacity="100%" style:font-name="Fira Code Medium1" fo:font-size="6pt" fo:language="en" fo:country="US" officeooo:rsid="00541a38" style:font-size-asian="6pt" style:font-size-complex="6pt"/>
    </style:style>
    <style:style style:name="T90" style:family="text">
      <style:text-properties fo:color="#158466" loext:opacity="100%" style:font-name="Fira Code Medium1" fo:font-size="6pt" fo:language="en" fo:country="US" officeooo:rsid="005a4453" style:font-size-asian="6pt" style:font-size-complex="6pt"/>
    </style:style>
    <style:style style:name="T91" style:family="text">
      <style:text-properties fo:font-weight="bold" style:font-weight-asian="bold"/>
    </style:style>
    <style:style style:name="T92" style:family="text">
      <style:text-properties fo:font-weight="bold" officeooo:rsid="001f5f71" style:font-weight-asian="bold"/>
    </style:style>
    <style:style style:name="T93" style:family="text">
      <style:text-properties officeooo:rsid="001d46ea"/>
    </style:style>
    <style:style style:name="T94" style:family="text">
      <style:text-properties fo:font-weight="normal" style:font-weight-asian="normal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color="#212121" loext:opacity="100%" style:font-name="Fira Code Medium" fo:font-size="6pt" fo:letter-spacing="normal" fo:font-weight="normal" style:font-size-asian="6pt" style:font-size-complex="6pt"/>
    </style:style>
    <style:style style:name="T97" style:family="text">
      <style:text-properties style:font-name="Fira Code Medium" fo:font-size="6pt" fo:font-weight="bold" style:font-size-asian="6pt" style:font-weight-asian="bold" style:font-size-complex="6pt" style:font-weight-complex="bold"/>
    </style:style>
    <style:style style:name="T98" style:family="text">
      <style:text-properties style:font-name="Fira Code Medium" fo:font-size="6pt" fo:background-color="#eeeeee" loext:char-shading-value="0" style:font-size-asian="6pt" style:font-size-complex="6pt"/>
    </style:style>
    <style:style style:name="T99" style:family="text">
      <style:text-properties style:font-name="Fira Code Medium" fo:font-size="6pt" style:font-size-asian="6pt" style:font-size-complex="6pt"/>
    </style:style>
    <style:style style:name="T100" style:family="text">
      <style:text-properties style:font-name="Fira Code Medium" fo:font-size="6pt" fo:language="en" fo:country="US" officeooo:rsid="0046485c" style:font-size-asian="6pt" style:font-size-complex="6pt"/>
    </style:style>
    <style:style style:name="T101" style:family="text">
      <style:text-properties style:font-name="Fira Code Medium" fo:font-size="6pt" fo:language="en" fo:country="US" officeooo:rsid="00470d9b" style:font-size-asian="6pt" style:font-size-complex="6pt"/>
    </style:style>
    <style:style style:name="T102" style:family="text">
      <style:text-properties style:font-name="Fira Code Medium" fo:font-size="6pt" fo:language="en" fo:country="US" fo:font-weight="bold" officeooo:rsid="0046485c" style:font-size-asian="6pt" style:font-weight-asian="bold" style:font-size-complex="6pt" style:font-weight-complex="bold"/>
    </style:style>
    <style:style style:name="T103" style:family="text">
      <style:text-properties style:font-name="Fira Code Medium" fo:font-size="6pt" fo:language="en" fo:country="US" fo:font-weight="bold" officeooo:rsid="00470d9b" style:font-size-asian="6pt" style:font-weight-asian="bold" style:font-size-complex="6pt" style:font-weight-complex="bold"/>
    </style:style>
    <style:style style:name="T104" style:family="text">
      <style:text-properties fo:color="#333333" loext:opacity="100%" style:font-name="Fira Code Medium" fo:font-size="6pt" fo:letter-spacing="normal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05" style:family="text">
      <style:text-properties fo:color="#333333" loext:opacity="100%" fo:letter-spacing="normal" fo:font-style="normal" fo:font-weight="normal" style:font-style-asian="normal" style:font-style-complex="normal"/>
    </style:style>
    <style:style style:name="T106" style:family="text">
      <style:text-properties fo:color="#333333" loext:opacity="100%" fo:letter-spacing="normal" fo:language="en" fo:country="US" fo:font-style="normal" fo:font-weight="normal" officeooo:rsid="0030ddec" style:font-style-asian="normal" style:font-style-complex="normal"/>
    </style:style>
    <style:style style:name="T107" style:family="text">
      <style:text-properties fo:font-size="6pt" fo:font-weight="bold" style:font-size-asian="6pt" style:font-weight-asian="bold" style:font-size-complex="6pt" style:font-weight-complex="bold"/>
    </style:style>
    <style:style style:name="T108" style:family="text">
      <style:text-properties fo:language="en" fo:country="US" officeooo:rsid="0046485c"/>
    </style:style>
    <style:style style:name="T109" style:family="text">
      <style:text-properties style:font-name="Fira Code Medium1" fo:font-size="6pt" style:font-size-asian="6pt" style:font-size-complex="6pt"/>
    </style:style>
    <style:style style:name="T110" style:family="text">
      <style:text-properties style:font-name="Fira Code Medium1" fo:font-size="6pt" style:font-size-asian="6pt" style:font-name-complex="Fira Code Medium1" style:font-size-complex="6pt"/>
    </style:style>
    <style:style style:name="T111" style:family="text">
      <style:text-properties fo:color="#ff0000" loext:opacity="100%"/>
    </style:style>
    <style:style style:name="T112" style:family="text">
      <style:text-properties style:use-window-font-color="true" loext:opacity="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Таблица1" table:style-name="Таблица1">
        <table:table-column table:style-name="Таблица1.A"/>
        <table:table-column table:style-name="Таблица1.B"/>
        <table:table-row table:style-name="TableLine345293952">
          <table:table-cell table:style-name="Таблица1.A1" office:value-type="string">
            <text:p text:style-name="P90">Including JavaScript in an HTML Page</text:p>
            <text:p text:style-name="P82">&lt;script type="text/javascript"&gt;</text:p>
            <text:p text:style-name="P82">//JS code goes here</text:p>
            <text:p text:style-name="P82">&lt;/script&gt;</text:p>
            <text:p text:style-name="P30"/>
            <text:p text:style-name="P84">Call an External JavaScript File</text:p>
            <text:p text:style-name="P82">&lt;script src="myscript.js"&gt;&lt;/script&gt;&lt;code&gt;&lt;/code&gt;</text:p>
            <text:p text:style-name="P30"/>
            <text:p text:style-name="P90">Including Comments:</text:p>
            <text:p text:style-name="P90"/>
            <text:p text:style-name="P84">//</text:p>
            <text:p text:style-name="P42">Single line comments</text:p>
            <text:p text:style-name="P84">/* comment here */</text:p>
            <text:p text:style-name="P42">Multi-line comments</text:p>
            <text:p text:style-name="P42"/>
            <text:p text:style-name="P90">Variables</text:p>
            <text:p text:style-name="P90"/>
            <text:p text:style-name="P84">var, const, let</text:p>
            <text:p text:style-name="P84"/>
            <text:p text:style-name="P84">var</text:p>
            <text:p text:style-name="P9"><text:span text:style-name="T35">Самая распространенная переменная. Может быть переназначен, но доступен только внутри функции. Переменные , определенные с помощью var, перемещаются наверх при выполнении кода.</text:span> </text:p>
            <text:p text:style-name="P84">const</text:p>
            <text:p text:style-name="P42"><text:span text:style-name="T35">Они не могут быть переназначены и недоступны до того, как появятся в коде.</text:span> .</text:p>
            <text:p text:style-name="P84">let</text:p>
            <text:p text:style-name="P71">Однако, как и в случае с const, переменная let может быть переназначена, но не объявлена повторно.</text:p>
            <text:p text:style-name="P71"/>
            <text:p text:style-name="P90">Data Types:</text:p>
            <text:p text:style-name="P90"/>
            <text:p text:style-name="P30">var age = 23</text:p>
            <text:p text:style-name="P88">Numbers</text:p>
            <text:p text:style-name="P30">var x</text:p>
            <text:p text:style-name="P88">Variables</text:p>
            <text:p text:style-name="P30">var a = "init"</text:p>
            <text:p text:style-name="P88">Text (strings)</text:p>
            <text:p text:style-name="P30">var b = 1 + 2 + 3</text:p>
            <text:p text:style-name="P88">Operations</text:p>
            <text:p text:style-name="P30">var c = true</text:p>
            <text:p text:style-name="P88">True or false statements</text:p>
            <text:p text:style-name="P30">const PI = 3.14</text:p>
            <text:p text:style-name="P88">Constant numbers</text:p>
            <text:p text:style-name="P30">var name = {firstName:"John", lastName:”Doe"}</text:p>
            <text:p text:style-name="P88">Objects</text:p>
            <text:p text:style-name="P88"/>
            <text:p text:style-name="P90">Objects:</text:p>
            <text:p text:style-name="P90"/>
            <text:p text:style-name="P114">var person = {</text:p>
            <text:p text:style-name="P114"><text:tab/>firstName:"John",</text:p>
            <text:p text:style-name="P114"><text:tab/>lastName:"Doe",</text:p>
            <text:p text:style-name="P114"><text:tab/>age:20,</text:p>
            <text:p text:style-name="P114"><text:tab/>nationality:"German"</text:p>
            <text:p text:style-name="P3">};</text:p>
            <text:p text:style-name="P64">Strings</text:p>
            <text:p text:style-name="P83">var person = "John Doe";</text:p>
            <text:p text:style-name="P47"/>
            <text:p text:style-name="P95">Escape Characters<text:span text:style-name="T93">:</text:span></text:p>
            <text:p text:style-name="P97"/>
            <text:p text:style-name="P101"><text:span text:style-name="T86">\'</text:span><text:span text:style-name="T3"> — </text:span><text:span text:style-name="T14">Одинарная цитата</text:span> </text:p>
            <text:p text:style-name="P101"><text:span text:style-name="T86">\"</text:span><text:span text:style-name="T3"> — </text:span><text:span text:style-name="T14">Двойная цитата</text:span> </text:p>
            <text:p text:style-name="P101"><text:span text:style-name="T86">\\</text:span><text:span text:style-name="T3"> — </text:span><text:span text:style-name="T14">Обратная косая черта</text:span> </text:p>
            <text:p text:style-name="P101"><text:span text:style-name="T86">\b</text:span><text:span text:style-name="T3"> — </text:span><text:span text:style-name="T14">Возврат</text:span> </text:p>
            <text:p text:style-name="P101"><text:span text:style-name="T86">\f</text:span><text:span text:style-name="T3"> — </text:span><text:span text:style-name="T14">Форма подачи</text:span> </text:p>
            <text:p text:style-name="P101"><text:span text:style-name="T86">\n</text:span><text:span text:style-name="T3"> — </text:span><text:span text:style-name="T14">Новая строка</text:span> </text:p>
            <text:p text:style-name="P101"><text:span text:style-name="T86">\r</text:span><text:span text:style-name="T3"> — </text:span><text:span text:style-name="T14">Возврат каретки</text:span> </text:p>
            <text:p text:style-name="P101"><text:span text:style-name="T86">\t</text:span><text:span text:style-name="T3"> — </text:span><text:span text:style-name="T14">Горизонтальный табулятор</text:span> </text:p>
            <text:p text:style-name="P101"><text:span text:style-name="T38">\v</text:span><text:span text:style-name="T15"> — Вертикальный табулятор </text:span></text:p>
            <text:p text:style-name="P69"/>
            <text:p text:style-name="P69"/>
            <text:p text:style-name="P96">Metacharacters:</text:p>
            <text:p text:style-name="P48"/>
            <text:p text:style-name="P48"><text:span text:style-name="T76">.</text:span> <text:s text:c="5"/>— <text:s/>Find a single character, except newline or line terminator</text:p>
            <text:p text:style-name="P48"><text:span text:style-name="T76">\w <text:s text:c="4"/></text:span>— <text:s/>Word character</text:p>
            <text:p text:style-name="P48"><text:span text:style-name="T76">\W</text:span> <text:s text:c="4"/>— <text:s/>Non-word character</text:p>
            <text:p text:style-name="P48"><text:span text:style-name="T76">\d</text:span> <text:s text:c="4"/>— <text:s/>A digit</text:p>
            <text:p text:style-name="P48"><text:span text:style-name="T76">\D</text:span> <text:s text:c="4"/>— <text:s/>A non-digit character</text:p>
            <text:p text:style-name="P48"><text:span text:style-name="T76">\s</text:span> <text:s text:c="4"/>— <text:s/>Whitespace character</text:p>
            <text:p text:style-name="P48"><text:span text:style-name="T76">\S</text:span> <text:s text:c="4"/>— <text:s/>Non-whitespace character</text:p>
            <text:p text:style-name="P48"><text:span text:style-name="T76">\b</text:span> <text:s text:c="4"/>— <text:s/>Find a match at the beginning/end of a word</text:p>
            <text:p text:style-name="P48"><text:span text:style-name="T76">\B</text:span> <text:s text:c="4"/>— <text:s/>A match not at the beginning/end of a word</text:p>
            <text:p text:style-name="P48"><text:span text:style-name="T76">\0</text:span> <text:s text:c="4"/>— <text:s/>NUL character</text:p>
            <text:p text:style-name="P48"><text:span text:style-name="T76">\n</text:span> <text:s text:c="4"/>— <text:s/>A new line character</text:p>
            <text:p text:style-name="P48"><text:span text:style-name="T76">\f</text:span> <text:s text:c="4"/>— <text:s/>Form feed character</text:p>
            <text:p text:style-name="P48"><text:span text:style-name="T76">\r</text:span> <text:s text:c="4"/>— <text:s/>Carriage return character</text:p>
            <text:p text:style-name="P48"><text:span text:style-name="T76">\t</text:span> <text:s text:c="4"/>— <text:s/>Tab character</text:p>
            <text:p text:style-name="P48"><text:span text:style-name="T76">\v</text:span> <text:s text:c="4"/>— <text:s/>Vertical tab character</text:p>
            <text:p text:style-name="P48"><text:span text:style-name="T76">\xxx <text:s text:c="2"/></text:span>— <text:s/>The character specified by an octal number xxx</text:p>
            <text:p text:style-name="P48"><text:span text:style-name="T76">\xdd <text:s text:c="2"/></text:span>— <text:s/>Character specified by a hexadecimal number dd</text:p>
            <text:p text:style-name="P48"><text:span text:style-name="T76">\uxxxx </text:span>— <text:s/>The Unicode character specified by a hexadecimal number xxxx</text:p>
            <text:p text:style-name="P48"/>
            <text:p text:style-name="P96">Quantifiers:</text:p>
            <text:p text:style-name="P96"/>
            <text:p text:style-name="P48"><text:span text:style-name="T76">n+</text:span> <text:s text:c="4"/>— <text:s/>Matches any string that contains at least one n</text:p>
            <text:p text:style-name="P48"><text:span text:style-name="T76">n* <text:s text:c="4"/></text:span>— <text:s/>Any string that contains zero or more occurrences of n</text:p>
            <text:p text:style-name="P48"><text:span text:style-name="T76">n?</text:span> <text:s text:c="4"/>— <text:s/>A string that contains zero or one occurrences of n</text:p>
            <text:p text:style-name="P48"><text:span text:style-name="T76">n{X} <text:s text:c="2"/></text:span>— <text:s/>String that contains a sequence of X n’s</text:p>
            <text:p text:style-name="P48"><text:span text:style-name="T76">n{X,Y}</text:span> — <text:s/>Strings that contains a sequence of X to Y n’s</text:p>
            <text:p text:style-name="P48"><text:span text:style-name="T76">n{X,} <text:s/></text:span>— <text:s/>Matches any string that contains a sequence of at least X n’s</text:p>
            <text:p text:style-name="P48"><text:span text:style-name="T76">n$</text:span> <text:s text:c="4"/>— <text:s/>Any string with n at the end of it</text:p>
            <text:p text:style-name="P48"><text:span text:style-name="T76">^n <text:s text:c="4"/></text:span>— <text:s/>String with n at the beginning of it</text:p>
            <text:p text:style-name="P48"><text:span text:style-name="T76">?=n</text:span> <text:s text:c="3"/>— <text:s/>Any string that is followed by a specific string n</text:p>
            <text:p text:style-name="P48"><text:span text:style-name="T76">?!n <text:s text:c="3"/></text:span>— <text:s/>String that is not followed by a specific string n</text:p>
            <text:p text:style-name="P50"/>
            <text:p text:style-name="P69"/>
            <text:p text:style-name="P69"/>
            <text:p text:style-name="P69"><text:soft-page-break/>Arrays</text:p>
            <text:p text:style-name="P56">var fruit = ["Banana", "Apple", "Pear"];</text:p>
            <text:p text:style-name="P40">Array Methods</text:p>
            <text:p text:style-name="P16">Для добавления/удаления элементов:</text:p>
            <text:p text:style-name="P17"><text:span text:style-name="Source_20_Text"><text:span text:style-name="T39">push (...items)</text:span></text:span><text:span text:style-name="T19"> – добавляет элементы в конец,</text:span></text:p>
            <text:p text:style-name="P20"><text:span text:style-name="Source_20_Text"><text:span text:style-name="T39">pop()</text:span></text:span><text:span text:style-name="T19"> – извлекает элемент с конца,</text:span></text:p>
            <text:p text:style-name="P17"><text:span text:style-name="Source_20_Text"><text:span text:style-name="T39">shift()</text:span></text:span><text:span text:style-name="T19"> – извлекает элемент с начала,</text:span></text:p>
            <text:p text:style-name="P17"><text:span text:style-name="Source_20_Text"><text:span text:style-name="T39">unshift(...items)</text:span></text:span><text:span text:style-name="T19"> – добавляет элементы в начало.</text:span></text:p>
            <text:p text:style-name="P17"><text:span text:style-name="Source_20_Text"><text:span text:style-name="T39">splice(pos, deleteCount, ...items)</text:span></text:span><text:span text:style-name="T19"> – начиная с индекса </text:span><text:span text:style-name="Source_20_Text"><text:span text:style-name="T18">pos</text:span></text:span><text:span text:style-name="T19">, удаляет </text:span><text:span text:style-name="Source_20_Text"><text:span text:style-name="T18">deleteCount</text:span></text:span><text:span text:style-name="T19"> элементов и вставляет </text:span><text:span text:style-name="Source_20_Text"><text:span text:style-name="T18">items</text:span></text:span><text:span text:style-name="T19">.</text:span></text:p>
            <text:p text:style-name="P10"><text:span text:style-name="Source_20_Text"><text:span text:style-name="T32">var</text:span></text:span><text:span text:style-name="Source_20_Text"><text:span text:style-name="T65"> myFish = </text:span></text:span><text:span text:style-name="Source_20_Text"><text:span text:style-name="T70">[</text:span></text:span><text:span text:style-name="Source_20_Text"><text:span text:style-name="T72">'angel'</text:span></text:span><text:span text:style-name="Source_20_Text"><text:span text:style-name="T70">,</text:span></text:span><text:span text:style-name="Source_20_Text"><text:span text:style-name="T65"> </text:span></text:span><text:span text:style-name="Source_20_Text"><text:span text:style-name="T72">'clown'</text:span></text:span><text:span text:style-name="Source_20_Text"><text:span text:style-name="T70">,</text:span></text:span><text:span text:style-name="Source_20_Text"><text:span text:style-name="T65"> </text:span></text:span><text:span text:style-name="Source_20_Text"><text:span text:style-name="T72">'mandarin'</text:span></text:span><text:span text:style-name="Source_20_Text"><text:span text:style-name="T70">,</text:span></text:span><text:span text:style-name="Source_20_Text"><text:span text:style-name="T65"> </text:span></text:span><text:span text:style-name="Source_20_Text"><text:span text:style-name="T72">'sturgeon'</text:span></text:span><text:span text:style-name="Source_20_Text"><text:span text:style-name="T70">];</text:span></text:span></text:p>
            <text:p text:style-name="Preformatted_20_Text"><text:span text:style-name="Source_20_Text"><text:span text:style-name="T107">var removed = myFish.splice(2, 0, 'drum');</text:span></text:span></text:p>
            <text:p text:style-name="Preformatted_20_Text"><text:span text:style-name="Source_20_Text"><text:span text:style-name="T107">// myFish равен ["angel", "clown", "drum", "mandarin", "sturgeon"]</text:span></text:span></text:p>
            <text:p text:style-name="Preformatted_20_Text"><text:span text:style-name="Source_20_Text"><text:span text:style-name="T107">// removed равен [], ничего не удалено</text:span></text:span></text:p>
            <text:p text:style-name="Preformatted_20_Text"><text:span text:style-name="Source_20_Text"><text:span text:style-name="T107">var removed = myFish.splice(3, 1);</text:span></text:span></text:p>
            <text:p text:style-name="Preformatted_20_Text"><text:span text:style-name="Source_20_Text"><text:span text:style-name="T107">// removed равен ["mandarin"]</text:span></text:span></text:p>
            <text:p text:style-name="Preformatted_20_Text"><text:span text:style-name="Source_20_Text"><text:span text:style-name="T107">// myFish равен ["angel", "clown", "drum", "sturgeon"]</text:span></text:span></text:p>
            <text:p text:style-name="P17"><text:span text:style-name="Source_20_Text"><text:span text:style-name="T45">s</text:span></text:span><text:span text:style-name="Source_20_Text"><text:span text:style-name="T39">lice(start, end)</text:span></text:span><text:span text:style-name="T19"> – создаёт новый массив, копируя в него элементы с позиции </text:span><text:span text:style-name="Source_20_Text"><text:span text:style-name="T18">start</text:span></text:span><text:span text:style-name="T19"> до </text:span><text:span text:style-name="Source_20_Text"><text:span text:style-name="T18">end</text:span></text:span><text:span text:style-name="T19"> (не включая </text:span><text:span text:style-name="Source_20_Text"><text:span text:style-name="T18">end</text:span></text:span><text:span text:style-name="T19">).</text:span></text:p>
            <text:p text:style-name="P17"><text:span text:style-name="Source_20_Text"><text:span text:style-name="T39">concat(...items)</text:span></text:span><text:span text:style-name="T19"> – возвращает новый массив: копирует все члены текущего массива и добавляет к нему </text:span><text:span text:style-name="Source_20_Text"><text:span text:style-name="T18">items</text:span></text:span><text:span text:style-name="T19">. Если какой-то из </text:span><text:span text:style-name="Source_20_Text"><text:span text:style-name="T18">items</text:span></text:span><text:span text:style-name="T19"> является массивом, тогда берутся его элементы.</text:span></text:p>
            <text:p text:style-name="P12"/>
            <text:p text:style-name="P4">Для поиска среди элементов:</text:p>
            <text:p text:style-name="P7"><text:span text:style-name="Source_20_Text"><text:span text:style-name="T40">indexOf/lastIndexOf(item, pos)</text:span></text:span><text:span text:style-name="Source_20_Text"><text:span text:style-name="T17"> </text:span></text:span><text:span text:style-name="T21">– </text:span><text:span text:style-name="T28">ищет </text:span><text:span text:style-name="Source_20_Text"><text:span text:style-name="T29">item</text:span></text:span><text:span text:style-name="T28">, начиная с позиции </text:span><text:span text:style-name="Source_20_Text"><text:span text:style-name="T29">pos</text:span></text:span><text:span text:style-name="T28">, и возвращает его индекс или </text:span><text:span text:style-name="Source_20_Text"><text:span text:style-name="T29">-1</text:span></text:span><text:span text:style-name="T28">, если ничего не найдено.</text:span></text:p>
            <text:p text:style-name="P17"><text:span text:style-name="Source_20_Text"><text:span text:style-name="T17"><text:s/></text:span></text:span><text:span text:style-name="Source_20_Text"><text:span text:style-name="T40">includes(value) </text:span></text:span><text:span text:style-name="T21">– </text:span><text:span text:style-name="T46">определяет, содержит ли массив определённый элемент, возвращая в зависимости от этого </text:span><text:span text:style-name="Source_20_Text"><text:span text:style-name="T30">true</text:span></text:span><text:span text:style-name="T55"> </text:span><text:span text:style-name="T46">или </text:span><text:span text:style-name="Source_20_Text"><text:span text:style-name="T30">false</text:span></text:span><text:span text:style-name="T46">.</text:span></text:p>
            <text:p text:style-name="P11">const array1 = [1, 2, 3];<text:line-break/>console.log(array1.includes(2));<text:line-break/>// expected output: true<text:line-break/>const pets = ['cat', 'dog', 'bat'];<text:line-break/>console.log(pets.includes('cat'));<text:line-break/>// expected output: true<text:line-break/>console.log(pets.includes('at'));<text:line-break/>// expected output: false</text:p>
            <text:p text:style-name="P13"/>
            <text:p text:style-name="P17"><text:span text:style-name="Source_20_Text"><text:span text:style-name="T17"><text:s/></text:span></text:span><text:span text:style-name="Source_20_Text"><text:span text:style-name="T40">find/filter(func)</text:span></text:span><text:span text:style-name="T21"> – </text:span><text:span text:style-name="T47">создаёт новый массив со всеми элементами, прошедшими проверку, задаваемую в передаваемой функции.</text:span></text:p>
            <text:p text:style-name="P11">const words = ['spray', 'limit', 'elite', 'exuberant', 'destruction', 'present'];<text:line-break/>const result = words.filter(word =&gt; word.length &gt; 6);<text:line-break/>console.log(result);<text:line-break/>// expected output: Array ["exuberant", "destruction", "present"]</text:p>
            <text:p text:style-name="P13"/>
            <text:p text:style-name="P18"><text:span text:style-name="Source_20_Text"><text:span text:style-name="T17"><text:s/></text:span></text:span><text:span text:style-name="Source_20_Text"><text:span text:style-name="T41">FindIndex </text:span></text:span><text:span text:style-name="Source_20_Text"><text:span text:style-name="T23">–</text:span></text:span><text:span text:style-name="Source_20_Text"><text:span text:style-name="T41"> </text:span></text:span><text:span text:style-name="T28">похож на </text:span><text:span text:style-name="Source_20_Text"><text:span text:style-name="T44">find</text:span></text:span><text:span text:style-name="T28">, но возвращает индекс вместо значения.</text:span></text:p>
            <text:p text:style-name="P14"/>
            <text:p text:style-name="P5">Для перебора элементов:</text:p>
            <text:p text:style-name="P17"><text:span text:style-name="Source_20_Text"><text:span text:style-name="T17"><text:s/></text:span></text:span><text:span text:style-name="Source_20_Text"><text:span text:style-name="T40">forEach(func)</text:span></text:span><text:span text:style-name="T42"> </text:span><text:span text:style-name="T21">– </text:span><text:span text:style-name="T19">вызывает </text:span><text:span text:style-name="Source_20_Text"><text:span text:style-name="T18">func</text:span></text:span><text:span text:style-name="T19"> для каждого элемента. Ничего не возвращает.</text:span></text:p>
            <text:p text:style-name="P11">const array1 = ['a', 'b', 'c'];<text:line-break/>array1.forEach(element =&gt; console.log(element));<text:line-break/>// expected output: "a"<text:line-break/>// expected output: "b"<text:line-break/>// expected output: "c"</text:p>
            <text:p text:style-name="P12"/>
            <text:p text:style-name="P5">Для преобразования массива:</text:p>
            <text:p text:style-name="P17"><text:span text:style-name="Source_20_Text"><text:span text:style-name="T40">map(func)</text:span></text:span><text:span text:style-name="T21"> – </text:span><text:span text:style-name="T19">создаёт новый массив из результатов вызова </text:span><text:span text:style-name="Source_20_Text"><text:span text:style-name="T18">func</text:span></text:span><text:span text:style-name="T19"> для каждого элемента.</text:span></text:p>
            <text:p text:style-name="P10"><text:span text:style-name="Source_20_Text"><text:span text:style-name="T27">var</text:span></text:span><text:span text:style-name="Source_20_Text"><text:span text:style-name="T50"> numbers = </text:span></text:span><text:span text:style-name="Source_20_Text"><text:span text:style-name="T69">[</text:span></text:span><text:span text:style-name="Source_20_Text"><text:span text:style-name="T71">1</text:span></text:span><text:span text:style-name="Source_20_Text"><text:span text:style-name="T69">,</text:span></text:span><text:span text:style-name="Source_20_Text"><text:span text:style-name="T50"> </text:span></text:span><text:span text:style-name="Source_20_Text"><text:span text:style-name="T71">4</text:span></text:span><text:span text:style-name="Source_20_Text"><text:span text:style-name="T69">,</text:span></text:span><text:span text:style-name="Source_20_Text"><text:span text:style-name="T50"> </text:span></text:span><text:span text:style-name="Source_20_Text"><text:span text:style-name="T71">9</text:span></text:span><text:span text:style-name="Source_20_Text"><text:span text:style-name="T69">];</text:span></text:span></text:p>
            <text:p text:style-name="Preformatted_20_Text"><text:span text:style-name="Source_20_Text"><text:span text:style-name="T97">var doubles = numbers.map(function(num) {</text:span></text:span></text:p>
            <text:p text:style-name="Preformatted_20_Text"><text:span text:style-name="Source_20_Text"><text:span text:style-name="T97"><text:s text:c="2"/>return num * 2;</text:span></text:span></text:p>
            <text:p text:style-name="Preformatted_20_Text"><text:span text:style-name="Source_20_Text"><text:span text:style-name="T97">});</text:span></text:span></text:p>
            <text:p text:style-name="Preformatted_20_Text"><text:span text:style-name="Source_20_Text"><text:span text:style-name="T97">// теперь doubles равен [2, 8, 18], а numbers всё ещё равен [1, 4, 9]</text:span></text:span></text:p>
            <text:p text:style-name="P15"/>
            <text:p text:style-name="P17"><text:span text:style-name="Source_20_Text"><text:span text:style-name="T40">sort(func)</text:span></text:span><text:span text:style-name="T21"> – </text:span><text:span text:style-name="T19">сортирует массив «на месте», а потом возвращает его.</text:span></text:p>
            <text:p text:style-name="P10"><text:span text:style-name="Source_20_Text"><text:span text:style-name="T32">var</text:span></text:span><text:span text:style-name="Source_20_Text"><text:span text:style-name="T65"> fruit = </text:span></text:span><text:span text:style-name="Source_20_Text"><text:span text:style-name="T70">[</text:span></text:span><text:span text:style-name="Source_20_Text"><text:span text:style-name="T72">'арбузы'</text:span></text:span><text:span text:style-name="Source_20_Text"><text:span text:style-name="T70">,</text:span></text:span><text:span text:style-name="Source_20_Text"><text:span text:style-name="T65"> </text:span></text:span><text:span text:style-name="Source_20_Text"><text:span text:style-name="T72">'бананы'</text:span></text:span><text:span text:style-name="Source_20_Text"><text:span text:style-name="T70">,</text:span></text:span><text:span text:style-name="Source_20_Text"><text:span text:style-name="T65"> </text:span></text:span><text:span text:style-name="Source_20_Text"><text:span text:style-name="T72">'Вишня'</text:span></text:span><text:span text:style-name="Source_20_Text"><text:span text:style-name="T70">];</text:span></text:span></text:p>
            <text:p text:style-name="Preformatted_20_Text"><text:span text:style-name="Source_20_Text"><text:span text:style-name="T97">fruit.sort(); // ['Вишня', 'арбузы', 'бананы']</text:span></text:span></text:p>
            <text:p text:style-name="Preformatted_20_Text"><text:span text:style-name="Source_20_Text"><text:span text:style-name="T97">var scores = [1, 2, 10, 21];</text:span></text:span></text:p>
            <text:p text:style-name="Preformatted_20_Text"><text:span text:style-name="Source_20_Text"><text:span text:style-name="T97">scores.sort(); // [1, 10, 2, 21]</text:span></text:span></text:p>
            <text:p text:style-name="Preformatted_20_Text"><text:span text:style-name="Source_20_Text"><text:span text:style-name="T97">var things = ['слово', 'Слово', '1 Слово', '2 Слова'];</text:span></text:span></text:p>
            <text:p text:style-name="Preformatted_20_Text"><text:span text:style-name="Source_20_Text"><text:span text:style-name="T97">things.sort(); // ['1 Слово', '2 Слова', 'Слово', 'слово']</text:span></text:span></text:p>
            <text:p text:style-name="Preformatted_20_Text"><text:span text:style-name="Source_20_Text"><text:span text:style-name="T97">// В Unicode, числа находятся перед буквами в верхнем регистре,</text:span></text:span></text:p>
            <text:p text:style-name="Preformatted_20_Text"><text:span text:style-name="Source_20_Text"><text:span text:style-name="T97">// а те, в свою очередь, перед буквами в нижнем регистре.</text:span></text:span></text:p>
            <text:p text:style-name="Preformatted_20_Text"><text:span text:style-name="Source_20_Text"><text:span text:style-name="T20"/></text:span></text:p>
            <text:p text:style-name="P17"><text:span text:style-name="Source_20_Text"><text:span text:style-name="T39">reverse()</text:span></text:span><text:span text:style-name="T19"> – «на месте» меняет порядок следования элементов на противоположный и возвращает изменённый массив.</text:span></text:p>
            <text:p text:style-name="P17"><text:span text:style-name="Source_20_Text"><text:span text:style-name="T39">split/join</text:span></text:span><text:span text:style-name="T19"> – преобразует строку в массив и обратно.</text:span></text:p>
            <text:p text:style-name="P17"><text:span text:style-name="Source_20_Text"><text:span text:style-name="T39">reduce(func, initial)</text:span></text:span><text:span text:style-name="T19"> – вычисляет одно значение на основе всего массива, вызывая </text:span><text:span text:style-name="Source_20_Text"><text:span text:style-name="T18">func</text:span></text:span><text:span text:style-name="T19"> для каждого элемента и передавая промежуточный результат между вызовами.</text:span></text:p>
            <text:p text:style-name="P11">const array1 = [1, 2, 3, 4];<text:line-break/>const reducer = (accumulator, currentValue) =&gt; accumulator + currentValue;<text:line-break/>// 1 + 2 + 3 + 4<text:line-break/>console.log(array1.reduce(reducer));<text:line-break/>// expected output: 10<text:line-break/>// 5 + 1 + 2 + 3 + 4<text:line-break/>console.log(array1.reduce(reducer, 5));<text:line-break/>// expected output: 15</text:p>
            <text:p text:style-name="P11"/>
            <text:p text:style-name="P6">Дополнительно:</text:p>
            <text:p text:style-name="P19"><text:span text:style-name="Source_20_Text"><text:span text:style-name="T18"><text:s/></text:span></text:span><text:span text:style-name="Source_20_Text"><text:span text:style-name="T39">Array.isArray(arr)</text:span></text:span><text:span text:style-name="T19"> – проверяет, является ли </text:span><text:span text:style-name="Source_20_Text"><text:span text:style-name="T18">arr</text:span></text:span><text:span text:style-name="T19"> массивом. Обратите внимание, что методы </text:span><text:span text:style-name="Source_20_Text"><text:span text:style-name="T18">sort</text:span></text:span><text:span text:style-name="T19">, </text:span><text:span text:style-name="Source_20_Text"><text:span text:style-name="T18">reverse</text:span></text:span><text:span text:style-name="T19"> и </text:span><text:span text:style-name="Source_20_Text"><text:span text:style-name="T18">splice</text:span></text:span><text:span text:style-name="T19"> изменяют исходный массив. Изученных нами методов достаточно в 99% случаев, но существуют и другие.</text:span></text:p>
            <text:p text:style-name="P7"><text:span text:style-name="T36"><text:s/>arr.some(fn)</text:span><text:span text:style-name="T43">/</text:span><text:a xlink:type="simple" xlink:href="https://developer.mozilla.org/ru/docs/Web/JavaScript/Reference/Global_Objects/Array/every" text:style-name="Internet_20_link" text:visited-style-name="Visited_20_Internet_20_Link"><text:span text:style-name="T36">arr.every(fn)</text:span></text:a><text:span text:style-name="T19"> – проверяет массив. Функция </text:span><text:span text:style-name="Source_20_Text"><text:span text:style-name="T18">fn</text:span></text:span><text:span text:style-name="T19"> вызывается для каждого элемента массива аналогично </text:span><text:span text:style-name="Source_20_Text"><text:span text:style-name="T18">map</text:span></text:span><text:span text:style-name="T19">. Если какие-либо/все результаты вызовов являются </text:span><text:span text:style-name="Source_20_Text"><text:span text:style-name="T18">true</text:span></text:span><text:span text:style-name="T19">, то метод возвращает </text:span><text:span text:style-name="Source_20_Text"><text:span text:style-name="T18">true</text:span></text:span><text:span text:style-name="T19">, иначе </text:span><text:span text:style-name="Source_20_Text"><text:span text:style-name="T18">false</text:span></text:span><text:span text:style-name="T19">.</text:span></text:p>
            <text:p text:style-name="P7"><text:span text:style-name="T36">arr.fill(value, start, end)</text:span><text:span text:style-name="T19"> – заполняет массив повторяющимися </text:span><text:span text:style-name="Source_20_Text"><text:span text:style-name="T18">value</text:span></text:span><text:span text:style-name="T19">, начиная с индекса </text:span><text:span text:style-name="Source_20_Text"><text:span text:style-name="T18">start</text:span></text:span><text:span text:style-name="T19"> до </text:span><text:span text:style-name="Source_20_Text"><text:span text:style-name="T18">end</text:span></text:span><text:span text:style-name="T19">. <text:s text:c="2"/></text:span></text:p>
            <text:p text:style-name="P8"><text:span text:style-name="T36">arr.copyWithin(target, start, end)</text:span><text:span text:style-name="T19"> – копирует свои элементы, начиная со </text:span><text:span text:style-name="Source_20_Text"><text:span text:style-name="T18">start</text:span></text:span><text:span text:style-name="T19"> и заканчивая </text:span><text:span text:style-name="Source_20_Text"><text:span text:style-name="T18">end</text:span></text:span><text:span text:style-name="T19">, в </text:span><text:span text:style-name="Emphasis"><text:span text:style-name="T19">собственную</text:span></text:span><text:span text:style-name="T19"> позицию </text:span><text:span text:style-name="Source_20_Text"><text:span text:style-name="T18">target</text:span></text:span><text:span text:style-name="T19"> (перезаписывает существующие).</text:span></text:p>
            <text:p text:style-name="P146"><text:soft-page-break/>Use strick</text:p>
            <text:p text:style-name="P120"><text:span text:style-name="Source_20_Text"><text:span text:style-name="T99">"use strict"; (перевод: «использовать строгий») - это установка, которая заставляет код обрабатываться в </text:span></text:span><text:span text:style-name="Source_20_Text"><text:span text:style-name="Emphasis"><text:span text:style-name="T99">строгом режиме</text:span></text:span></text:span><text:span text:style-name="Source_20_Text"><text:span text:style-name="T99">. Без этой установки код обрабатывается в </text:span></text:span><text:span text:style-name="Source_20_Text"><text:span text:style-name="Emphasis"><text:span text:style-name="T99">неограниченном режиме</text:span></text:span></text:span><text:span text:style-name="Source_20_Text"><text:span text:style-name="T99">.</text:span></text:span></text:p>
            <text:p text:style-name="P116"><text:span text:style-name="T99">Строгий режим был введён в ECMAScript 5, и старые браузеры (</text:span><text:a xlink:type="simple" xlink:href="http://caniuse.com/#feat=use-strict" text:style-name="Internet_20_link" text:visited-style-name="Visited_20_Internet_20_Link"><text:span text:style-name="T99">IE9 и младше</text:span></text:a><text:span text:style-name="T99">) его не поддерживают. То есть, не обращают внимания на установку по умолчанию и всё обрабатывается в неограниченном режиме.</text:span></text:p>
            <text:h text:style-name="P125" text:outline-level="2"><text:span text:style-name="T99">Зачем использовать </text:span><text:span text:style-name="Source_20_Text"><text:span text:style-name="T99">"use strict";</text:span></text:span><text:span text:style-name="T99">?</text:span></text:h>
            <text:p text:style-name="P137">В строгом режиме:</text:p>
            <text:p text:style-name="P139">- некоторые ошибки можно найти быстрее,</text:p>
            <text:p text:style-name="P139"><text:span text:style-name="T108">- </text:span>более опасные и не полезные черты JavaScript либо запрещены, либо приводят к ошибке.</text:p>
            <text:h text:style-name="P125" text:outline-level="2"><text:span text:style-name="T99">Как использовать </text:span><text:span text:style-name="Source_20_Text"><text:span text:style-name="T99">"use strict";</text:span></text:span><text:span text:style-name="T99">?</text:span></text:h>
            <text:p text:style-name="P116"><text:span text:style-name="T99">Чтобы включить строгий режим в целом скрипте, надо поставить установку </text:span><text:span text:style-name="Source_20_Text"><text:span text:style-name="T99">"use strict";</text:span></text:span><text:span text:style-name="T99"> или </text:span><text:span text:style-name="Source_20_Text"><text:span text:style-name="T99">'use strict';</text:span></text:span><text:span text:style-name="T99"> в начало скрипта.</text:span></text:p>
            <text:p text:style-name="P21"><text:span text:style-name="Source_20_Text"><text:span text:style-name="T83">"use strict";</text:span></text:span></text:p>
            <text:p text:style-name="P21"><text:span text:style-name="Source_20_Text"><text:span text:style-name="T83">// код здесь обрабатывается в строгом режиме</text:span></text:span></text:p>
            <text:p text:style-name="P119">Чтобы включить строгий режим в функции, надо поставить установку в начало кода функции.</text:p>
            <text:p text:style-name="P21"><text:span text:style-name="Source_20_Text"><text:span text:style-name="T83">// код здесь обрабатывается в неограниченном режиме</text:span></text:span></text:p>
            <text:p text:style-name="P21"><text:span text:style-name="Source_20_Text"><text:span text:style-name="T83">function f() {</text:span></text:span></text:p>
            <text:p text:style-name="P21"><text:span text:style-name="Source_20_Text"><text:span text:style-name="T83"><text:s text:c="2"/>"use strict";</text:span></text:span></text:p>
            <text:p text:style-name="P21"><text:span text:style-name="Source_20_Text"><text:span text:style-name="T83"><text:s text:c="2"/>// код здесь обрабатывается в строгом режиме</text:span></text:span></text:p>
            <text:p text:style-name="P21"><text:span text:style-name="Source_20_Text"><text:span text:style-name="T83">}</text:span></text:span></text:p>
            <text:p text:style-name="P21"><text:span text:style-name="Source_20_Text"><text:span text:style-name="T83">// код здесь обрабатывается в неограниченном режиме</text:span></text:span></text:p>
            <text:h text:style-name="P115" text:outline-level="2">В чём различие между строгим режимом и неограниченным режимом?</text:h>
            <text:p text:style-name="P145">В строгом режиме:</text:p>
            <text:p text:style-name="P116"><text:span text:style-name="Strong_20_Emphasis"><text:span text:style-name="T100">=&gt; </text:span></text:span><text:span text:style-name="Strong_20_Emphasis"><text:span text:style-name="T99">нельзя присваивать значение в неопределённую переменную</text:span></text:span><text:span text:style-name="T99"> (спецификация </text:span><text:a xlink:type="simple" xlink:href="http://es5.javascript.ru/x11.html#x11.13.1" text:style-name="Internet_20_link" text:visited-style-name="Visited_20_Internet_20_Link"><text:span text:style-name="T99">§11.13.1</text:span></text:a><text:span text:style-name="T99">). </text:span><text:span text:style-name="T97">В неограниченном режиме создается глобальная переменная.</text:span></text:p>
            <text:p text:style-name="P21"><text:span text:style-name="Source_20_Text"><text:span text:style-name="T84">(</text:span></text:span><text:span text:style-name="Source_20_Text"><text:span text:style-name="T83">function() {</text:span></text:span></text:p>
            <text:p text:style-name="P21"><text:span text:style-name="Source_20_Text"><text:span text:style-name="T83"><text:s text:c="2"/>"use strict";</text:span></text:span></text:p>
            <text:p text:style-name="P21"><text:span text:style-name="Source_20_Text"><text:span text:style-name="T83"><text:s text:c="2"/>x = 5; // ReferenceError: x is not defined</text:span></text:span></text:p>
            <text:p text:style-name="P21"><text:span text:style-name="Source_20_Text"><text:span text:style-name="T83">})(); </text:span></text:span></text:p>
            <text:p text:style-name="P21"><text:span text:style-name="Source_20_Text"><text:span text:style-name="T83">x = 5; // Создает глобальную переменную x</text:span></text:span></text:p>
            <text:p text:style-name="P119">Также нельзя присваивать значение в свойство данных только для чтения.</text:p>
            <text:p text:style-name="P21"><text:span text:style-name="Source_20_Text"><text:span text:style-name="T83">(function() {</text:span></text:span></text:p>
            <text:p text:style-name="P21"><text:span text:style-name="Source_20_Text"><text:span text:style-name="T83"><text:s text:c="2"/>"use strict";</text:span></text:span></text:p>
            <text:p text:style-name="P21"><text:span text:style-name="Source_20_Text"><text:span text:style-name="T83"><text:s text:c="2"/>window.undefined = 5; // TypeError: Cannot assign to read only</text:span></text:span></text:p>
            <text:p text:style-name="P21"><text:span text:style-name="Source_20_Text"><text:span text:style-name="T83">})(); <text:s text:c="18"/>// property 'undefined' of [object Object]</text:span></text:span></text:p>
            <text:p text:style-name="Preformatted_20_Text"/>
            <text:p text:style-name="P21"><text:span text:style-name="Source_20_Text"><text:span text:style-name="T83">window.undefined = 5; // Ничего не делает</text:span></text:span></text:p>
            <text:p text:style-name="P116"><text:span text:style-name="Strong_20_Emphasis"><text:span text:style-name="T100">=&gt; </text:span></text:span><text:span text:style-name="Strong_20_Emphasis"><text:span text:style-name="T99">нельзя использовать инструкцию </text:span></text:span><text:span text:style-name="Strong_20_Emphasis"><text:span text:style-name="Source_20_Text"><text:span text:style-name="T99">with</text:span></text:span></text:span><text:span text:style-name="T99"> (спецификация </text:span><text:a xlink:type="simple" xlink:href="http://es5.javascript.ru/x12.html#x12.10" text:style-name="Internet_20_link" text:visited-style-name="Visited_20_Internet_20_Link"><text:span text:style-name="T99">§12.10</text:span></text:a><text:span text:style-name="T99">).</text:span></text:p>
            <text:p text:style-name="P21"><text:span text:style-name="Source_20_Text"><text:span text:style-name="T83">function() {</text:span></text:span></text:p>
            <text:p text:style-name="P21"><text:span text:style-name="Source_20_Text"><text:span text:style-name="T83"><text:s text:c="2"/>"use strict";</text:span></text:span></text:p>
            <text:p text:style-name="P21"><text:span text:style-name="Source_20_Text"><text:span text:style-name="T83"><text:s text:c="2"/>with(Object) {} // SyntaxError: Strict mode code may not include a with statement</text:span></text:span></text:p>
            <text:p text:style-name="P21"><text:span text:style-name="Source_20_Text"><text:span text:style-name="T83">})();</text:span></text:span></text:p>
            <text:p text:style-name="P116"><text:span text:style-name="Strong_20_Emphasis"><text:span text:style-name="T100">=&gt; </text:span></text:span><text:span text:style-name="Strong_20_Emphasis"><text:span text:style-name="T99">в ES5 нельзя определить повторные свойства в литерале объекта</text:span></text:span><text:span text:style-name="T99"> (спецификация </text:span><text:a xlink:type="simple" xlink:href="http://es5.javascript.ru/x11.html#x11.1.5" text:style-name="Internet_20_link" text:visited-style-name="Visited_20_Internet_20_Link"><text:span text:style-name="T99">§11.1.5</text:span></text:a><text:span text:style-name="T99">).</text:span></text:p>
            <text:p text:style-name="P21"><text:span text:style-name="Source_20_Text"><text:span text:style-name="T84">(</text:span></text:span><text:span text:style-name="Source_20_Text"><text:span text:style-name="T83">function() {</text:span></text:span></text:p>
            <text:p text:style-name="P21"><text:span text:style-name="Source_20_Text"><text:span text:style-name="T83"><text:s text:c="2"/>"use strict";</text:span></text:span></text:p>
            <text:p text:style-name="P21"><text:span text:style-name="Source_20_Text"><text:span text:style-name="T83"><text:s text:c="2"/>var x = {</text:span></text:span></text:p>
            <text:p text:style-name="P21"><text:span text:style-name="Source_20_Text"><text:span text:style-name="T83"><text:s text:c="4"/>a: 1,</text:span></text:span></text:p>
            <text:p text:style-name="P21"><text:span text:style-name="Source_20_Text"><text:span text:style-name="T83"><text:s text:c="4"/>a: 2</text:span></text:span></text:p>
            <text:p text:style-name="P21"><text:span text:style-name="Source_20_Text"><text:span text:style-name="T83"><text:s text:c="2"/>}; <text:s/>// SyntaxError: Duplicate data property in object literal </text:span></text:span></text:p>
            <text:p text:style-name="P21"><text:span text:style-name="Source_20_Text"><text:span text:style-name="T83">})(); // not allowed in strict mode</text:span></text:span></text:p>
            <text:p text:style-name="P21"><text:span text:style-name="Source_20_Text"><text:span text:style-name="T83">var x = {</text:span></text:span></text:p>
            <text:p text:style-name="P21"><text:span text:style-name="Source_20_Text"><text:span text:style-name="T83"><text:s text:c="2"/>a: 1,</text:span></text:span></text:p>
            <text:p text:style-name="P21"><text:span text:style-name="Source_20_Text"><text:span text:style-name="T83"><text:s text:c="2"/>a: 2</text:span></text:span></text:p>
            <text:p text:style-name="P21"><text:span text:style-name="Source_20_Text"><text:span text:style-name="T83">}; // x равно {a: 2} </text:span></text:span></text:p>
            <text:p text:style-name="P116"><text:span text:style-name="Strong_20_Emphasis"><text:span text:style-name="T100">=&gt; </text:span></text:span><text:span text:style-name="Strong_20_Emphasis"><text:span text:style-name="T99">нельзя определить повторные формальные параметры функции</text:span></text:span><text:span text:style-name="T99"> (спецификация </text:span><text:a xlink:type="simple" xlink:href="http://es5.javascript.ru/x13.html#x13.1" text:style-name="Internet_20_link" text:visited-style-name="Visited_20_Internet_20_Link"><text:span text:style-name="T99">§13.1</text:span></text:a><text:span text:style-name="T99">, </text:span><text:a xlink:type="simple" xlink:href="http://es5.javascript.ru/x15.3.html#x15.3.2" text:style-name="Internet_20_link" text:visited-style-name="Visited_20_Internet_20_Link"><text:span text:style-name="T99">§15.3.2</text:span></text:a><text:span text:style-name="T99">).</text:span></text:p>
            <text:p text:style-name="P21"><text:span text:style-name="Source_20_Text"><text:span text:style-name="T83">function f(a, a) {</text:span></text:span></text:p>
            <text:p text:style-name="P21"><text:span text:style-name="Source_20_Text"><text:span text:style-name="T83"><text:s text:c="2"/>"use strict";</text:span></text:span></text:p>
            <text:p text:style-name="P21"><text:span text:style-name="Source_20_Text"><text:span text:style-name="T83">} // SyntaxError: Strict mode function may not have duplicate parameter names</text:span></text:span></text:p>
            <text:p text:style-name="P21"><text:span text:style-name="Source_20_Text"><text:span text:style-name="T83">function f(a, a) {</text:span></text:span></text:p>
            <text:p text:style-name="P21"><text:span text:style-name="Source_20_Text"><text:span text:style-name="T83"><text:s text:c="2"/>return a;</text:span></text:span></text:p>
            <text:p text:style-name="P21"><text:span text:style-name="Source_20_Text"><text:span text:style-name="T83">}</text:span></text:span></text:p>
            <text:p text:style-name="P21"><text:span text:style-name="Source_20_Text"><text:span text:style-name="T83">f(1,2); // возвращает 2</text:span></text:span></text:p>
            <text:p text:style-name="P116"><text:span text:style-name="Strong_20_Emphasis"><text:span text:style-name="T100">=&gt; </text:span></text:span><text:span text:style-name="Strong_20_Emphasis"><text:span text:style-name="T99">изменения объекта </text:span></text:span><text:span text:style-name="Strong_20_Emphasis"><text:span text:style-name="Source_20_Text"><text:span text:style-name="T99">arguments</text:span></text:span></text:span><text:span text:style-name="Strong_20_Emphasis"><text:span text:style-name="T99"> не изменяют аргументы</text:span></text:span><text:span text:style-name="T99"> (спецификация </text:span><text:a xlink:type="simple" xlink:href="http://es5.javascript.ru/x10.html#x10.6" text:style-name="Internet_20_link" text:visited-style-name="Visited_20_Internet_20_Link"><text:span text:style-name="T99">§10.6</text:span></text:a><text:span text:style-name="T99">).</text:span></text:p>
            <text:p text:style-name="P21"><text:span text:style-name="Source_20_Text"><text:span text:style-name="T83">function f(x) {</text:span></text:span></text:p>
            <text:p text:style-name="P21"><text:span text:style-name="Source_20_Text"><text:span text:style-name="T83"><text:s text:c="2"/>"use strict";</text:span></text:span></text:p>
            <text:p text:style-name="P21"><text:span text:style-name="Source_20_Text"><text:span text:style-name="T83"><text:s text:c="2"/>arguments[0] = 5;</text:span></text:span></text:p>
            <text:p text:style-name="P21"><text:span text:style-name="Source_20_Text"><text:span text:style-name="T83"><text:s text:c="2"/>return x;</text:span></text:span></text:p>
            <text:p text:style-name="P21"><text:span text:style-name="Source_20_Text"><text:span text:style-name="T83">}</text:span></text:span></text:p>
            <text:p text:style-name="P21"><text:span text:style-name="Source_20_Text"><text:span text:style-name="T83">f(10); // возвращает 10</text:span></text:span></text:p>
            <text:p text:style-name="P21"><text:span text:style-name="Source_20_Text"><text:span text:style-name="T83">function f(x) {</text:span></text:span></text:p>
            <text:p text:style-name="P21"><text:span text:style-name="Source_20_Text"><text:span text:style-name="T83"><text:s text:c="2"/>arguments[0] = 5;</text:span></text:span></text:p>
            <text:p text:style-name="P21"><text:span text:style-name="Source_20_Text"><text:span text:style-name="T83"><text:s text:c="2"/>return x;</text:span></text:span></text:p>
            <text:p text:style-name="P21"><text:span text:style-name="Source_20_Text"><text:span text:style-name="T83">}</text:span></text:span></text:p>
            <text:p text:style-name="P21"><text:span text:style-name="Source_20_Text"><text:span text:style-name="T83">f(10); // возвращает 5</text:span></text:span></text:p>
            <text:p text:style-name="P116"><text:span text:style-name="Strong_20_Emphasis"><text:span text:style-name="Source_20_Text"><text:span text:style-name="Source_20_Text"><text:span text:style-name="T100">=&gt; </text:span></text:span></text:span></text:span><text:span text:style-name="Strong_20_Emphasis"><text:span text:style-name="Source_20_Text"><text:span text:style-name="T99">delete</text:span></text:span></text:span><text:span text:style-name="Strong_20_Emphasis"><text:span text:style-name="T99"> приводит к ошибке, если аргумент - не изменяемое свойство объекта</text:span></text:span><text:span text:style-name="T99"> (спецификация </text:span><text:a xlink:type="simple" xlink:href="http://es5.javascript.ru/x11.html#x11.4.1" text:style-name="Internet_20_link" text:visited-style-name="Visited_20_Internet_20_Link"><text:span text:style-name="T99">§11.4.1</text:span></text:a><text:span text:style-name="T99">).</text:span></text:p>
            <text:p text:style-name="P21"><text:span text:style-name="Source_20_Text"><text:span text:style-name="T83">(function f(x) {</text:span></text:span></text:p>
            <text:p text:style-name="P21"><text:span text:style-name="Source_20_Text"><text:span text:style-name="T83"><text:s text:c="2"/>"use strict";</text:span></text:span></text:p>
            <text:p text:style-name="P21"><text:span text:style-name="Source_20_Text"><text:span text:style-name="T83"><text:s text:c="2"/>var y = 4;</text:span></text:span></text:p>
            <text:p text:style-name="P21"><text:span text:style-name="Source_20_Text"><text:span text:style-name="T83"><text:s text:c="2"/>delete f; // SyntaxError: Delete of an unqualified identifier in strict mode.</text:span></text:span></text:p>
            <text:p text:style-name="P21"><text:span text:style-name="Source_20_Text"><text:span text:style-name="T83"><text:s text:c="2"/>delete x; // SyntaxError: Delete of an unqualified identifier in strict mode.</text:span></text:span></text:p>
            <text:p text:style-name="P21"><text:span text:style-name="Source_20_Text"><text:span text:style-name="T83"><text:s text:c="2"/>delete y; // SyntaxError: Delete of an unqualified identifier in strict mode.</text:span></text:span></text:p>
            <text:p text:style-name="P21"><text:span text:style-name="Source_20_Text"><text:span text:style-name="T83"><text:s text:c="2"/>delete window.undefined; // TypeError: Cannot delete property </text:span></text:span></text:p>
            <text:p text:style-name="P21"><text:span text:style-name="Source_20_Text"><text:span text:style-name="T83">})(); <text:s text:c="21"/>// 'undefined' of [object Object]</text:span></text:span></text:p>
            <text:p text:style-name="P25"/>
            <text:p text:style-name="P23"><text:span text:style-name="Source_20_Text"><text:span text:style-name="T83">function f(x) {</text:span></text:span></text:p>
            <text:p text:style-name="P23"><text:span text:style-name="Source_20_Text"><text:span text:style-name="T83"><text:s text:c="2"/>var y = 4;</text:span></text:span></text:p>
            <text:p text:style-name="P23"><text:span text:style-name="Source_20_Text"><text:span text:style-name="T83"><text:s text:c="2"/>delete f; // Возвращает false</text:span></text:span></text:p>
            <text:p text:style-name="P23"><text:span text:style-name="Source_20_Text"><text:span text:style-name="T83"><text:s text:c="2"/>delete x; // Возвращает false</text:span></text:span></text:p>
            <text:p text:style-name="P23"><text:span text:style-name="Source_20_Text"><text:span text:style-name="T83"><text:s text:c="2"/>delete y; // Возвращает false</text:span></text:span></text:p>
            <text:p text:style-name="P23"><text:span text:style-name="Source_20_Text"><text:span text:style-name="T83"><text:s text:c="2"/>delete window.undefined; // Возвращает false</text:span></text:span></text:p>
            <text:p text:style-name="P26"><text:span text:style-name="Source_20_Text"><text:span text:style-name="T80">})();</text:span></text:span></text:p>
            <text:p text:style-name="P26"><text:span text:style-name="Source_20_Text"><text:span text:style-name="T80"/></text:span></text:p>
            <text:p text:style-name="P28"/>
            <text:p text:style-name="P28"/>
            <text:h text:style-name="P122" text:outline-level="1"><text:soft-page-break/><text:span text:style-name="T74">Кон</text:span><text:span text:style-name="T75">т</text:span><text:span text:style-name="T74">екст вызова. </text:span><text:span text:style-name="T73">Ключевое слово this.</text:span></text:h>
            <text:p text:style-name="P133">В отличие от многих других языков программирования ключевое слово this в javascript не привязывается к объекту, а зависит от контекста вызова. Для упрощения понимания будем рассматривать примеры применительно к браузеру, где глобальным объектом является window.</text:p>
            <text:p text:style-name="P136"><text:span text:style-name="T11">С помощью this JavaScript определяется точку вызова функции, на который ссылается this. То есть, когда this используется внутри функции, this будет ссылкой на контекст выполнения, из которого выполняется функция.</text:span></text:p>
            <text:p text:style-name="P133"/>
            <text:h text:style-name="P128" text:outline-level="5">1.1. Простой вызов функции</text:h>
            <text:p text:style-name="P21"><text:span text:style-name="Source_20_Text"><text:span text:style-name="T87">function f() {</text:span></text:span></text:p>
            <text:p text:style-name="P21"><text:span text:style-name="Source_20_Text"><text:span text:style-name="T87"><text:s text:c="4"/>console.log(this === window); // true</text:span></text:span></text:p>
            <text:p text:style-name="P21"><text:span text:style-name="Source_20_Text"><text:span text:style-name="T87">}</text:span></text:span></text:p>
            <text:p text:style-name="P21"><text:span text:style-name="Source_20_Text"><text:span text:style-name="T87">f();</text:span></text:span><text:span text:style-name="T109"><text:line-break/>В данном случае this внутри функции f равен глобальному объекту (например, в браузере это window, в Node.js — global).<text:line-break/>Самовызывающиеся функции (self-invoking) работают по точно такому же принципу.</text:span></text:p>
            <text:p text:style-name="P130"><text:span text:style-name="Source_20_Text"><text:span text:style-name="T87">(function () { console.log(this === window); })() // true;</text:span></text:span></text:p>
            <text:h text:style-name="P128" text:outline-level="5">1.2. В конструкторе</text:h>
            <text:p text:style-name="P21"><text:span text:style-name="Source_20_Text"><text:span text:style-name="T87">function f() { this.x = 5; console.log(this === window);</text:span></text:span><text:span text:style-name="Source_20_Text"><text:span text:style-name="T90">}</text:span></text:span><text:span text:style-name="Source_20_Text"><text:span text:style-name="T87"> // false</text:span></text:span></text:p>
            <text:p text:style-name="P21"><text:span text:style-name="Source_20_Text"><text:span text:style-name="T87">var o = new f();</text:span></text:span></text:p>
            <text:p text:style-name="P21"><text:span text:style-name="Source_20_Text"><text:span text:style-name="T87">console.log(o.x === 5); // true</text:span></text:span><text:span text:style-name="T109"><text:line-break/>При вызове функции с использованием ключевого слова new функция выступает в роли конструктора, и в данном случе this указывает на создаваемый объект.</text:span></text:p>
            <text:p text:style-name="P140"/>
            <text:h text:style-name="P128" text:outline-level="5">1.3. В методе объекта</text:h>
            <text:p text:style-name="P21"><text:span text:style-name="Source_20_Text"><text:span text:style-name="T87">var o = {f: function() {return this;} }</text:span></text:span></text:p>
            <text:p text:style-name="P21"><text:span text:style-name="Source_20_Text"><text:span text:style-name="T87">console.log(o.f() === o); // true</text:span></text:span><text:span text:style-name="T109"><text:line-break/>Если функция запускается как свойство объекта, то в this будет ссылка на этот объект. При этом не имеет значения, откуда данная функция появилась в объекте, главное — как она вызывается, а именно какой объект стоит перед вызовом функции:</text:span></text:p>
            <text:p text:style-name="P21"><text:span text:style-name="Source_20_Text"><text:span text:style-name="T87">var o = { f: function() { return this; } }</text:span></text:span></text:p>
            <text:p text:style-name="P21"><text:span text:style-name="Source_20_Text"><text:span text:style-name="T87">var o2 = {f: o.f};</text:span></text:span></text:p>
            <text:p text:style-name="P21"><text:span text:style-name="Source_20_Text"><text:span text:style-name="T87">console.log(o.f() === o);//true</text:span></text:span></text:p>
            <text:p text:style-name="P21"><text:span text:style-name="Source_20_Text"><text:span text:style-name="T87">console.log(o2.f() === o2);//true</text:span></text:span></text:p>
            <text:p text:style-name="P140"/>
            <text:h text:style-name="P128" text:outline-level="5">1.4. Методы apply, call<text:line-break/><text:span text:style-name="T95">Методы apply и call позволяют задать контекст для выполняемой функции. Разница между apply и call — только в способе передачи параметров в функцию. Первый параметр обеих функций определяет контекст выполнения функции (то, чему будет равен this).</text:span></text:h>
            <text:p text:style-name="P144">Разница в apply/call</text:p>
            <text:p text:style-name="P21"><text:span text:style-name="Source_20_Text"><text:span text:style-name="T87">function f(a,b,c) {</text:span></text:span></text:p>
            <text:p text:style-name="P21"><text:span text:style-name="Source_20_Text"><text:span text:style-name="T87"><text:s text:c="4"/>return a * b + c;</text:span></text:span><text:span text:style-name="Source_20_Text"><text:span text:style-name="T89">}</text:span></text:span></text:p>
            <text:p text:style-name="P21"><text:span text:style-name="Source_20_Text"><text:span text:style-name="T87">f.call(f, 1, 2, 3); // аргументы перечисляются через запятую;</text:span></text:span></text:p>
            <text:p text:style-name="P21"><text:span text:style-name="Source_20_Text"><text:span text:style-name="T87">var args = [1,2,3];</text:span></text:span></text:p>
            <text:p text:style-name="P21"><text:span text:style-name="Source_20_Text"><text:span text:style-name="T87">f.apply(f, args); // // аргументы передаются в виде массива;</text:span></text:span></text:p>
            <text:p text:style-name="P21"><text:span text:style-name="Source_20_Text"><text:span text:style-name="T87">// В обоих случаях вызовется функция f с аргументами a = 1, b = 2, c = 3;</text:span></text:span><text:span text:style-name="T109"><text:line-break/>Примеры:</text:span></text:p>
            <text:p text:style-name="P21"><text:span text:style-name="Source_20_Text"><text:span text:style-name="T87">function f() {</text:span></text:span><text:span text:style-name="Source_20_Text"><text:span text:style-name="T89">};</text:span></text:span></text:p>
            <text:p text:style-name="P21"><text:span text:style-name="Source_20_Text"><text:span text:style-name="T87">f.call(window); // this внутри функции f будет ссылаться на объект window</text:span></text:span></text:p>
            <text:p text:style-name="P21"><text:span text:style-name="Source_20_Text"><text:span text:style-name="T87">f.call(f); //this внутри f будет ссылаться на f</text:span></text:span><text:span text:style-name="T109"><text:line-break/>Похитрее:</text:span></text:p>
            <text:p text:style-name="P21"><text:span text:style-name="Source_20_Text"><text:span text:style-name="T87">function f() { console.log(this.toString()); </text:span></text:span><text:span text:style-name="Source_20_Text"><text:span text:style-name="T89">}</text:span></text:span><text:span text:style-name="Source_20_Text"><text:span text:style-name="T87"> // 123</text:span></text:span></text:p>
            <text:p text:style-name="P21"><text:span text:style-name="Source_20_Text"><text:span text:style-name="T87">f.call(123); // this внутри функции f будет ссылаться на объект Number со значением 123</text:span></text:span></text:p>
            <text:h text:style-name="Heading_20_1" text:outline-level="1"><text:span text:style-name="T111">Метод bind</text:span></text:h>
            <text:p text:style-name="P116"><text:span text:style-name="T110">Метод </text:span><text:span text:style-name="Strong_20_Emphasis"><text:span text:style-name="T110">bind</text:span></text:span><text:span text:style-name="T110"> привязать контекст к функции. В качестве первого параметра следует передавать контекст, а последующими параметрами - параметры функции. Метод возвращает новую функцию, внутри которой this будет равным переданному контексту.</text:span></text:p>
            <text:h text:style-name="P126" text:outline-level="2">Синтаксис</text:h>
            <text:p text:style-name="P116"><text:span text:style-name="Source_20_Text"><text:span text:style-name="T88">функция.bind(контекст, параметр1, параметр2...);</text:span></text:span></text:p>
            <text:h text:style-name="P126" text:outline-level="2">Пример</text:h>
            <text:p text:style-name="P141">Пусть у нас есть инпут:</text:p>
            <text:p text:style-name="P116"><text:span text:style-name="Source_20_Text"><text:span text:style-name="T88">&lt;input id="elem" value="text"&gt;</text:span></text:span></text:p>
            <text:p text:style-name="P141">Пусть ссылка на этот инпут записана в переменную elem:</text:p>
            <text:p text:style-name="P116"><text:span text:style-name="Source_20_Text"><text:span text:style-name="T88">let elem = document.querySelector('#elem');</text:span></text:span></text:p>
            <text:p text:style-name="P141">Пусть у нас также есть следующая функция func:</text:p>
            <text:p text:style-name="P116"><text:span text:style-name="Source_20_Text"><text:span text:style-name="T88">function func(param1, param2) { console.log(this.value + param1 + param2); }</text:span></text:span></text:p>
            <text:p text:style-name="P141">Давайте с помощью bind сделаем новую функцию, которая будет копией функции <text:span text:style-name="T112">func, но this в ней всегда будет равен elem:</text:span></text:p>
            <text:p text:style-name="P116"><text:span text:style-name="Source_20_Text"><text:span text:style-name="T88">let newFunc = func.bind(elem);</text:span></text:span></text:p>
            <text:p text:style-name="P141">Теперь в переменной newFunc лежит функция. Давайте вызовем ее, передав в первый параметр '1', а во второй '2':</text:p>
            <text:p text:style-name="P116"><text:span text:style-name="Source_20_Text"><text:span text:style-name="T88">newFunc('1', '2');</text:span></text:span></text:p>
            <text:p text:style-name="P141">Давайте соберем все вместе:</text:p>
            <text:p text:style-name="P143"><text:span text:style-name="Source_20_Text"><text:span text:style-name="T88">let elem = document.getElementById('elem'); </text:span></text:span></text:p>
            <text:p text:style-name="P143"><text:span text:style-name="Source_20_Text"><text:span text:style-name="T88">function func(param1, param2) { console.log(this.value + param1 + param2); } let newFunc = func.bind(elem); </text:span></text:span></text:p>
            <text:p text:style-name="P143"><text:span text:style-name="Source_20_Text"><text:span text:style-name="T88">newFunc('1', '2'); // выведет 'text12'</text:span></text:span></text:p>
            <text:h text:style-name="P124" text:outline-level="2">Пример </text:h>
            <text:p text:style-name="P141">Не обязательно записывать результат работы bind в новую функцию newFunc, можно просто перезаписать func:</text:p>
            <text:p text:style-name="P120"><text:span text:style-name="Source_20_Text"><text:span text:style-name="T88">let func = func.bind(elem);</text:span></text:span></text:p>
            <text:p text:style-name="P13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><text:soft-page-break/>Operators</text:p>
            <text:p text:style-name="P95">Basic Operators<text:span text:style-name="T93">:</text:span></text:p>
            <text:p text:style-name="P95"/>
            <text:p text:style-name="P47"><text:span text:style-name="T76">+ <text:s text:c="3"/></text:span>Addition</text:p>
            <text:p text:style-name="P47"><text:span text:style-name="T76">-</text:span> <text:s text:c="3"/>Subtraction</text:p>
            <text:p text:style-name="P47"><text:span text:style-name="T76">*</text:span> <text:s text:c="3"/>Multiplication</text:p>
            <text:p text:style-name="P47"><text:span text:style-name="T76">/</text:span> <text:s text:c="3"/>Division</text:p>
            <text:p text:style-name="P47"><text:span text:style-name="T76">(..)</text:span> Grouping operator</text:p>
            <text:p text:style-name="P47"><text:span text:style-name="T76">%</text:span> <text:s text:c="3"/>Modulus (remainder)</text:p>
            <text:p text:style-name="P47"><text:span text:style-name="T76">++</text:span> <text:s text:c="2"/>Increment numbers</text:p>
            <text:p text:style-name="P47"><text:span text:style-name="T76">-- <text:s text:c="2"/></text:span>Decrement numbers</text:p>
            <text:p text:style-name="P47"/>
            <text:p text:style-name="P95">Comparison Operators:</text:p>
            <text:p text:style-name="P53"><text:span text:style-name="T76">== <text:s/></text:span>Equal to</text:p>
            <text:p text:style-name="P53"><text:span text:style-name="T76">===</text:span> Equal value and equal type</text:p>
            <text:p text:style-name="P53"><text:span text:style-name="T76">!=</text:span> <text:s/>Not equal</text:p>
            <text:p text:style-name="P53"><text:span text:style-name="T76">!==</text:span> Not equal value or not equal type</text:p>
            <text:p text:style-name="P53"><text:span text:style-name="T76">&gt;</text:span> <text:s text:c="2"/>Greater than</text:p>
            <text:p text:style-name="P53"><text:span text:style-name="T76">&lt;</text:span> <text:s text:c="2"/>Less than</text:p>
            <text:p text:style-name="P53"><text:span text:style-name="T76">&gt;=</text:span> <text:s/>Greater than or equal to</text:p>
            <text:p text:style-name="P53"><text:span text:style-name="T76">&lt;=</text:span> <text:s/>Less than or equal to</text:p>
            <text:p text:style-name="P53"><text:span text:style-name="T76">?</text:span> <text:s text:c="2"/>Ternary operator</text:p>
            <text:p text:style-name="P47"/>
            <text:p text:style-name="P95">Logical Operators<text:span text:style-name="T93">:</text:span></text:p>
            <text:p text:style-name="P47"><text:span text:style-name="T76">&amp;&amp;</text:span> Logical and</text:p>
            <text:p text:style-name="P47"><text:span text:style-name="T76">||</text:span> Logical or</text:p>
            <text:p text:style-name="P47"><text:span text:style-name="T76">!</text:span> <text:s/>Logical not</text:p>
            <text:p text:style-name="P47"/>
            <text:p text:style-name="P95">Bitwise Operators:</text:p>
            <text:p text:style-name="P47"><text:span text:style-name="T76">&amp;</text:span> <text:s text:c="2"/>AND statement</text:p>
            <text:p text:style-name="P47"><text:span text:style-name="T76">|</text:span> <text:s text:c="2"/>OR statement</text:p>
            <text:p text:style-name="P47"><text:span text:style-name="T76">~</text:span> <text:s text:c="2"/>NOT</text:p>
            <text:p text:style-name="P47"><text:span text:style-name="T76">^</text:span> <text:s text:c="2"/>XOR</text:p>
            <text:p text:style-name="P47"><text:span text:style-name="T76">&lt;&lt;</text:span> <text:s/>Left shift</text:p>
            <text:p text:style-name="P47"><text:span text:style-name="T76">&gt;&gt;</text:span> <text:s/>Right shift</text:p>
            <text:p text:style-name="P47"><text:span text:style-name="T76">&gt;&gt;&gt; </text:span>Zero fill right shift</text:p>
            <text:p text:style-name="P47"/>
            <text:p text:style-name="P47"/>
            <text:p text:style-name="P64">Loops </text:p>
            <text:p text:style-name="P64"/>
            <text:p text:style-name="P85">for (before loop; condition for loop; execute after loop) {</text:p>
            <text:p text:style-name="P85">// what to do during the loop</text:p>
            <text:p text:style-name="P85">}</text:p>
            <text:p text:style-name="P85">for</text:p>
            <text:p text:style-name="P58">The most common way to create a loop in Javascript</text:p>
            <text:p text:style-name="P85">while</text:p>
            <text:p text:style-name="P58">Sets up conditions under which a loop executes</text:p>
            <text:p text:style-name="P85">do while</text:p>
            <text:p text:style-name="P58">Similar to the while loop, however, it executes at least once and performs a check at the end to</text:p>
            <text:p text:style-name="P58">see if the condition is met to execute again</text:p>
            <text:p text:style-name="P85">break</text:p>
            <text:p text:style-name="P58">Used to stop and exit the cycle at certain conditions</text:p>
            <text:p text:style-name="P85">continue</text:p>
            <text:p text:style-name="P2">Skip parts of the cycle if certain conditions are met</text:p>
            <text:p text:style-name="P64">Regular Expressions</text:p>
            <text:p text:style-name="P95">Pattern Modifiers:</text:p>
            <text:p text:style-name="P47"><text:span text:style-name="T76">e</text:span> — Evaluate replacement</text:p>
            <text:p text:style-name="P47"><text:span text:style-name="T76">i</text:span> — Perform case-insensitive matching</text:p>
            <text:p text:style-name="P47"><text:span text:style-name="T76">g</text:span> — Perform global matching</text:p>
            <text:p text:style-name="P47"><text:span text:style-name="T76">m</text:span> — Perform multiple line matching</text:p>
            <text:p text:style-name="P47"><text:span text:style-name="T76">s</text:span> — Treat strings as single line</text:p>
            <text:p text:style-name="P47"><text:span text:style-name="T76">x</text:span> — Allow comments and whitespace in pattern</text:p>
            <text:p text:style-name="P47"><text:span text:style-name="T76">U</text:span> — Non Greedy pattern</text:p>
            <text:p text:style-name="P47"/>
            <text:p text:style-name="P95">Brackets:</text:p>
            <text:p text:style-name="P53"><text:span text:style-name="T76">[abc]</text:span> <text:s text:c="2"/>Find any of the characters between the brackets</text:p>
            <text:p text:style-name="P53"><text:span text:style-name="T76">[^abc]</text:span> <text:s/>Find any character not in the brackets</text:p>
            <text:p text:style-name="P53"><text:span text:style-name="T76">[0-9] <text:s text:c="2"/></text:span>Used to find any digit from 0 to 9</text:p>
            <text:p text:style-name="P53"><text:span text:style-name="T76">[A-z]</text:span> <text:s text:c="2"/>Find any character from uppercase A to lowercase z</text:p>
            <text:p text:style-name="P1"><text:span text:style-name="T37">(a|b|c)</text:span><text:span text:style-name="T34"> Find any of the alternatives separated with |</text:span></text:p>
          </table:table-cell>
          <table:table-cell table:style-name="Таблица1.B1" office:value-type="string">
            <text:p text:style-name="P80">String Methods</text:p>
            <text:p text:style-name="P37"/>
            <text:p text:style-name="P102"><text:span text:style-name="T78">charAt()</text:span><text:span text:style-name="T3"> - </text:span><text:span text:style-name="T33">возвращает указанный символ из строки</text:span><text:span text:style-name="T12">.</text:span></text:p>
            <text:p text:style-name="P109"><text:span text:style-name="T24">- </text:span><text:span text:style-name="Source_20_Text"><text:span text:style-name="Variable"><text:span text:style-name="T51">str</text:span></text:span></text:span><text:span text:style-name="Source_20_Text"><text:span text:style-name="T52">.charAt(</text:span></text:span><text:span text:style-name="Source_20_Text"><text:span text:style-name="Variable"><text:span text:style-name="T51">index</text:span></text:span></text:span><text:span text:style-name="Source_20_Text"><text:span text:style-name="T52">)</text:span></text:span></text:p>
            <text:p text:style-name="P72"/>
            <text:p text:style-name="P102"><text:span text:style-name="T78">charCodeAt()</text:span><text:span text:style-name="T3"> - </text:span><text:span text:style-name="T62">возвращает числовое значение Юникода для символа по указанному индексу (за исключением кодовых точек Юникода, больших 0x10000)</text:span></text:p>
            <text:p text:style-name="P109"><text:span text:style-name="T25">- </text:span><text:span text:style-name="Source_20_Text"><text:span text:style-name="Variable"><text:span text:style-name="T51">str</text:span></text:span></text:span><text:span text:style-name="Source_20_Text"><text:span text:style-name="T51">.charCodeAt(</text:span></text:span><text:span text:style-name="Source_20_Text"><text:span text:style-name="Variable"><text:span text:style-name="T51">index</text:span></text:span></text:span><text:span text:style-name="Source_20_Text"><text:span text:style-name="T51">)</text:span></text:span></text:p>
            <text:p text:style-name="P49"/>
            <text:p text:style-name="P103"><text:span text:style-name="T78">concat()</text:span><text:span text:style-name="T3"> - </text:span><text:span text:style-name="T105">возвращает новый массив, состоящий из массива, на котором он был вызван, соединённого с другими массивами </text:span><text:span text:style-name="T63">и/или значениями, переданными в качестве аргументов.</text:span></text:p>
            <text:p text:style-name="P111"><text:span text:style-name="T53">- </text:span><text:span text:style-name="Source_20_Text"><text:span text:style-name="T52">var </text:span></text:span><text:span text:style-name="Source_20_Text"><text:span text:style-name="Variable"><text:span text:style-name="T51">new_array</text:span></text:span></text:span><text:span text:style-name="Source_20_Text"><text:span text:style-name="T52"> = </text:span></text:span><text:span text:style-name="Source_20_Text"><text:span text:style-name="Variable"><text:span text:style-name="T51">old_array</text:span></text:span></text:span><text:span text:style-name="Source_20_Text"><text:span text:style-name="T52">.concat(</text:span></text:span><text:span text:style-name="Source_20_Text"><text:span text:style-name="Variable"><text:span text:style-name="T51">value1</text:span></text:span></text:span><text:span text:style-name="Source_20_Text"><text:span text:style-name="T52">[, </text:span></text:span><text:span text:style-name="Source_20_Text"><text:span text:style-name="Variable"><text:span text:style-name="T51">value2</text:span></text:span></text:span><text:span text:style-name="Source_20_Text"><text:span text:style-name="T52">[, ...[, </text:span></text:span><text:span text:style-name="Source_20_Text"><text:span text:style-name="Variable"><text:span text:style-name="T51">valueN</text:span></text:span></text:span><text:span text:style-name="Source_20_Text"><text:span text:style-name="T52">]]])</text:span></text:span></text:p>
            <text:p text:style-name="P112"/>
            <text:p text:style-name="P102"><text:span text:style-name="T78">fromCharCode()</text:span><text:span text:style-name="T3"> - </text:span><text:span text:style-name="T105">возвращает строку, созданную из указанной последовательности значений единиц кода </text:span><text:span text:style-name="T106">UTF-16</text:span><text:span text:style-name="T105">.</text:span></text:p>
            <text:p text:style-name="P109"><text:span text:style-name="T104">- </text:span><text:span text:style-name="Source_20_Text"><text:span text:style-name="T52">String.fromCharCode(</text:span></text:span><text:span text:style-name="Source_20_Text"><text:span text:style-name="Variable"><text:span text:style-name="T51">num1</text:span></text:span></text:span><text:span text:style-name="Source_20_Text"><text:span text:style-name="T52">[, ...[, </text:span></text:span><text:span text:style-name="Source_20_Text"><text:span text:style-name="Variable"><text:span text:style-name="T51">numN</text:span></text:span></text:span><text:span text:style-name="Source_20_Text"><text:span text:style-name="T52">]])</text:span></text:span></text:p>
            <text:p text:style-name="P113"/>
            <text:p text:style-name="P109"><text:span text:style-name="T82">indexOf()</text:span><text:span text:style-name="T4"> - </text:span><text:span text:style-name="T48">возвращает индекс первого вхождения указанного значения в строковый объект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6">String</text:span></text:span></text:a><text:span text:style-name="T48">, на котором он был вызван, начиная с индекса </text:span><text:span text:style-name="Source_20_Text"><text:span text:style-name="T98">fromIndex</text:span></text:span><text:span text:style-name="T48">. Возвращает -1, если значение не найдено.</text:span></text:p>
            <text:p text:style-name="P109"><text:span text:style-name="T54">- </text:span><text:span text:style-name="Source_20_Text"><text:span text:style-name="Variable"><text:span text:style-name="T51">str</text:span></text:span></text:span><text:span text:style-name="Source_20_Text"><text:span text:style-name="T51">.indexOf(</text:span></text:span><text:span text:style-name="Source_20_Text"><text:span text:style-name="Variable"><text:span text:style-name="T51">searchValue</text:span></text:span></text:span><text:span text:style-name="Source_20_Text"><text:span text:style-name="T51">, [</text:span></text:span><text:span text:style-name="Source_20_Text"><text:span text:style-name="Variable"><text:span text:style-name="T51">fromIndex</text:span></text:span></text:span><text:span text:style-name="Source_20_Text"><text:span text:style-name="T51">]</text:span></text:span><text:span text:style-name="T54">)</text:span></text:p>
            <text:p text:style-name="P77"/>
            <text:p text:style-name="P109"><text:span text:style-name="T82">lastIndexOf()</text:span><text:span text:style-name="T4"> - </text:span><text:span text:style-name="T48">возвращает индекс последнего вхождения указанного значения в строковый объект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6">String</text:span></text:span></text:a><text:span text:style-name="T48">, на котором он был вызван, или -1, если ничего не было найдено. Поиск по строке ведётся от конца к началу, начиная с индекса </text:span><text:span text:style-name="Source_20_Text"><text:span text:style-name="T98">fromIndex</text:span></text:span><text:span text:style-name="T48">.</text:span></text:p>
            <text:p text:style-name="P109"><text:span text:style-name="T54">- </text:span><text:span text:style-name="Source_20_Text"><text:span text:style-name="Variable"><text:span text:style-name="T51">str</text:span></text:span></text:span><text:span text:style-name="Source_20_Text"><text:span text:style-name="T51">.lastIndexOf(</text:span></text:span><text:span text:style-name="Source_20_Text"><text:span text:style-name="Variable"><text:span text:style-name="T51">searchValue</text:span></text:span></text:span><text:span text:style-name="Source_20_Text"><text:span text:style-name="T51">[, </text:span></text:span><text:span text:style-name="Source_20_Text"><text:span text:style-name="Variable"><text:span text:style-name="T51">fromIndex</text:span></text:span></text:span><text:span text:style-name="Source_20_Text"><text:span text:style-name="T51">])</text:span></text:span></text:p>
            <text:p text:style-name="P77"/>
            <text:p text:style-name="P109"><text:span text:style-name="T82">match()</text:span><text:span text:style-name="T4"> - </text:span><text:span text:style-name="T48">возвращает получившиеся совпадения при сопоставлении </text:span><text:span text:style-name="Emphasis"><text:span text:style-name="T96">строки</text:span></text:span><text:span text:style-name="T56"> </text:span><text:span text:style-name="T48">с </text:span><text:span text:style-name="Emphasis"><text:span text:style-name="T96">регулярным выражением</text:span></text:span><text:span text:style-name="T48">.</text:span></text:p>
            <text:p text:style-name="P109"><text:span text:style-name="T54">- </text:span><text:span text:style-name="Source_20_Text"><text:span text:style-name="Variable"><text:span text:style-name="T51">str</text:span></text:span></text:span><text:span text:style-name="Source_20_Text"><text:span text:style-name="T51">.match(</text:span></text:span><text:span text:style-name="Source_20_Text"><text:span text:style-name="Variable"><text:span text:style-name="T51">regexp</text:span></text:span></text:span><text:span text:style-name="Source_20_Text"><text:span text:style-name="T51">)</text:span></text:span></text:p>
            <text:p text:style-name="P79"/>
            <text:p text:style-name="P109"><text:span text:style-name="T82">replace()</text:span><text:span text:style-name="T4"> - </text:span><text:span text:style-name="T48">возвращает новую строку с некоторыми или всеми сопоставлениями с шаблоном, заменёнными на заменитель. Шаблон может быть строкой или </text:span><text:a xlink:type="simple" xlink:href="https://developer.mozilla.org/ru/docs/Web/JavaScript/Reference/Global_Objects/RegExp" text:style-name="Internet_20_link" text:visited-style-name="Visited_20_Internet_20_Link"><text:span text:style-name="T68">регулярным выражением</text:span></text:a><text:span text:style-name="T48">, а заменитель может быть строкой или функцией, вызываемой при каждом сопоставлении.</text:span></text:p>
            <text:p text:style-name="P109"><text:span text:style-name="T54">- </text:span><text:span text:style-name="Source_20_Text"><text:span text:style-name="Variable"><text:span text:style-name="T51">str</text:span></text:span></text:span><text:span text:style-name="Source_20_Text"><text:span text:style-name="T51">.replace(</text:span></text:span><text:span text:style-name="Source_20_Text"><text:span text:style-name="Variable"><text:span text:style-name="T51">regexp</text:span></text:span></text:span><text:span text:style-name="Source_20_Text"><text:span text:style-name="T51">|</text:span></text:span><text:span text:style-name="Source_20_Text"><text:span text:style-name="Variable"><text:span text:style-name="T51">substr</text:span></text:span></text:span><text:span text:style-name="Source_20_Text"><text:span text:style-name="T51">, </text:span></text:span><text:span text:style-name="Source_20_Text"><text:span text:style-name="Variable"><text:span text:style-name="T51">newSubStr</text:span></text:span></text:span><text:span text:style-name="Source_20_Text"><text:span text:style-name="T51">|</text:span></text:span><text:span text:style-name="Source_20_Text"><text:span text:style-name="Variable"><text:span text:style-name="T51">function</text:span></text:span></text:span><text:span text:style-name="Source_20_Text"><text:span text:style-name="T51">[, </text:span></text:span><text:span text:style-name="Source_20_Text"><text:span text:style-name="Variable"><text:span text:style-name="T51">flags</text:span></text:span></text:span><text:span text:style-name="Source_20_Text"><text:span text:style-name="T51">])</text:span></text:span></text:p>
            <text:p text:style-name="P102"/>
            <text:p text:style-name="P109"><text:span text:style-name="T82">search()</text:span><text:span text:style-name="T4"> - </text:span><text:span text:style-name="T48">выполняет поиск сопоставления между регулярным выражением и этим объектом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6">String</text:span></text:span></text:a><text:span text:style-name="T48">.</text:span></text:p>
            <text:p text:style-name="P109"><text:span text:style-name="T97">- </text:span><text:span text:style-name="Source_20_Text"><text:span text:style-name="Variable"><text:span text:style-name="T51">str</text:span></text:span></text:span><text:span text:style-name="Source_20_Text"><text:span text:style-name="T51">.replace(</text:span></text:span><text:span text:style-name="Source_20_Text"><text:span text:style-name="Variable"><text:span text:style-name="T51">regexp</text:span></text:span></text:span><text:span text:style-name="Source_20_Text"><text:span text:style-name="T51">|</text:span></text:span><text:span text:style-name="Source_20_Text"><text:span text:style-name="Variable"><text:span text:style-name="T51">substr</text:span></text:span></text:span><text:span text:style-name="Source_20_Text"><text:span text:style-name="T51">, </text:span></text:span><text:span text:style-name="Source_20_Text"><text:span text:style-name="Variable"><text:span text:style-name="T51">newSubStr</text:span></text:span></text:span><text:span text:style-name="Source_20_Text"><text:span text:style-name="T51">|</text:span></text:span><text:span text:style-name="Source_20_Text"><text:span text:style-name="Variable"><text:span text:style-name="T51">function</text:span></text:span></text:span><text:span text:style-name="Source_20_Text"><text:span text:style-name="T51">[, </text:span></text:span><text:span text:style-name="Source_20_Text"><text:span text:style-name="Variable"><text:span text:style-name="T51">flags</text:span></text:span></text:span><text:span text:style-name="Source_20_Text"><text:span text:style-name="T51">])</text:span></text:span></text:p>
            <text:p text:style-name="P108"/>
            <text:p text:style-name="P104"><text:span text:style-name="T78">slice()</text:span><text:span text:style-name="T3"> - </text:span><text:span text:style-name="T59"><text:s/></text:span><text:span text:style-name="T60">извлекает часть строки и возвращает новую строку без изменения оригинальной строки.</text:span></text:p>
            <text:p text:style-name="P110"><text:span text:style-name="Source_20_Text"><text:span text:style-name="Variable"><text:span text:style-name="T26">- str</text:span></text:span></text:span><text:span text:style-name="Source_20_Text"><text:span text:style-name="T26">.slice(</text:span></text:span><text:span text:style-name="Source_20_Text"><text:span text:style-name="Variable"><text:span text:style-name="T26">beginIndex</text:span></text:span></text:span><text:span text:style-name="Source_20_Text"><text:span text:style-name="T26">[, </text:span></text:span><text:span text:style-name="Source_20_Text"><text:span text:style-name="Variable"><text:span text:style-name="T26">endIndex</text:span></text:span></text:span><text:span text:style-name="Source_20_Text"><text:span text:style-name="T26">])</text:span></text:span></text:p>
            <text:p text:style-name="P110"><text:span text:style-name="Source_20_Text"><text:span text:style-name="T26"/></text:span></text:p>
            <text:p text:style-name="P109"><text:span text:style-name="T82">split()</text:span><text:span text:style-name="T4"> - </text:span><text:span text:style-name="T48">разбивает объект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6">String</text:span></text:span></text:a><text:span text:style-name="T56"> </text:span><text:span text:style-name="T48">на массив строк путём разделения строки указанной подстрокой.</text:span></text:p>
            <text:p text:style-name="P109"><text:span text:style-name="T54">- </text:span><text:span text:style-name="Source_20_Text"><text:span text:style-name="Variable"><text:span text:style-name="T51">str</text:span></text:span></text:span><text:span text:style-name="Source_20_Text"><text:span text:style-name="T51">.split([</text:span></text:span><text:span text:style-name="Source_20_Text"><text:span text:style-name="Variable"><text:span text:style-name="T51">separator</text:span></text:span></text:span><text:span text:style-name="Source_20_Text"><text:span text:style-name="T51">[, </text:span></text:span><text:span text:style-name="Source_20_Text"><text:span text:style-name="Variable"><text:span text:style-name="T51">limit</text:span></text:span></text:span><text:span text:style-name="Source_20_Text"><text:span text:style-name="T51">]])</text:span></text:span></text:p>
            <text:p text:style-name="P77"/>
            <text:p text:style-name="P102"><text:span text:style-name="T78">substr()</text:span><text:span text:style-name="T3"> - </text:span><text:span text:style-name="T60">возвращает указанное количество символов из строки, начиная с указанной позиции.</text:span> </text:p>
            <text:p text:style-name="P109"><text:span text:style-name="T6">- </text:span><text:span text:style-name="Source_20_Text"><text:span text:style-name="Variable"><text:span text:style-name="T51">str</text:span></text:span></text:span><text:span text:style-name="Source_20_Text"><text:span text:style-name="T51">.substr(</text:span></text:span><text:span text:style-name="Source_20_Text"><text:span text:style-name="Variable"><text:span text:style-name="T51">start</text:span></text:span></text:span><text:span text:style-name="Source_20_Text"><text:span text:style-name="T51">[, </text:span></text:span><text:span text:style-name="Source_20_Text"><text:span text:style-name="Variable"><text:span text:style-name="T51">length</text:span></text:span></text:span><text:span text:style-name="Source_20_Text"><text:span text:style-name="T51">])</text:span></text:span></text:p>
            <text:p text:style-name="P49"/>
            <text:p text:style-name="P102"><text:span text:style-name="T78">substring()</text:span><text:span text:style-name="T3"> - </text:span><text:span text:style-name="T60">возвращает подстроку строки между двумя индексами, или от одного индекса и до конца строки.</text:span> </text:p>
            <text:p text:style-name="P109"><text:span text:style-name="T6">- </text:span><text:span text:style-name="Source_20_Text"><text:span text:style-name="Variable"><text:span text:style-name="T51">str</text:span></text:span></text:span><text:span text:style-name="Source_20_Text"><text:span text:style-name="T51">.substring(</text:span></text:span><text:span text:style-name="Source_20_Text"><text:span text:style-name="Variable"><text:span text:style-name="T51">indexA</text:span></text:span></text:span><text:span text:style-name="Source_20_Text"><text:span text:style-name="T51">[, </text:span></text:span><text:span text:style-name="Source_20_Text"><text:span text:style-name="Variable"><text:span text:style-name="T51">indexB</text:span></text:span></text:span><text:span text:style-name="Source_20_Text"><text:span text:style-name="T51">])</text:span></text:span></text:p>
            <text:p text:style-name="P49"/>
            <text:p text:style-name="P102"><text:span text:style-name="T78">toLowerCase()</text:span><text:span text:style-name="T3"> - </text:span><text:span text:style-name="T60">возвращает значение строки, на которой он был вызван, преобразованное в нижний регистр.</text:span> </text:p>
            <text:p text:style-name="P109"><text:span text:style-name="T6">- </text:span><text:span text:style-name="Source_20_Text"><text:span text:style-name="Variable"><text:span text:style-name="T51">str</text:span></text:span></text:span><text:span text:style-name="Source_20_Text"><text:span text:style-name="T51">.toLowerCase()</text:span></text:span></text:p>
            <text:p text:style-name="P49"/>
            <text:p text:style-name="P102"><text:span text:style-name="T78">toUpperCase()</text:span><text:span text:style-name="T3"> - </text:span><text:span text:style-name="T60">возвращает значение строки, на которой он был вызван, преобразованное в верхний регистр.</text:span></text:p>
            <text:p text:style-name="P22"><text:span text:style-name="Variable"><text:span text:style-name="Source_20_Text"><text:span text:style-name="Variable"><text:span text:style-name="T51">- </text:span></text:span></text:span></text:span><text:span text:style-name="Variable"><text:span text:style-name="Source_20_Text"><text:span text:style-name="T51">str</text:span></text:span></text:span><text:span text:style-name="Source_20_Text"><text:span text:style-name="T51">.toUpperCase()</text:span></text:span></text:p>
            <text:p text:style-name="P49"/>
            <text:p text:style-name="P109"><text:span text:style-name="T82">valueOf()</text:span><text:span text:style-name="T4"> - </text:span><text:span text:style-name="T48">возвращает примитивное значение объекта </text:span><text:a xlink:type="simple" xlink:href="https://developer.mozilla.org/ru/docs/Web/JavaScript/Reference/Global_Objects/String" text:style-name="Internet_20_link" text:visited-style-name="Visited_20_Internet_20_Link"><text:span text:style-name="Source_20_Text"><text:span text:style-name="T66">String</text:span></text:span></text:a><text:span text:style-name="T48">.</text:span></text:p>
            <text:p text:style-name="P109"><text:span text:style-name="T9">- </text:span><text:span text:style-name="Source_20_Text"><text:span text:style-name="Variable"><text:span text:style-name="T51">str</text:span></text:span></text:span><text:span text:style-name="Source_20_Text"><text:span text:style-name="T51">.valueOf()</text:span></text:span></text:p>
            <text:p text:style-name="P61"/>
            <text:p text:style-name="P120"><text:span text:style-name="T99">Есть три типа кавычек. Строки, использующие обратные кавычки, могут занимать более одной строки в коде и включать выражения </text:span><text:span text:style-name="Source_20_Text"><text:span text:style-name="T99">${…}</text:span></text:span><text:span text:style-name="T99">.</text:span></text:p>
            <text:p text:style-name="P116"><text:span text:style-name="T99">Строки в JavaScript кодируются в UTF-16.Есть специальные символы, такие как </text:span><text:span text:style-name="Source_20_Text"><text:span text:style-name="T99">\n</text:span></text:span><text:span text:style-name="T99">, и можно добавить символ по его юникодному коду, используя </text:span><text:span text:style-name="Source_20_Text"><text:span text:style-name="T99">\u…</text:span></text:span><text:span text:style-name="T99">.</text:span></text:p>
            <text:p text:style-name="P116"><text:span text:style-name="T99">Для получения символа используйте </text:span><text:span text:style-name="Source_20_Text"><text:span text:style-name="T99">[]</text:span></text:span><text:span text:style-name="T99">.</text:span></text:p>
            <text:p text:style-name="P137"/>
            <text:p text:style-name="P116"><text:span text:style-name="T99">Для получения подстроки используйте </text:span><text:span text:style-name="Source_20_Text"><text:span text:style-name="T99">slice</text:span></text:span><text:span text:style-name="T99"> или </text:span><text:span text:style-name="Source_20_Text"><text:span text:style-name="T99">substring</text:span></text:span><text:span text:style-name="T99">.</text:span></text:p>
            <text:p text:style-name="P116"><text:span text:style-name="T99">Для того, чтобы перевести строку в нижний или верхний регистр, используйте </text:span><text:span text:style-name="Source_20_Text"><text:span text:style-name="T99">toLowerCase/toUpperCase</text:span></text:span><text:span text:style-name="T99">.</text:span></text:p>
            <text:p text:style-name="P137"/>
            <text:p text:style-name="P116"><text:span text:style-name="T99">Для поиска подстроки используйте </text:span><text:span text:style-name="Source_20_Text"><text:span text:style-name="T99">indexOf</text:span></text:span><text:span text:style-name="T99"> или </text:span><text:span text:style-name="Source_20_Text"><text:span text:style-name="T99">includes/startsWith/endsWith</text:span></text:span><text:span text:style-name="T99">, когда надо только проверить, есть ли вхождение.</text:span></text:p>
            <text:p text:style-name="P137"/>
            <text:p text:style-name="P116"><text:span text:style-name="T99">Чтобы сравнить строки с учётом правил языка, используйте </text:span><text:span text:style-name="Source_20_Text"><text:span text:style-name="T99">localeCompare</text:span></text:span><text:span text:style-name="T99">.</text:span></text:p>
            <text:p text:style-name="P138">Строки также имеют ещё кое-какие полезные методы:</text:p>
            <text:p text:style-name="P138"/>
            <text:p text:style-name="P117"><text:span text:style-name="Source_20_Text"><text:span text:style-name="T99">str.trim()</text:span></text:span><text:span text:style-name="T99"> — убирает пробелы в начале и конце строки.</text:span></text:p>
            <text:p text:style-name="P116"><text:span text:style-name="Source_20_Text"><text:span text:style-name="T99">str.repeat(n)</text:span></text:span><text:span text:style-name="T99"> — повторяет строку </text:span><text:span text:style-name="Source_20_Text"><text:span text:style-name="T99">n</text:span></text:span><text:span text:style-name="T99"> раз.</text:span>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><text:soft-page-break/>Functions</text:p>
            <text:p text:style-name="P65"/>
            <text:p text:style-name="P86">function name(parameter1, parameter2, parameter3) {</text:p>
            <text:p text:style-name="P86">// what the function does</text:p>
            <text:p text:style-name="P86">}</text:p>
            <text:p text:style-name="P86"/>
            <text:p text:style-name="P98"><text:span text:style-name="T91">Outputting Data</text:span><text:span text:style-name="T92">:</text:span></text:p>
            <text:p text:style-name="P91"/>
            <text:p text:style-name="P106"><text:span text:style-name="T77">alert() - </text:span><text:span text:style-name="T64">показывает диалоговое окно с опциональным (необязательным) сообщением и кнопкой OK.</text:span></text:p>
            <text:p text:style-name="P99"><text:span text:style-name="T25">- </text:span><text:span text:style-name="T54">alert(</text:span><text:span text:style-name="Emphasis"><text:span text:style-name="T54">message</text:span></text:span><text:span text:style-name="T54">);</text:span></text:p>
            <text:p text:style-name="P74"/>
            <text:p text:style-name="P106"><text:span text:style-name="T77">confirm() - </text:span><text:span text:style-name="T64">отображает диалоговое окно, которое содержит две кнопки (OK и Cancel), а так же опциональное (необязательное) текстовое сообщение.</text:span><text:span text:style-name="T2"> </text:span></text:p>
            <text:p text:style-name="P99"><text:span text:style-name="T6">- </text:span><text:span text:style-name="T54">confirm(</text:span><text:span text:style-name="Emphasis"><text:span text:style-name="T54">message</text:span></text:span><text:span text:style-name="T54">);</text:span></text:p>
            <text:p text:style-name="P35"/>
            <text:p text:style-name="P107"><text:span text:style-name="T77">console.log() - </text:span><text:span text:style-name="T64">Выводит сообщение в веб-консоль.</text:span></text:p>
            <text:p text:style-name="P100"><text:span text:style-name="T54">- console.log(</text:span><text:span text:style-name="Emphasis"><text:span text:style-name="T54">obj1</text:span></text:span><text:span text:style-name="T54"> [, </text:span><text:span text:style-name="Emphasis"><text:span text:style-name="T54">obj2</text:span></text:span><text:span text:style-name="T54">, ..., </text:span><text:span text:style-name="Emphasis"><text:span text:style-name="T54">objN</text:span></text:span><text:span text:style-name="T54">])</text:span></text:p>
            <text:p text:style-name="P100"><text:span text:style-name="T54">- console.log(</text:span><text:span text:style-name="Emphasis"><text:span text:style-name="T54">msg</text:span></text:span><text:span text:style-name="T54"> [, </text:span><text:span text:style-name="Emphasis"><text:span text:style-name="T54">subst1</text:span></text:span><text:span text:style-name="T54">, ..., </text:span><text:span text:style-name="Emphasis"><text:span text:style-name="T54">substN</text:span></text:span><text:span text:style-name="T54">]);</text:span></text:p>
            <text:p text:style-name="P36"/>
            <text:p text:style-name="P99"><text:span text:style-name="T81">document.write() - </text:span><text:span text:style-name="T22">Пишет строку в поток документа, открытый с помощью </text:span><text:a xlink:type="simple" xlink:href="https://developer.mozilla.org/en-US/docs/Web/API/document.open" text:style-name="Internet_20_link" text:visited-style-name="Visited_20_Internet_20_Link"><text:span text:style-name="T10">document.open()</text:span></text:a><text:span text:style-name="T22">.</text:span></text:p>
            <text:p text:style-name="P99"><text:span text:style-name="T25">- </text:span><text:span text:style-name="Source_20_Text"><text:span text:style-name="T26">document.write(разметка);</text:span></text:span></text:p>
            <text:p text:style-name="P74"/>
            <text:p text:style-name="P106"><text:span text:style-name="T77">prompt() - </text:span><text:span text:style-name="T64">отображает диалоговое окно с необязательным запросом на ввод текста.</text:span><text:span text:style-name="T2"> </text:span></text:p>
            <text:p text:style-name="P99"><text:span text:style-name="T6">- </text:span><text:span text:style-name="T54">prompt(</text:span><text:span text:style-name="Emphasis"><text:span text:style-name="T54">message</text:span></text:span><text:span text:style-name="T54">, </text:span><text:span text:style-name="Emphasis"><text:span text:style-name="T54">default</text:span></text:span><text:span text:style-name="T54">);</text:span></text:p>
            <text:p text:style-name="P43"/>
            <text:p text:style-name="P91">Global Functions:</text:p>
            <text:p text:style-name="P91"/>
            <text:p text:style-name="P99"><text:span text:style-name="T81">decodeURI() - </text:span><text:span text:style-name="T49">декодирует унифицированный идентификатор ресурса</text:span><text:span text:style-name="T57"> </text:span><text:span text:style-name="T49">(URI), созданный при помощи метода </text:span><text:a xlink:type="simple" xlink:href="https://developer.mozilla.org/ru/docs/Web/JavaScript/Reference/Global_Objects/encodeURI" text:style-name="Internet_20_link" text:visited-style-name="Visited_20_Internet_20_Link"><text:span text:style-name="Source_20_Text"><text:span text:style-name="T67">encodeURI</text:span></text:span></text:a><text:span text:style-name="T57"> </text:span><text:span text:style-name="T49">или другой подобной процедуры.</text:span></text:p>
            <text:p text:style-name="P99"><text:span text:style-name="T25">- </text:span><text:span text:style-name="Source_20_Text"><text:span text:style-name="T51">decodeURI(</text:span></text:span><text:span text:style-name="Source_20_Text"><text:span text:style-name="Emphasis"><text:span text:style-name="T51">encodedURI</text:span></text:span></text:span><text:span text:style-name="Source_20_Text"><text:span text:style-name="T51">)</text:span></text:span></text:p>
            <text:p text:style-name="P74"/>
            <text:p text:style-name="P99"><text:span text:style-name="T81">decodeURIComponent() - </text:span><text:span text:style-name="T49">декодирует управляющие последовательности символов в компоненте Uniform Resource Identifier (URI), созданные с помощью метода </text:span><text:a xlink:type="simple" xlink:href="https://developer.mozilla.org/ru/docs/Web/JavaScript/Reference/Global_Objects/encodeURIComponent" text:style-name="Internet_20_link" text:visited-style-name="Visited_20_Internet_20_Link"><text:span text:style-name="Source_20_Text"><text:span text:style-name="T67">encodeURIComponent</text:span></text:span></text:a><text:span text:style-name="T57"> </text:span><text:span text:style-name="T49">или другой подобной процедуры.</text:span></text:p>
            <text:p text:style-name="P99"><text:span text:style-name="T25">- </text:span><text:span text:style-name="Source_20_Text"><text:span text:style-name="T51">decodeURIComponent(</text:span></text:span><text:span text:style-name="Source_20_Text"><text:span text:style-name="Emphasis"><text:span text:style-name="T51">encodedURI</text:span></text:span></text:span><text:span text:style-name="Source_20_Text"><text:span text:style-name="T51">)</text:span></text:span></text:p>
            <text:p text:style-name="P74"/>
            <text:p text:style-name="P106"><text:span text:style-name="T77">encodeURI() </text:span><text:span text:style-name="T1">- </text:span><text:span text:style-name="T60">кодирует универсальный идентификатор ресурса (URI), замещая некоторые символы на одну, две, три или четыре управляющие последовательности, представляющие UTF-8 кодировку символа (четыре управляющие последовательности будут использованы только для символов, состоящих из двух «суррогатных» символов</text:span><text:span text:style-name="T16">).</text:span></text:p>
            <text:p text:style-name="P99"><text:span text:style-name="T31">- </text:span><text:span text:style-name="Source_20_Text"><text:span text:style-name="T58">encodeURI(</text:span></text:span><text:span text:style-name="Source_20_Text"><text:span text:style-name="Emphasis"><text:span text:style-name="T58">URI</text:span></text:span></text:span><text:span text:style-name="Source_20_Text"><text:span text:style-name="T58">)</text:span></text:span></text:p>
            <text:p text:style-name="P76"/>
            <text:p text:style-name="P106"><text:span text:style-name="T79">encodeURIComponent() - </text:span><text:span text:style-name="T61">метод, кодирующий компонент универсального идентификатора ресурса (URI) заменой каждой определенной последовательности символов одной, двумя, тремя или четырьмя последовательностями символов, представленных в кодировке UTF-8 <text:s/>(будет только 4 управляющих последовательности для символов, состоящих из 2 "суррогатных" символов).</text:span></text:p>
            <text:p text:style-name="P75">- encodeURIComponent(str)</text:p>
            <text:p text:style-name="P73"/>
            <text:p text:style-name="P106"><text:span text:style-name="T77">eval() - </text:span><text:span text:style-name="T64">выполняет JavaScript код, представленный строкой.</text:span></text:p>
            <text:p text:style-name="P24"><text:span text:style-name="Source_20_Text"><text:span text:style-name="T51">- eval(</text:span></text:span><text:span text:style-name="Source_20_Text"><text:span text:style-name="Emphasis"><text:span text:style-name="T51">string</text:span></text:span></text:span><text:span text:style-name="Source_20_Text"><text:span text:style-name="T51">)</text:span></text:span></text:p>
            <text:p text:style-name="P78"/>
            <text:p text:style-name="P106"><text:span text:style-name="T77">isFinite() - </text:span><text:span text:style-name="T64">функция определяет, является ли переданное значение конечным числом. Если необходимо, параметр сначала преобразуется в число.</text:span></text:p>
            <text:p text:style-name="P99"><text:span text:style-name="T25">- </text:span><text:span text:style-name="T54">isFinite(</text:span><text:span text:style-name="Emphasis"><text:span text:style-name="T54">testValue</text:span></text:span><text:span text:style-name="T54">)</text:span></text:p>
            <text:p text:style-name="P74"/>
            <text:p text:style-name="P99"><text:span text:style-name="T81">isNaN() - </text:span><text:span text:style-name="T49">определяет является ли литерал или переменная нечисловым значением (</text:span><text:a xlink:type="simple" xlink:href="https://developer.mozilla.org/ru/docs/Web/JavaScript/Reference/Global_Objects/NaN" text:style-name="Internet_20_link" text:visited-style-name="Visited_20_Internet_20_Link"><text:span text:style-name="Source_20_Text"><text:span text:style-name="T67">NaN</text:span></text:span></text:a><text:span text:style-name="T49">) или нет.</text:span><text:span text:style-name="T5"> </text:span></text:p>
            <text:p text:style-name="P99"><text:span text:style-name="T6">- </text:span><text:span text:style-name="Source_20_Text"><text:span text:style-name="T51">isNaN(</text:span></text:span><text:span text:style-name="Source_20_Text"><text:span text:style-name="Emphasis"><text:span text:style-name="T51">значение</text:span></text:span></text:span><text:span text:style-name="Source_20_Text"><text:span text:style-name="T51">)</text:span></text:span></text:p>
            <text:p text:style-name="P35"/>
            <text:p text:style-name="P99"><text:span text:style-name="T81">Number() - </text:span><text:span text:style-name="T49">является объектом-обёрткой, позволяющей вам работать с числовыми значениями. Объект </text:span><text:span text:style-name="Source_20_Text"><text:span text:style-name="T7">Number</text:span></text:span><text:span text:style-name="T57"> </text:span><text:span text:style-name="T49">создаётся через конструктор </text:span><text:span text:style-name="Source_20_Text"><text:span text:style-name="T7">Number()</text:span></text:span><text:span text:style-name="T49">.</text:span><text:span text:style-name="T5"> </text:span></text:p>
            <text:p text:style-name="P99"><text:span text:style-name="T6">- </text:span><text:span text:style-name="T54">var </text:span><text:span text:style-name="Emphasis"><text:span text:style-name="T54">a</text:span></text:span><text:span text:style-name="T54"> = new Number('123'); // a === 123 is false</text:span></text:p>
            <text:p text:style-name="P35"/>
            <text:p text:style-name="P106"><text:span text:style-name="T77">parseFloat() - </text:span><text:span text:style-name="T64">принимает строку в качестве аргумента и возвращает десятичное число (число с плавающей точкой)</text:span><text:span text:style-name="T13">.</text:span></text:p>
            <text:p text:style-name="P99"><text:span text:style-name="T25">- </text:span><text:span text:style-name="T54">parseFloat(</text:span><text:span text:style-name="Emphasis"><text:span text:style-name="T54">строка</text:span></text:span><text:span text:style-name="T54">)</text:span></text:p>
            <text:p text:style-name="P74"/>
            <text:p text:style-name="P106"><text:span text:style-name="T77">parseInt() - </text:span><text:span text:style-name="T62">принимает строку в качестве аргумента и возвращает целое число в соответствии с указанным основанием системы счисления.</text:span></text:p>
            <text:p text:style-name="P99"><text:span text:style-name="T25">- </text:span><text:span text:style-name="T54">parseInt(</text:span><text:span text:style-name="Emphasis"><text:span text:style-name="T54">string</text:span></text:span><text:span text:style-name="T54">, </text:span><text:span text:style-name="Emphasis"><text:span text:style-name="T54">radix</text:span></text:span><text:span text:style-name="T54">)</text:span></text:p>
            <text:p text:style-name="P47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118"><text:soft-page-break/><text:span text:style-name="Source_20_Text"><text:span text:style-name="T102">=&gt; </text:span></text:span><text:span text:style-name="Source_20_Text"><text:span text:style-name="T97">eval</text:span></text:span><text:span text:style-name="Strong_20_Emphasis"><text:span text:style-name="T97"> </text:span></text:span><text:span text:style-name="Strong_20_Emphasis"><text:span text:style-name="T99">не может инстанциировать переменные и функции в контексте вызова</text:span></text:span><text:span text:style-name="T99"> (спецификация </text:span><text:a xlink:type="simple" xlink:href="http://es5.javascript.ru/x10.html#x10.4.2" text:style-name="Internet_20_link" text:visited-style-name="Visited_20_Internet_20_Link"><text:span text:style-name="T99">§10.4.2</text:span></text:a><text:span text:style-name="T99">).</text:span></text:p>
            <text:p text:style-name="P23"><text:span text:style-name="Source_20_Text"><text:span text:style-name="T83">(function () {</text:span></text:span></text:p>
            <text:p text:style-name="P23"><text:span text:style-name="Source_20_Text"><text:span text:style-name="T83"><text:s text:c="2"/>"use strict";</text:span></text:span></text:p>
            <text:p text:style-name="P23"><text:span text:style-name="Source_20_Text"><text:span text:style-name="T83"><text:s text:c="2"/>eval("var x = 5");</text:span></text:span></text:p>
            <text:p text:style-name="P23"><text:span text:style-name="Source_20_Text"><text:span text:style-name="T83"><text:s text:c="2"/>return x; // ReferenceError: x is not defined</text:span></text:span></text:p>
            <text:p text:style-name="P23"><text:span text:style-name="Source_20_Text"><text:span text:style-name="T83">})();</text:span></text:span></text:p>
            <text:p text:style-name="P27"/>
            <text:p text:style-name="P23"><text:span text:style-name="Source_20_Text"><text:span text:style-name="T83">(function () {</text:span></text:span></text:p>
            <text:p text:style-name="P23"><text:span text:style-name="Source_20_Text"><text:span text:style-name="T83"><text:s text:c="2"/>eval("var x = 5");</text:span></text:span></text:p>
            <text:p text:style-name="P23"><text:span text:style-name="Source_20_Text"><text:span text:style-name="T83"><text:s text:c="2"/>return x;</text:span></text:span></text:p>
            <text:p text:style-name="P23"><text:span text:style-name="Source_20_Text"><text:span text:style-name="T99">})(); // Возвращает 5</text:span></text:span></text:p>
            <text:p text:style-name="P118"><text:span text:style-name="Source_20_Text"><text:span text:style-name="T103">=&gt; </text:span></text:span><text:span text:style-name="Source_20_Text"><text:span text:style-name="T97">this</text:span></text:span><text:span text:style-name="Strong_20_Emphasis"><text:span text:style-name="T99"> не преобразуется в объект</text:span></text:span><text:span text:style-name="T99">, а </text:span><text:span text:style-name="Strong_20_Emphasis"><text:span text:style-name="T99">если значение </text:span></text:span><text:span text:style-name="Source_20_Text"><text:span text:style-name="T99">this</text:span></text:span><text:span text:style-name="Strong_20_Emphasis"><text:span text:style-name="T99"> - </text:span></text:span><text:span text:style-name="Source_20_Text"><text:span text:style-name="T99">undefined</text:span></text:span><text:span text:style-name="Strong_20_Emphasis"><text:span text:style-name="T99"> или </text:span></text:span><text:span text:style-name="Source_20_Text"><text:span text:style-name="T99">null</text:span></text:span><text:span text:style-name="Strong_20_Emphasis"><text:span text:style-name="T99">, то не преобразуется в глобальный объект</text:span></text:span><text:span text:style-name="T99"> (спецификация </text:span><text:a xlink:type="simple" xlink:href="http://es5.javascript.ru/x10.html#x10.4.3" text:style-name="Internet_20_link" text:visited-style-name="Visited_20_Internet_20_Link"><text:span text:style-name="T99">§10.4.3</text:span></text:a><text:span text:style-name="T99">).</text:span></text:p>
            <text:p text:style-name="P23"><text:span text:style-name="Source_20_Text"><text:span text:style-name="T83">function f() {</text:span></text:span></text:p>
            <text:p text:style-name="P23"><text:span text:style-name="Source_20_Text"><text:span text:style-name="T83"><text:s text:c="2"/>"use strict";</text:span></text:span></text:p>
            <text:p text:style-name="P23"><text:span text:style-name="Source_20_Text"><text:span text:style-name="T83"><text:s text:c="2"/>return this;</text:span></text:span></text:p>
            <text:p text:style-name="P23"><text:span text:style-name="Source_20_Text"><text:span text:style-name="T83">};</text:span></text:span></text:p>
            <text:p text:style-name="P23"><text:span text:style-name="Source_20_Text"><text:span text:style-name="T83">f.call(4); // возвращает 4</text:span></text:span></text:p>
            <text:p text:style-name="P23"><text:span text:style-name="Source_20_Text"><text:span text:style-name="T83">f.call(null); // возвращает null</text:span></text:span></text:p>
            <text:p text:style-name="P23"><text:span text:style-name="Source_20_Text"><text:span text:style-name="T83">f.call(undefined); // возвращает undefined</text:span></text:span></text:p>
            <text:p text:style-name="P27"/>
            <text:p text:style-name="P23"><text:span text:style-name="Source_20_Text"><text:span text:style-name="T83">function f() {</text:span></text:span></text:p>
            <text:p text:style-name="P23"><text:span text:style-name="Source_20_Text"><text:span text:style-name="T83"><text:s text:c="2"/>return this;</text:span></text:span></text:p>
            <text:p text:style-name="P23"><text:span text:style-name="Source_20_Text"><text:span text:style-name="T83">};</text:span></text:span></text:p>
            <text:p text:style-name="P23"><text:span text:style-name="Source_20_Text"><text:span text:style-name="T83">f.call(4); // возвращает [object Number]</text:span></text:span></text:p>
            <text:p text:style-name="P23"><text:span text:style-name="Source_20_Text"><text:span text:style-name="T83">f.call(null); // возвращает [object global]</text:span></text:span></text:p>
            <text:p text:style-name="P23"><text:span text:style-name="Source_20_Text"><text:span text:style-name="T83">f.call(undefined); // возвращает [object global]</text:span></text:span></text:p>
            <text:p text:style-name="P118"><text:span text:style-name="Source_20_Text"><text:span text:style-name="T103">=&gt; </text:span></text:span><text:span text:style-name="Source_20_Text"><text:span text:style-name="T97">eval</text:span></text:span><text:span text:style-name="Strong_20_Emphasis"><text:span text:style-name="T97"> и </text:span></text:span><text:span text:style-name="Source_20_Text"><text:span text:style-name="T97">arguments</text:span></text:span><text:span text:style-name="Strong_20_Emphasis"><text:span text:style-name="T97"> - нельзя изменить или использовать в качестве имени</text:span></text:span><text:span text:style-name="T97"> </text:span><text:span text:style-name="T99">(спецификация </text:span><text:a xlink:type="simple" xlink:href="http://es5.javascript.ru/x11.html#x11.4.4" text:style-name="Internet_20_link" text:visited-style-name="Visited_20_Internet_20_Link"><text:span text:style-name="T99">§11.4.4</text:span></text:a><text:span text:style-name="T99">, </text:span><text:a xlink:type="simple" xlink:href="http://es5.javascript.ru/x11.html#x11.4.5" text:style-name="Internet_20_link" text:visited-style-name="Visited_20_Internet_20_Link"><text:span text:style-name="T99">§11.4.5</text:span></text:a><text:span text:style-name="T99">, </text:span><text:a xlink:type="simple" xlink:href="http://es5.javascript.ru/x11.html#x11.13" text:style-name="Internet_20_link" text:visited-style-name="Visited_20_Internet_20_Link"><text:span text:style-name="T99">§11.13</text:span></text:a><text:span text:style-name="T99">, </text:span><text:a xlink:type="simple" xlink:href="http://es5.javascript.ru/x12.html#x12.2.1" text:style-name="Internet_20_link" text:visited-style-name="Visited_20_Internet_20_Link"><text:span text:style-name="T99">§12.2.1</text:span></text:a><text:span text:style-name="T99">, </text:span><text:a xlink:type="simple" xlink:href="http://es5.javascript.ru/x12.html#x12.10" text:style-name="Internet_20_link" text:visited-style-name="Visited_20_Internet_20_Link"><text:span text:style-name="T99">§12.10</text:span></text:a><text:span text:style-name="T99">, </text:span><text:a xlink:type="simple" xlink:href="http://es5.javascript.ru/x12.html#x12.14.1" text:style-name="Internet_20_link" text:visited-style-name="Visited_20_Internet_20_Link"><text:span text:style-name="T99">§12.14.1</text:span></text:a><text:span text:style-name="T99">, </text:span><text:a xlink:type="simple" xlink:href="http://es5.javascript.ru/x13.html#x13.1" text:style-name="Internet_20_link" text:visited-style-name="Visited_20_Internet_20_Link"><text:span text:style-name="T99">§13.1</text:span></text:a><text:span text:style-name="T99">).</text:span></text:p>
            <text:p text:style-name="P23"><text:span text:style-name="Source_20_Text"><text:span text:style-name="T83">function eval(arguments) {</text:span></text:span></text:p>
            <text:p text:style-name="P23"><text:span text:style-name="Source_20_Text"><text:span text:style-name="T83"><text:s text:c="2"/>"use strict";</text:span></text:span></text:p>
            <text:p text:style-name="P23"><text:span text:style-name="Source_20_Text"><text:span text:style-name="T83"><text:s text:c="2"/>eval = "5"; // SyntaxError: Unexpected eval or arguments in strict mode</text:span></text:span></text:p>
            <text:p text:style-name="P23"><text:span text:style-name="Source_20_Text"><text:span text:style-name="T83"><text:s text:c="2"/>++eval; // SyntaxError</text:span></text:span></text:p>
            <text:p text:style-name="P23"><text:span text:style-name="Source_20_Text"><text:span text:style-name="T83"><text:s text:c="2"/>arguments++; // SyntaxError</text:span></text:span></text:p>
            <text:p text:style-name="P23"><text:span text:style-name="Source_20_Text"><text:span text:style-name="T83"><text:s text:c="2"/>try {</text:span></text:span></text:p>
            <text:p text:style-name="P23"><text:span text:style-name="Source_20_Text"><text:span text:style-name="T83"><text:s text:c="4"/>var arguments = 5; // SyntaxError </text:span></text:span></text:p>
            <text:p text:style-name="P23"><text:span text:style-name="Source_20_Text"><text:span text:style-name="T83"><text:s text:c="2"/>} catch(eval) {} // SyntaxError</text:span></text:span></text:p>
            <text:p text:style-name="P23"><text:span text:style-name="Source_20_Text"><text:span text:style-name="T83"><text:s text:c="2"/>return arguments.eval;</text:span></text:span></text:p>
            <text:p text:style-name="P23"><text:span text:style-name="Source_20_Text"><text:span text:style-name="T83">}</text:span></text:span></text:p>
            <text:p text:style-name="P23"><text:span text:style-name="Source_20_Text"><text:span text:style-name="T83">function eval(arguments) {</text:span></text:span></text:p>
            <text:p text:style-name="P23"><text:span text:style-name="Source_20_Text"><text:span text:style-name="T83"><text:s text:c="2"/>eval = "5";</text:span></text:span></text:p>
            <text:p text:style-name="P23"><text:span text:style-name="Source_20_Text"><text:span text:style-name="T83"><text:s text:c="2"/>++eval;</text:span></text:span></text:p>
            <text:p text:style-name="P23"><text:span text:style-name="Source_20_Text"><text:span text:style-name="T83"><text:s text:c="2"/>arguments++;</text:span></text:span></text:p>
            <text:p text:style-name="P23"><text:span text:style-name="Source_20_Text"><text:span text:style-name="T83"><text:s text:c="2"/>try {</text:span></text:span></text:p>
            <text:p text:style-name="P23"><text:span text:style-name="Source_20_Text"><text:span text:style-name="T83"><text:s text:c="4"/>var arguments = 5;</text:span></text:span></text:p>
            <text:p text:style-name="P23"><text:span text:style-name="Source_20_Text"><text:span text:style-name="T83"><text:s text:c="2"/>} catch(eval) {}</text:span></text:span></text:p>
            <text:p text:style-name="P23"><text:span text:style-name="Source_20_Text"><text:span text:style-name="T83"><text:s text:c="2"/>return arguments.eval;</text:span></text:span></text:p>
            <text:p text:style-name="P23"><text:span text:style-name="Source_20_Text"><text:span text:style-name="T83">}</text:span></text:span></text:p>
            <text:p text:style-name="P23"><text:span text:style-name="Source_20_Text"><text:span text:style-name="T83">eval(); // возвращает 5</text:span></text:span></text:p>
            <text:p text:style-name="P118"><text:span text:style-name="Strong_20_Emphasis"><text:span text:style-name="T103">=&gt; </text:span></text:span><text:span text:style-name="Strong_20_Emphasis"><text:span text:style-name="T97">нельзя использовать </text:span></text:span><text:span text:style-name="Source_20_Text"><text:span text:style-name="T97">argument.caller</text:span></text:span><text:span text:style-name="Strong_20_Emphasis"><text:span text:style-name="T97"> и </text:span></text:span><text:span text:style-name="Source_20_Text"><text:span text:style-name="T97">arguments.callee</text:span></text:span><text:span text:style-name="T99"> (спецификация </text:span><text:a xlink:type="simple" xlink:href="http://es5.javascript.ru/x13.html#x13.2" text:style-name="Internet_20_link" text:visited-style-name="Visited_20_Internet_20_Link"><text:span text:style-name="T99">§13.2</text:span></text:a><text:span text:style-name="T99">).</text:span></text:p>
            <text:p text:style-name="P23"><text:span text:style-name="Source_20_Text"><text:span text:style-name="T83">(function f() {</text:span></text:span></text:p>
            <text:p text:style-name="P23"><text:span text:style-name="Source_20_Text"><text:span text:style-name="T83"><text:s text:c="2"/>"use strict";</text:span></text:span></text:p>
            <text:p text:style-name="P23"><text:span text:style-name="Source_20_Text"><text:span text:style-name="T83"><text:s text:c="2"/>arguments.caller; // TypeError: 'caller', 'callee', and 'arguments' properties may not be accessed on strict mode functions or the arguments objects for calls to them</text:span></text:span></text:p>
            <text:p text:style-name="P23"><text:span text:style-name="Source_20_Text"><text:span text:style-name="T83"><text:s text:c="2"/>arguments.callee; // TypeError: 'caller', 'callee', and 'arguments' properties may not be accessed on strict mode functions or the arguments objects for calls to them</text:span></text:span></text:p>
            <text:p text:style-name="P23"><text:span text:style-name="Source_20_Text"><text:span text:style-name="T83"><text:s text:c="2"/>f.arguments; <text:s text:c="5"/>// TypeError: 'caller', 'callee', and 'arguments' properties may not be accessed on strict mode functions or the arguments objects for calls to them</text:span></text:span></text:p>
            <text:p text:style-name="P23"><text:span text:style-name="Source_20_Text"><text:span text:style-name="T83">})();</text:span></text:span></text:p>
            <text:p text:style-name="P118"><text:span text:style-name="Strong_20_Emphasis"><text:span text:style-name="T101">=&gt; </text:span></text:span><text:span text:style-name="Strong_20_Emphasis"><text:span text:style-name="T99">больше слов, зарезервированных для использования в будущем</text:span></text:span><text:span text:style-name="T99"> (спецификация </text:span><text:a xlink:type="simple" xlink:href="http://es5.javascript.ru/x7.html#x7.6.1.2" text:style-name="Internet_20_link" text:visited-style-name="Visited_20_Internet_20_Link"><text:span text:style-name="T99">§7.6.1.2</text:span></text:a><text:span text:style-name="T99">).</text:span></text:p>
            <text:p text:style-name="P23"><text:span text:style-name="Source_20_Text"><text:span text:style-name="T83">(function () {</text:span></text:span></text:p>
            <text:p text:style-name="P23"><text:span text:style-name="Source_20_Text"><text:span text:style-name="T83"><text:s text:c="2"/>"use strict";</text:span></text:span></text:p>
            <text:p text:style-name="P23"><text:span text:style-name="Source_20_Text"><text:span text:style-name="T83"><text:s text:c="2"/>var implements, let, private, public, yield, interface, package, protected, static;</text:span></text:span></text:p>
            <text:p text:style-name="P23"><text:span text:style-name="Source_20_Text"><text:span text:style-name="T83">})(); // SyntaxError: Unexpected strict mode reserved word</text:span></text:span></text:p>
            <text:p text:style-name="P121"><text:span text:style-name="Strong_20_Emphasis"><text:span text:style-name="T101">=&gt; </text:span></text:span><text:span text:style-name="Strong_20_Emphasis"><text:span text:style-name="T99">нельзя использовать литералы восьмеричной СС</text:span></text:span><text:span text:style-name="T99"> (спецификация </text:span><text:a xlink:type="simple" xlink:href="http://es5.javascript.ru/B.html#B.1.1" text:style-name="Internet_20_link" text:visited-style-name="Visited_20_Internet_20_Link"><text:span text:style-name="T99">B.1.1</text:span></text:a><text:span text:style-name="T99">, </text:span><text:a xlink:type="simple" xlink:href="http://es5.javascript.ru/B.html#B.1.2" text:style-name="Internet_20_link" text:visited-style-name="Visited_20_Internet_20_Link"><text:span text:style-name="T99">B.1.2</text:span></text:a><text:span text:style-name="T99">).</text:span></text:p>
            <text:p text:style-name="P23"><text:span text:style-name="Source_20_Text"><text:span text:style-name="T83">(function () {</text:span></text:span></text:p>
            <text:p text:style-name="P23"><text:span text:style-name="Source_20_Text"><text:span text:style-name="T83"><text:s text:c="2"/>"use strict";</text:span></text:span></text:p>
            <text:p text:style-name="P23"><text:span text:style-name="Source_20_Text"><text:span text:style-name="T83"><text:s text:c="2"/>return 010 + // SyntaxError: Octal literals are not allowed in strict mode.</text:span></text:span></text:p>
            <text:p text:style-name="P23"><text:span text:style-name="Source_20_Text"><text:span text:style-name="T83"><text:s text:c="4"/>"\077"; <text:s text:c="3"/>// SyntaxError: Octal literals are not allowed in strict mode.</text:span></text:span></text:p>
            <text:p text:style-name="P23"><text:span text:style-name="Source_20_Text"><text:span text:style-name="T83">})();</text:span></text:span></text:p>
            <text:p text:style-name="P27"/>
            <text:p text:style-name="P23"><text:span text:style-name="Source_20_Text"><text:span text:style-name="T83">(function () {</text:span></text:span></text:p>
            <text:p text:style-name="P23"><text:span text:style-name="Source_20_Text"><text:span text:style-name="T83"><text:s text:c="2"/>return 010 + "\077";</text:span></text:span></text:p>
            <text:p text:style-name="P23"><text:span text:style-name="Source_20_Text"><text:span text:style-name="T85">})(); // возвращает "8?"</text:span></text:span></text:p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136"><text:soft-page-break/><text:span text:style-name="T11"/></text:p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7"/>
            <text:p text:style-name="P136"><text:span text:style-name="T11"/></text:p>
            <text:p text:style-name="P81"/>
            <text:p text:style-name="P81"/>
            <text:p text:style-name="P81"/>
            <text:p text:style-name="P81"/>
            <text:p text:style-name="P81"/>
            <text:p text:style-name="P81"><text:soft-page-break/>Numbers and Math</text:p>
            <text:p text:style-name="P81"/>
            <text:p text:style-name="P94">Number Properties:</text:p>
            <text:p text:style-name="P94"/>
            <text:p text:style-name="P34">MAX_VALUE</text:p>
            <text:p text:style-name="P46">The maximum numeric value representable in JavaScript</text:p>
            <text:p text:style-name="P34">MIN_VALUE</text:p>
            <text:p text:style-name="P46">Smallest positive numeric value representable in JavaScript</text:p>
            <text:p text:style-name="P34">NaN</text:p>
            <text:p text:style-name="P46">The “Not-a-Number” value</text:p>
            <text:p text:style-name="P34">NEGATIVE_INFINITY</text:p>
            <text:p text:style-name="P46">The negative Infinity value</text:p>
            <text:p text:style-name="P34">POSITIVE_INFINITY</text:p>
            <text:p text:style-name="P46">Positive Infinity value</text:p>
            <text:p text:style-name="P34">Number Methods</text:p>
            <text:p text:style-name="P34">toExponential()</text:p>
            <text:p text:style-name="P46">Returns a string with a rounded number written as exponential notation</text:p>
            <text:p text:style-name="P34">toFixed()</text:p>
            <text:p text:style-name="P46">Returns the string of a number with a specified number of decimals</text:p>
            <text:p text:style-name="P46">WebsiteSetup.org - Beginner’s Javascript Cheat Sheet 10</text:p>
            <text:p text:style-name="P34">toPrecision()</text:p>
            <text:p text:style-name="P46">String of a number written with a specified length</text:p>
            <text:p text:style-name="P34">toString()</text:p>
            <text:p text:style-name="P46">Returns a number as a string</text:p>
            <text:p text:style-name="P34">valueOf()</text:p>
            <text:p text:style-name="P46">Returns a number as a number</text:p>
            <text:p text:style-name="P46"/>
            <text:p text:style-name="P94">Math Properties:</text:p>
            <text:p text:style-name="P94"/>
            <text:p text:style-name="P34">E Euler’s number</text:p>
            <text:p text:style-name="P34">LN2 The natural logarithm of 2</text:p>
            <text:p text:style-name="P34">LN10 Natural logarithm of 10</text:p>
            <text:p text:style-name="P34">LOG2E Base 2 logarithm of E</text:p>
            <text:p text:style-name="P34">LOG10E Base 10 logarithm of E</text:p>
            <text:p text:style-name="P34">PI The number PI</text:p>
            <text:p text:style-name="P34">SQRT1_2 Square root of 1/2</text:p>
            <text:p text:style-name="P34">SQRT2 The square root of 2</text:p>
            <text:p text:style-name="P34"/>
            <text:p text:style-name="P94">Math Methods:</text:p>
            <text:p text:style-name="P94"/>
            <text:p text:style-name="P46"><text:span text:style-name="T77">abs(x)</text:span><text:span text:style-name="T91"> <text:s/>- </text:span>Returns the absolute (positive) value of x</text:p>
            <text:p text:style-name="P46"><text:span text:style-name="T77">acos(x)</text:span><text:span text:style-name="T91"> - </text:span>The arccosine of x, in radians</text:p>
            <text:p text:style-name="P46"><text:span text:style-name="T77">asin(x)</text:span><text:span text:style-name="T91"> - </text:span>Arcsine of x, in radians</text:p>
            <text:p text:style-name="P46"><text:span text:style-name="T77">atan(x)</text:span><text:span text:style-name="T91"> - </text:span>The arctangent of x as a numeric value</text:p>
            <text:p text:style-name="P46"><text:span text:style-name="T77">atan2(y,x)</text:span><text:span text:style-name="T91"> - </text:span>Arctangent of the quotient of its arguments</text:p>
            <text:p text:style-name="P46"><text:span text:style-name="T77">ceil(x)</text:span><text:span text:style-name="T91"> - </text:span>Value of x rounded up to its nearest integer</text:p>
            <text:p text:style-name="P46"><text:span text:style-name="T77">cos(x)</text:span><text:span text:style-name="T91"> <text:s/>- </text:span>The cosine of x (x is in radians)</text:p>
            <text:p text:style-name="P46"><text:span text:style-name="T77">exp(x)</text:span><text:span text:style-name="T91"> - </text:span>Value of Ex</text:p>
            <text:p text:style-name="P46"><text:span text:style-name="T77">floor(x)</text:span><text:span text:style-name="T91"> - </text:span>The value of x rounded down to its nearest integer</text:p>
            <text:p text:style-name="P46"><text:span text:style-name="T77">log(x)</text:span><text:span text:style-name="T91"> - </text:span>The natural logarithm (base E) of x</text:p>
            <text:p text:style-name="P46"><text:span text:style-name="T77">max(x,y,z,...,n)</text:span><text:span text:style-name="T91"> - </text:span>Returns the number with the highest value</text:p>
            <text:p text:style-name="P46"><text:span text:style-name="T77">min(x,y,z,...,n)</text:span><text:span text:style-name="T91"> - </text:span>Same for the number with the lowest value</text:p>
            <text:p text:style-name="P46"><text:span text:style-name="T77">pow(x,y)</text:span><text:span text:style-name="T91"> - </text:span>X to the power of y</text:p>
            <text:p text:style-name="P46"><text:span text:style-name="T77">random()</text:span><text:span text:style-name="T91"> - </text:span>Returns a random number between 0 and 1</text:p>
            <text:p text:style-name="P46"><text:span text:style-name="T77">round(x)</text:span><text:span text:style-name="T91"> - </text:span>The value of x rounded to its nearest integer</text:p>
            <text:p text:style-name="P46"><text:span text:style-name="T77">sin(x)</text:span><text:span text:style-name="T91"> <text:s text:c="2"/>- </text:span>The sine of x (x is in radians)</text:p>
            <text:p text:style-name="P46"><text:span text:style-name="T77">sqrt(x)</text:span><text:span text:style-name="T91"> <text:s/>- </text:span>Square root of x</text:p>
            <text:p text:style-name="P39"><text:span text:style-name="T76">tan(x)</text:span> <text:s text:c="2"/>- <text:span text:style-name="T94">The tangent of an angle</text:span></text:p>
            <text:p text:style-name="P54"/>
            <text:p text:style-name="P68">Dealing with Dates</text:p>
            <text:p text:style-name="P68"/>
            <text:p text:style-name="P94">Setting Dates:</text:p>
            <text:p text:style-name="P94"/>
            <text:p text:style-name="P87">Date()</text:p>
            <text:p text:style-name="P46">Creates a new date object with the current date and time</text:p>
            <text:p text:style-name="P46">WebsiteSetup.org - Beginner’s Javascript Cheat Sheet 12</text:p>
            <text:p text:style-name="P87">Date(2017, 5, 21, 3, 23, 10, 0)</text:p>
            <text:p text:style-name="P46">Create a custom date object. The numbers represent year, month, day, hour, minutes, seconds,</text:p>
            <text:p text:style-name="P46">milliseconds. You can omit anything you want except for year and month.</text:p>
            <text:p text:style-name="P87">Date("2017-06-23")</text:p>
            <text:p text:style-name="P46">Date declaration as a string</text:p>
            <text:p text:style-name="P46"/>
            <text:p text:style-name="P94">Pulling Date and Time Values:</text:p>
            <text:p text:style-name="P94"/>
            <text:p text:style-name="P89"><text:span text:style-name="T91">getDate() - </text:span><text:span text:style-name="T1">Get the day of the month as a number (1-31)</text:span></text:p>
            <text:p text:style-name="P89"><text:span text:style-name="T91">getDay() - </text:span><text:span text:style-name="T1">The weekday as a number (0-6)</text:span></text:p>
            <text:p text:style-name="P89"><text:span text:style-name="T91">getFullYear() - </text:span><text:span text:style-name="T1">Year as a four digit number (yyyy)</text:span></text:p>
            <text:p text:style-name="P89"><text:span text:style-name="T91">getHours() - </text:span><text:span text:style-name="T1">Get the hour (0-23)</text:span></text:p>
            <text:p text:style-name="P89"><text:span text:style-name="T91">getMilliseconds() - </text:span><text:span text:style-name="T1">The millisecond (0-999)</text:span></text:p>
            <text:p text:style-name="P89"><text:span text:style-name="T91">getMinutes() - </text:span><text:span text:style-name="T1">Get the minute (0-59)</text:span></text:p>
            <text:p text:style-name="P89"><text:span text:style-name="T91">getMonth() - </text:span><text:span text:style-name="T1">Month as a number (0-11)</text:span></text:p>
            <text:p text:style-name="P89"><text:span text:style-name="T91">getSeconds() - </text:span><text:span text:style-name="T1">Get the second (0-59)</text:span></text:p>
            <text:p text:style-name="P89"><text:span text:style-name="T91">getTime() - </text:span><text:span text:style-name="T1">Get the milliseconds since January 1, 1970</text:span></text:p>
            <text:p text:style-name="P89"><text:span text:style-name="T91">getUTCDate() - </text:span><text:span text:style-name="T1">The day (date) of the month in the specified date according to universal time (also available for</text:span></text:p>
            <text:p text:style-name="P46">day, month, fullyear, hours, minutes etc.)</text:p>
            <text:p text:style-name="P89"><text:span text:style-name="T91">parse - </text:span><text:span text:style-name="T1">Parses a string representation of a date, and returns the number of milliseconds since January</text:span></text:p>
            <text:p text:style-name="P46">1, 1970</text:p>
            <text:p text:style-name="P46"/>
            <text:p text:style-name="P94">Set Part of a Date:</text:p>
            <text:p text:style-name="P94"/>
            <text:p text:style-name="P89"><text:span text:style-name="T91">setDate() - </text:span><text:span text:style-name="T1">Set the day as a number (1-31)</text:span></text:p>
            <text:p text:style-name="P89"><text:span text:style-name="T91">setFullYear() - </text:span><text:span text:style-name="T1">Sets the year (optionally month and day)</text:span></text:p>
            <text:p text:style-name="P89"><text:span text:style-name="T91">setHours() - </text:span><text:span text:style-name="T1">Set the hour (0-23)</text:span></text:p>
            <text:p text:style-name="P89"><text:span text:style-name="T91">setMilliseconds() - </text:span><text:span text:style-name="T1">Set milliseconds (0-999)</text:span></text:p>
            <text:p text:style-name="P89"><text:span text:style-name="T91">setMinutes() - </text:span><text:span text:style-name="T1">Sets the minutes (0-59)</text:span></text:p>
            <text:p text:style-name="P89"><text:span text:style-name="T91">setMonth() - </text:span><text:span text:style-name="T1">Set the month (0-11)</text:span></text:p>
            <text:p text:style-name="P89"><text:span text:style-name="T91">setSeconds() - </text:span><text:span text:style-name="T1">Sets the seconds (0-59)</text:span></text:p>
            <text:p text:style-name="P89"><text:span text:style-name="T91">setTime() -</text:span><text:span text:style-name="T1">Set the time (milliseconds since January 1, 1970)</text:span></text:p>
            <text:p text:style-name="P89"><text:span text:style-name="T91">setUTCDate() - </text:span><text:span text:style-name="T1">Sets the day of the month for a specified date according to universal time (also available for</text:span></text:p>
            <text:p text:style-name="P39">day, month, fullyear, hours, minutes etc.)</text:p>
            <text:p text:style-name="P54"/>
            <text:p text:style-name="P54"/>
            <text:p text:style-name="P54"/>
          </table:table-cell>
        </table:table-row>
        <table:table-row table:style-name="TableLine345296672">
          <table:table-cell table:style-name="Таблица1.A2" office:value-type="string">
            <text:p text:style-name="P62"/>
          </table:table-cell>
          <table:table-cell table:style-name="Таблица1.B2" office:value-type="string">
            <text:p text:style-name="P51"/>
          </table:table-cell>
        </table:table-row>
        <text:soft-page-break/>
        <table:table-row table:style-name="TableLine345297488">
          <table:table-cell table:style-name="Таблица1.A2" office:value-type="string">
            <text:p text:style-name="P52"/>
            <text:p text:style-name="P66">DOM Node</text:p>
            <text:p text:style-name="P66"/>
            <text:p text:style-name="P92">Node Properties:</text:p>
            <text:p text:style-name="P31"/>
            <text:p text:style-name="P44"><text:span text:style-name="T77">attributes</text:span><text:span text:style-name="T91"> - </text:span>Returns a live collection of all attributes registered to and element</text:p>
            <text:p text:style-name="P44"><text:span text:style-name="T77">baseURI</text:span><text:span text:style-name="T91"> - </text:span>Provides the absolute base URL of an HTML element</text:p>
            <text:p text:style-name="P44"><text:span text:style-name="T77">childNodes</text:span><text:span text:style-name="T91"> - </text:span>Gives a collection of an element’s child nodes</text:p>
            <text:p text:style-name="P44"><text:span text:style-name="T77">firstChild</text:span><text:span text:style-name="T91"> - </text:span>Returns the first child node of an element</text:p>
            <text:p text:style-name="P44"><text:span text:style-name="T77">lastChild</text:span><text:span text:style-name="T91"> - </text:span>The last child node of an element</text:p>
            <text:p text:style-name="P44"><text:span text:style-name="T77">nextSibling</text:span><text:span text:style-name="T91"> - </text:span>Gives you the next node at the same node tree level</text:p>
            <text:p text:style-name="P44"><text:span text:style-name="T77">nodeName</text:span><text:span text:style-name="T91"> - </text:span>Returns the name of a node</text:p>
            <text:p text:style-name="P44"><text:span text:style-name="T77">nodeType</text:span><text:span text:style-name="T91"> - </text:span>Returns the type of a node</text:p>
            <text:p text:style-name="P44"><text:span text:style-name="T77">nodeValue</text:span><text:span text:style-name="T91"> - </text:span>Sets or returns the value of a node</text:p>
            <text:p text:style-name="P44"><text:span text:style-name="T77">ownerDocument</text:span><text:span text:style-name="T91"> - </text:span>The top-level document object for this node</text:p>
            <text:p text:style-name="P44"><text:span text:style-name="T77">parentNode</text:span><text:span text:style-name="T91"> - </text:span>Returns the parent node of an element</text:p>
            <text:p text:style-name="P44"><text:span text:style-name="T77">previousSibling</text:span><text:span text:style-name="T91"> - </text:span>Returns the node immediately preceding the current one</text:p>
            <text:p text:style-name="P44"><text:span text:style-name="T77">textContent</text:span><text:span text:style-name="T91"> - </text:span>Sets or returns the textual content of a node and its descendants</text:p>
            <text:p text:style-name="P59"/>
            <text:p text:style-name="P92">Node Methods:</text:p>
            <text:p text:style-name="P31"/>
            <text:p text:style-name="P44"><text:span text:style-name="T91">appendChild() </text:span>Adds a new child node to an element as the last child node</text:p>
            <text:p text:style-name="P44"><text:span text:style-name="T91">cloneNode() </text:span>Clones an HTML element</text:p>
            <text:p text:style-name="P44"><text:span text:style-name="T91">compareDocumentPosition() </text:span>Compares the document position of two elements</text:p>
            <text:p text:style-name="P44"><text:span text:style-name="T91">getFeature() </text:span>Returns an object which implements the APIs of a specified feature</text:p>
            <text:p text:style-name="P44"/>
            <text:p text:style-name="P44"><text:span text:style-name="T91">hasAttributes() </text:span>Returns true if an element has any attributes, otherwise false</text:p>
            <text:p text:style-name="P44"><text:span text:style-name="T91">hasChildNodes() </text:span>Returns true if an element has any child nodes, otherwise false</text:p>
            <text:p text:style-name="P44"><text:span text:style-name="T91">insertBefore() </text:span>Inserts a new child node before a specified, existing child node</text:p>
            <text:p text:style-name="P44"><text:span text:style-name="T91">isDefaultNamespace() </text:span>Returns true if a specified namespaceURI is the default, otherwise false</text:p>
            <text:p text:style-name="P44"><text:span text:style-name="T91">isEqualNode() </text:span>Checks if two elements are equal</text:p>
            <text:p text:style-name="P44"><text:span text:style-name="T91">isSameNode() </text:span>Checks if two elements are the same node</text:p>
            <text:p text:style-name="P44"><text:span text:style-name="T91">isSupported() </text:span>Returns true if a specified feature is supported on the element</text:p>
            <text:p text:style-name="P44"><text:span text:style-name="T91">lookupNamespaceURI() </text:span>Returns the namespaceURI associated with a given node</text:p>
            <text:p text:style-name="P44"><text:span text:style-name="T91">lookupPrefix() </text:span>Returns a DOMString containing the prefix for a given namespaceURI, if present</text:p>
            <text:p text:style-name="P44"><text:span text:style-name="T91">normalize() </text:span>Joins adjacent text nodes and removes empty text nodes in an element</text:p>
            <text:p text:style-name="P44"><text:span text:style-name="T91">removeChild() </text:span>Removes a child node from an element</text:p>
            <text:p text:style-name="P44"><text:span text:style-name="T91">replaceChild() </text:span>Replaces a child node in an element</text:p>
            <text:p text:style-name="P59"/>
            <text:p text:style-name="P92">Element Methods:</text:p>
            <text:p text:style-name="P31"/>
            <text:p text:style-name="P44"><text:span text:style-name="T91">getAttribute() </text:span>Returns the specified attribute value of an element node</text:p>
            <text:p text:style-name="P44"><text:span text:style-name="T91">getAttributeNS() </text:span>Returns string value of the attribute with the specified namespace and name</text:p>
            <text:p text:style-name="P44">WebsiteSetup.org - Beginner’s Javascript Cheat Sheet 16</text:p>
            <text:p text:style-name="P44"><text:span text:style-name="T91">getAttributeNode() </text:span>Gets the specified attribute node</text:p>
            <text:p text:style-name="P44"><text:span text:style-name="T91">getAttributeNodeNS() </text:span>Returns the attribute node for the attribute with the given namespace and name</text:p>
            <text:p text:style-name="P44"><text:span text:style-name="T91">getElementsByTagName() </text:span>Provides a collection of all child elements with the specified tag name</text:p>
            <text:p text:style-name="P44"><text:span text:style-name="T91">getElementsByTagNameNS() </text:span>Returns a live HTMLCollection of elements with a certain tag name belonging to the given</text:p>
            <text:p text:style-name="P44">namespace</text:p>
            <text:p text:style-name="P44"><text:span text:style-name="T91">hasAttribute() </text:span>Returns true if an element has any attributes, otherwise false</text:p>
            <text:p text:style-name="P44"><text:span text:style-name="T91">hasAttributeNS() </text:span>Provides a true/false value indicating whether the current element in a given namespace has the</text:p>
            <text:p text:style-name="P44">specified attribute</text:p>
            <text:p text:style-name="P44"><text:span text:style-name="T91">removeAttribute() </text:span>Removes a specified attribute from an element</text:p>
            <text:p text:style-name="P44"><text:span text:style-name="T91">removeAttributeNS() </text:span>Removes the specified attribute from an element within a certain namespace</text:p>
            <text:p text:style-name="P44"><text:span text:style-name="T91">removeAttributeNode() </text:span>Takes away a specified attribute node and returns the removed node</text:p>
            <text:p text:style-name="P44"><text:span text:style-name="T91">setAttribute() </text:span>Sets or changes the specified attribute to a specified value</text:p>
            <text:p text:style-name="P44"><text:span text:style-name="T91">setAttributeNS() </text:span>Adds a new attribute or changes the value of an attribute with the given namespace and name</text:p>
            <text:p text:style-name="P44"><text:span text:style-name="T91">setAttributeNode() </text:span>Sets or changes the specified attribute node</text:p>
            <text:p text:style-name="P44"><text:span text:style-name="T91">setAttributeNodeNS() </text:span>Adds a new namespaced attribute node to an element</text:p>
            <text:p text:style-name="P31"/>
          </table:table-cell>
          <table:table-cell table:style-name="Таблица1.B2" office:value-type="string">
            <text:p text:style-name="P38"/>
            <text:p text:style-name="P32"/>
            <text:p text:style-name="P67">Working with the Browser</text:p>
            <text:p text:style-name="P67"/>
            <text:p text:style-name="P93">Window Properties:</text:p>
            <text:p text:style-name="P33"/>
            <text:p text:style-name="P45"><text:span text:style-name="T91">closed </text:span>Checks whether a window has been closed or not and returns true or false</text:p>
            <text:p text:style-name="P45"><text:span text:style-name="T91">defaultStatus </text:span>Sets or returns the default text in the statusbar of a window</text:p>
            <text:p text:style-name="P45"><text:span text:style-name="T91">document </text:span>Returns the document object for the window</text:p>
            <text:p text:style-name="P45"><text:span text:style-name="T91">frames </text:span>Returns all &lt;iframe&gt; elements in the current window</text:p>
            <text:p text:style-name="P45"><text:span text:style-name="T91">history </text:span>Provides the History object for the window</text:p>
            <text:p text:style-name="P45"><text:span text:style-name="T91">innerHeight </text:span>The inner height of a window’s content area</text:p>
            <text:p text:style-name="P45"><text:span text:style-name="T91">innerWidth </text:span>The inner width of the content area</text:p>
            <text:p text:style-name="P45"><text:span text:style-name="T91">length </text:span>Find out the number of &lt;iframe&gt; elements in the window</text:p>
            <text:p text:style-name="P45"><text:span text:style-name="T91">location </text:span>Returns the location object for the window</text:p>
            <text:p text:style-name="P45"><text:span text:style-name="T91">name </text:span>Sets or returns the name of a window</text:p>
            <text:p text:style-name="P45"><text:span text:style-name="T91">navigator </text:span>Returns the Navigator object for the window</text:p>
            <text:p text:style-name="P45"><text:span text:style-name="T91">opener </text:span>Returns a reference to the window that created the window</text:p>
            <text:p text:style-name="P45"><text:span text:style-name="T91">outerHeight </text:span>The outer height of a window, including toolbars/ scrollbars</text:p>
            <text:p text:style-name="P45">WebsiteSetup.org - Beginner’s Javascript Cheat Sheet 18</text:p>
            <text:p text:style-name="P45"><text:span text:style-name="T91">outerWidth </text:span>The outer width of a window, including toolbars/ scrollbars</text:p>
            <text:p text:style-name="P45"><text:span text:style-name="T91">pageXOffset </text:span>Number of pixels the current document has been scrolled horizontally</text:p>
            <text:p text:style-name="P45"><text:span text:style-name="T91">pageYOffset </text:span>Number of pixels the document has been scrolled vertically</text:p>
            <text:p text:style-name="P45"><text:span text:style-name="T91">parent </text:span>The parent window of the current window</text:p>
            <text:p text:style-name="P45"><text:span text:style-name="T91">screen </text:span>Returns the Screen object for the window</text:p>
            <text:p text:style-name="P45"><text:span text:style-name="T91">screenLeft </text:span>The horizontal coordinate of the window (relative to screen)</text:p>
            <text:p text:style-name="P45"><text:span text:style-name="T91">screenTop </text:span>The vertical coordinate of the window</text:p>
            <text:p text:style-name="P45"><text:span text:style-name="T91">screenX </text:span>Same as screenLeft but needed for some browsers</text:p>
            <text:p text:style-name="P45"><text:span text:style-name="T91">screenY </text:span>Same as screenTop but needed for some browsers</text:p>
            <text:p text:style-name="P45"><text:span text:style-name="T91">self </text:span>Returns the current window</text:p>
            <text:p text:style-name="P45"><text:span text:style-name="T91">status </text:span>Sets or returns the text in the statusbar of a window</text:p>
            <text:p text:style-name="P45"><text:span text:style-name="T91">top </text:span>Returns the topmost browser window</text:p>
            <text:p text:style-name="P60"/>
            <text:p text:style-name="P93">Window Methods:</text:p>
            <text:p text:style-name="P33"/>
            <text:p text:style-name="P45"><text:span text:style-name="T91">alert() </text:span>Displays an alert box with a message and an OK button</text:p>
            <text:p text:style-name="P45"><text:span text:style-name="T91">blur() </text:span>Removes focus from the current window</text:p>
            <text:p text:style-name="P45">WebsiteSetup.org - Beginner’s Javascript Cheat Sheet 19</text:p>
            <text:p text:style-name="P45"><text:span text:style-name="T91">clearInterval() </text:span>Clears a timer set with setInterval()</text:p>
            <text:p text:style-name="P45"><text:span text:style-name="T91">clearTimeout() </text:span>Clears a timer set with setTimeout()</text:p>
            <text:p text:style-name="P45"><text:span text:style-name="T91">close() </text:span>Closes the current window</text:p>
            <text:p text:style-name="P45"><text:span text:style-name="T91">confirm() </text:span>Displays a dialogue box with a message and an OK and Cancel button</text:p>
            <text:p text:style-name="P45"><text:span text:style-name="T91">focus() </text:span>Sets focus to the current window</text:p>
            <text:p text:style-name="P45"><text:span text:style-name="T91">moveBy() </text:span>Moves a window relative to its current position</text:p>
            <text:p text:style-name="P45"><text:span text:style-name="T91">moveTo() </text:span>Moves a window to a specified position</text:p>
            <text:p text:style-name="P45"><text:span text:style-name="T91">open() </text:span>Opens a new browser window</text:p>
            <text:p text:style-name="P45"><text:span text:style-name="T91">print() </text:span>Prints the content of the current window</text:p>
            <text:p text:style-name="P45"><text:span text:style-name="T91">prompt() </text:span>Displays a dialogue box that prompts the visitor for input</text:p>
            <text:p text:style-name="P45"><text:span text:style-name="T91">resizeBy() </text:span>Resizes the window by the specified number of pixels</text:p>
            <text:p text:style-name="P45"><text:span text:style-name="T91">resizeTo() </text:span>Resizes the window to a specified width and height</text:p>
            <text:p text:style-name="P45"><text:span text:style-name="T91">scrollBy() </text:span>Scrolls the document by a specified number of pixels</text:p>
            <text:p text:style-name="P45"><text:span text:style-name="T91">scrollTo() </text:span>Scrolls the document to specific coordinates</text:p>
            <text:p text:style-name="P45">WebsiteSetup.org - Beginner’s Javascript Cheat Sheet 20</text:p>
            <text:p text:style-name="P45"><text:span text:style-name="T91">setInterval() </text:span>Calls a function or evaluates an expression at specified intervals</text:p>
            <text:p text:style-name="P45"><text:span text:style-name="T91">setTimeout() </text:span>Calls a function or evaluates an expression after a specified interval</text:p>
            <text:p text:style-name="P45"><text:span text:style-name="T91">stop() </text:span>Stops the window from loading</text:p>
            <text:p text:style-name="P60"/>
            <text:p text:style-name="P93">Screen Properties:</text:p>
            <text:p text:style-name="P33"/>
            <text:p text:style-name="P45"><text:span text:style-name="T91">availHeight </text:span>Returns the height of the screen (excluding the Windows Taskbar)</text:p>
            <text:p text:style-name="P45"><text:span text:style-name="T91">availWidth </text:span>Returns the width of the screen (excluding the Windows Taskbar)</text:p>
            <text:p text:style-name="P45"><text:span text:style-name="T91">colorDepth </text:span>Returns the bit depth of the color palette for displaying images</text:p>
            <text:p text:style-name="P45"><text:span text:style-name="T91">height </text:span>The total height of the screen</text:p>
            <text:p text:style-name="P45"><text:span text:style-name="T91">pixelDepth </text:span>The color resolution of the screen in bits per pixel</text:p>
            <text:p text:style-name="P33">width The total width of the screen</text:p>
          </table:table-cell>
        </table:table-row>
      </table:table>
      <text:p text:style-name="P55"/>
      <text:p text:style-name="P55"/>
      <text:p text:style-name="P57"/>
      <text:p text:style-name="P63"/>
      <text:p text:style-name="P63"/>
      <text:p text:style-name="P63"/>
      <text:p text:style-name="P55"/>
      <text:p text:style-name="P55"/>
      <text:p text:style-name="P63"/>
      <text:p text:style-name="P55"/>
      <text:p text:style-name="P57"/>
      <text:p text:style-name="P57"/>
      <text:p text:style-name="P41"/>
      <text:p text:style-name="P57"/>
      <text:p text:style-name="P70">Events</text:p>
      <text:p text:style-name="P29">Mouse</text:p>
      <text:p text:style-name="P55">onclick</text:p>
      <text:p text:style-name="P57">The event occurs when the user clicks on an element</text:p>
      <text:p text:style-name="P55">oncontextmenu</text:p>
      <text:p text:style-name="P57">User right-clicks on an element to open a context menu</text:p>
      <text:p text:style-name="P55">ondblclick</text:p>
      <text:p text:style-name="P57">The user double-clicks on an element</text:p>
      <text:p text:style-name="P105"><text:span text:style-name="T8">WebsiteSetup.org - Beginner’s Javascript Cheat Sheet </text:span><text:span text:style-name="T1">21</text:span></text:p>
      <text:p text:style-name="P55">onmousedown</text:p>
      <text:p text:style-name="P57">User presses a mouse button over an element</text:p>
      <text:p text:style-name="P55">onmouseenter</text:p>
      <text:p text:style-name="P57">The pointer moves onto an element</text:p>
      <text:p text:style-name="P55">onmouseleave</text:p>
      <text:p text:style-name="P57">Pointer moves out of an element</text:p>
      <text:p text:style-name="P55">onmousemove</text:p>
      <text:p text:style-name="P57"><text:soft-page-break/>The pointer is moving while it is over an element</text:p>
      <text:p text:style-name="P55">onmouseover</text:p>
      <text:p text:style-name="P57">When the pointer is moved onto an element or one of its children</text:p>
      <text:p text:style-name="P55">onmouseout</text:p>
      <text:p text:style-name="P57">User moves the mouse pointer out of an element or one of its children</text:p>
      <text:p text:style-name="P55">onmouseup</text:p>
      <text:p text:style-name="P57">The user releases a mouse button while over an element</text:p>
      <text:p text:style-name="P29">Keyboard</text:p>
      <text:p text:style-name="P55">onkeydown</text:p>
      <text:p text:style-name="P57">When the user is pressing a key down</text:p>
      <text:p text:style-name="P55">onkeypress</text:p>
      <text:p text:style-name="P57">The moment the user starts pressing a key</text:p>
      <text:p text:style-name="P55">onkeyup</text:p>
      <text:p text:style-name="P57">The user releases a key</text:p>
      <text:p text:style-name="P29">Frame</text:p>
      <text:p text:style-name="P55">onabort</text:p>
      <text:p text:style-name="P57">The loading of a media is aborted</text:p>
      <text:p text:style-name="P55">onbeforeunload</text:p>
      <text:p text:style-name="P57">Event occurs before the document is about to be unloaded</text:p>
      <text:p text:style-name="P55">onerror</text:p>
      <text:p text:style-name="P57">An error occurs while loading an external file</text:p>
      <text:p text:style-name="P105"><text:span text:style-name="T8">WebsiteSetup.org - Beginner’s Javascript Cheat Sheet </text:span><text:span text:style-name="T1">22</text:span></text:p>
      <text:p text:style-name="P55">onhashchange</text:p>
      <text:p text:style-name="P57">There have been changes to the anchor part of a URL</text:p>
      <text:p text:style-name="P55">onload</text:p>
      <text:p text:style-name="P57">When an object has loaded</text:p>
      <text:p text:style-name="P55">onpagehide</text:p>
      <text:p text:style-name="P57">The user navigates away from a webpage</text:p>
      <text:p text:style-name="P55">onpageshow</text:p>
      <text:p text:style-name="P57">When the user navigates to a webpage</text:p>
      <text:p text:style-name="P55">onresize</text:p>
      <text:p text:style-name="P57">The document view is resized</text:p>
      <text:p text:style-name="P55">onscroll</text:p>
      <text:p text:style-name="P57">An element’s scrollbar is being scrolled</text:p>
      <text:p text:style-name="P55">onunload</text:p>
      <text:p text:style-name="P57">Event occurs when a page has unloaded</text:p>
      <text:p text:style-name="P29">Form</text:p>
      <text:p text:style-name="P55">onblur</text:p>
      <text:p text:style-name="P57">When an element loses focus</text:p>
      <text:p text:style-name="P55">onchange</text:p>
      <text:p text:style-name="P57">The content of a form element changes (for &lt;input&gt;, &lt;select&gt;and &lt;textarea&gt;)</text:p>
      <text:p text:style-name="P55">onfocus</text:p>
      <text:p text:style-name="P57">An element gets focus</text:p>
      <text:p text:style-name="P55">onfocusin</text:p>
      <text:p text:style-name="P57">When an element is about to get focus</text:p>
      <text:p text:style-name="P55">onfocusout</text:p>
      <text:p text:style-name="P57">The element is about to lose focus</text:p>
      <text:p text:style-name="P55">oninput</text:p>
      <text:p text:style-name="P57">User input on an element</text:p>
      <text:p text:style-name="P55">oninvalid</text:p>
      <text:p text:style-name="P57">An element is invalid</text:p>
      <text:p text:style-name="P105"><text:span text:style-name="T8">WebsiteSetup.org - Beginner’s Javascript Cheat Sheet </text:span><text:span text:style-name="T1">23</text:span></text:p>
      <text:p text:style-name="P55">onreset</text:p>
      <text:p text:style-name="P57">A form is reset</text:p>
      <text:p text:style-name="P55">onsearch</text:p>
      <text:p text:style-name="P57">The user writes something in a search field (for &lt;input="search"&gt;)</text:p>
      <text:p text:style-name="P55">onselect</text:p>
      <text:p text:style-name="P57">The user selects some text (for &lt;input&gt; and &lt;textarea&gt;)</text:p>
      <text:p text:style-name="P55">onsubmit</text:p>
      <text:p text:style-name="P57">A form is submitted</text:p>
      <text:p text:style-name="P29">Drag</text:p>
      <text:p text:style-name="P55">ondrag</text:p>
      <text:p text:style-name="P57">An element is dragged</text:p>
      <text:p text:style-name="P55">ondragend</text:p>
      <text:p text:style-name="P57">The user has finished dragging the element</text:p>
      <text:p text:style-name="P55">ondragenter</text:p>
      <text:p text:style-name="P57">The dragged element enters a drop target</text:p>
      <text:p text:style-name="P55">ondragleave</text:p>
      <text:p text:style-name="P57">A dragged element leaves the drop target</text:p>
      <text:p text:style-name="P55">ondragover</text:p>
      <text:p text:style-name="P57">The dragged element is on top of the drop target</text:p>
      <text:p text:style-name="P55">ondragstart</text:p>
      <text:p text:style-name="P57">User starts to drag an element</text:p>
      <text:p text:style-name="P55">ondrop</text:p>
      <text:p text:style-name="P57">Dragged element is dropped on the drop target</text:p>
      <text:p text:style-name="P29">Clipboard</text:p>
      <text:p text:style-name="P55">oncopy</text:p>
      <text:p text:style-name="P57">User copies the content of an element</text:p>
      <text:p text:style-name="P55">oncut</text:p>
      <text:p text:style-name="P57">The user cuts an element’s content</text:p>
      <text:p text:style-name="P105"><text:span text:style-name="T8">WebsiteSetup.org - Beginner’s Javascript Cheat Sheet </text:span><text:span text:style-name="T1">24</text:span></text:p>
      <text:p text:style-name="P55">onpaste</text:p>
      <text:p text:style-name="P57">A user pastes content in an element</text:p>
      <text:p text:style-name="P29">Media</text:p>
      <text:p text:style-name="P55">onabort</text:p>
      <text:p text:style-name="P57">Media loading is aborted</text:p>
      <text:p text:style-name="P55">oncanplay</text:p>
      <text:p text:style-name="P57">The browser can start playing media (e.g. a file has buffered enough)</text:p>
      <text:p text:style-name="P55">oncanplaythrough</text:p>
      <text:p text:style-name="P57">When browser can play through media without stopping</text:p>
      <text:p text:style-name="P55">ondurationchange</text:p>
      <text:p text:style-name="P57">The duration of the media changes</text:p>
      <text:p text:style-name="P55">onended</text:p>
      <text:p text:style-name="P57">The media has reached its end</text:p>
      <text:p text:style-name="P55">onerror</text:p>
      <text:p text:style-name="P57">Happens when an error occurs while loading an external file</text:p>
      <text:p text:style-name="P55">onloadeddata</text:p>
      <text:p text:style-name="P57">Media data is loaded</text:p>
      <text:p text:style-name="P55">onloadedmetadata</text:p>
      <text:p text:style-name="P57">Meta Metadata (like dimensions and duration) are loaded</text:p>
      <text:p text:style-name="P55">onloadstart</text:p>
      <text:p text:style-name="P57">Browser starts looking for specified media</text:p>
      <text:p text:style-name="P55">onpause</text:p>
      <text:p text:style-name="P57">Media is paused either by the user or automatically</text:p>
      <text:p text:style-name="P55">onplay</text:p>
      <text:p text:style-name="P57">The media has been started or is no longer paused</text:p>
      <text:p text:style-name="P55">onplaying</text:p>
      <text:p text:style-name="P57">Media is playing after having been paused or stopped for buffering</text:p>
      <text:p text:style-name="P55">onprogress</text:p>
      <text:p text:style-name="P57"><text:soft-page-break/>Browser is in the process of downloading the media</text:p>
      <text:p text:style-name="P105"><text:span text:style-name="T8">WebsiteSetup.org - Beginner’s Javascript Cheat Sheet </text:span><text:span text:style-name="T1">25</text:span></text:p>
      <text:p text:style-name="P55">onratechange</text:p>
      <text:p text:style-name="P57">The playing speed of the media changes</text:p>
      <text:p text:style-name="P55">onseeked</text:p>
      <text:p text:style-name="P57">User is finished moving/skipping to a new position in the media</text:p>
      <text:p text:style-name="P55">onseeking</text:p>
      <text:p text:style-name="P57">The user starts moving/skipping</text:p>
      <text:p text:style-name="P55">onstalled</text:p>
      <text:p text:style-name="P57">The browser is trying to load the media but it is not available</text:p>
      <text:p text:style-name="P55">onsuspend</text:p>
      <text:p text:style-name="P57">Browser is intentionally not loading media</text:p>
      <text:p text:style-name="P55">ontimeupdate</text:p>
      <text:p text:style-name="P57">The playing position has changed (e.g. because of fast forward)</text:p>
      <text:p text:style-name="P55">onvolumechange</text:p>
      <text:p text:style-name="P57">Media volume has changed (including mute)</text:p>
      <text:p text:style-name="P55">onwaiting</text:p>
      <text:p text:style-name="P57">Media paused but expected to resume (for example, buffering)</text:p>
      <text:p text:style-name="P29">Animation</text:p>
      <text:p text:style-name="P55">animationend</text:p>
      <text:p text:style-name="P57">A CSS animation is complete</text:p>
      <text:p text:style-name="P55">animationiteration</text:p>
      <text:p text:style-name="P57">CSS animation is repeated</text:p>
      <text:p text:style-name="P55">animationstart</text:p>
      <text:p text:style-name="P57">CSS animation has started</text:p>
      <text:p text:style-name="P29">Other</text:p>
      <text:p text:style-name="P55">transitionend</text:p>
      <text:p text:style-name="P57">Fired when a CSS transition has completed</text:p>
      <text:p text:style-name="P55">onmessage</text:p>
      <text:p text:style-name="P57">A message is received through the event source</text:p>
      <text:p text:style-name="P105"><text:span text:style-name="T8">WebsiteSetup.org - Beginner’s Javascript Cheat Sheet </text:span><text:span text:style-name="T1">26</text:span></text:p>
      <text:p text:style-name="P55">onoffline</text:p>
      <text:p text:style-name="P57">Browser starts to work offline</text:p>
      <text:p text:style-name="P55">ononline</text:p>
      <text:p text:style-name="P57">The browser starts to work online</text:p>
      <text:p text:style-name="P55">onpopstate</text:p>
      <text:p text:style-name="P57">When the window’s history changes</text:p>
      <text:p text:style-name="P55">onshow</text:p>
      <text:p text:style-name="P57">A &lt;menu&gt; element is shown as a context menu</text:p>
      <text:p text:style-name="P55">onstorage</text:p>
      <text:p text:style-name="P57">A Web Storage area is updated</text:p>
      <text:p text:style-name="P55">ontoggle</text:p>
      <text:p text:style-name="P57">The user opens or closes the &lt;details&gt; element</text:p>
      <text:p text:style-name="P55">onwheel</text:p>
      <text:p text:style-name="P57">Mouse wheel rolls up or down over an element</text:p>
      <text:p text:style-name="P55">ontouchcancel</text:p>
      <text:p text:style-name="P57">Screen touch is interrupted</text:p>
      <text:p text:style-name="P55">ontouchend</text:p>
      <text:p text:style-name="P57">User finger is removed from a touch screen</text:p>
      <text:p text:style-name="P55">ontouchmove</text:p>
      <text:p text:style-name="P57">A finger is dragged across the screen</text:p>
      <text:p text:style-name="P55">ontouchstart</text:p>
      <text:p text:style-name="P57">Finger is placed on touch screen</text:p>
      <text:p text:style-name="P70">Errors</text:p>
      <text:p text:style-name="P55">try</text:p>
      <text:p text:style-name="P57">Lets you define a block of code to test for errors</text:p>
      <text:p text:style-name="P55">catch</text:p>
      <text:p text:style-name="P57">Set up a block of code to execute in case of an error</text:p>
      <text:p text:style-name="P105"><text:span text:style-name="T8">WebsiteSetup.org - Beginner’s Javascript Cheat Sheet </text:span><text:span text:style-name="T1">27</text:span></text:p>
      <text:p text:style-name="P55">throw</text:p>
      <text:p text:style-name="P57">Create custom error messages instead of the standard JavaScript errors</text:p>
      <text:p text:style-name="P55">finally</text:p>
      <text:p text:style-name="P57">Lets you execute code, after try and catch, regardless of the result</text:p>
      <text:p text:style-name="P29">Error Name Values</text:p>
      <text:p text:style-name="P55">name</text:p>
      <text:p text:style-name="P57">Sets or returns the error name</text:p>
      <text:p text:style-name="P55">message</text:p>
      <text:p text:style-name="P57">Sets or returns an error message in string from</text:p>
      <text:p text:style-name="P55">EvalError</text:p>
      <text:p text:style-name="P57">An error has occurred in the eval() function</text:p>
      <text:p text:style-name="P55">RangeError</text:p>
      <text:p text:style-name="P57">A number is “out of range”</text:p>
      <text:p text:style-name="P55">ReferenceError</text:p>
      <text:p text:style-name="P57">An illegal reference has occurred</text:p>
      <text:p text:style-name="P55">SyntaxError</text:p>
      <text:p text:style-name="P57">A syntax error has occurred</text:p>
      <text:p text:style-name="P55">TypeError</text:p>
      <text:p text:style-name="P57">A type error has occurred</text:p>
      <text:p text:style-name="P55">URIError</text:p>
      <text:p text:style-name="P57">An encodeURI() error has occurred</text:p>
      <text:p text:style-name="P105"><text:span text:style-name="T8">WebsiteSetup.org - Beginner’s Javascript Cheat Sheet </text:span><text:span text:style-name="T1">2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nonymous Pro" svg:font-family="'Anonymous Pro'"/>
    <style:font-face style:name="Arial" svg:font-family="Arial"/>
    <style:font-face style:name="Consolas" svg:font-family="Consolas, Monaco, 'Andale Mono', 'Ubuntu Mono', monospace"/>
    <style:font-face style:name="Georgia" svg:font-family="Georgia"/>
    <style:font-face style:name="Mangal1" svg:font-family="Mangal"/>
    <style:font-face style:name="Menlo" svg:font-family="Menlo, Monaco, Consolas, 'Courier New', monospace"/>
    <style:font-face style:name="Times New Roman" svg:font-family="'Times New Roman'"/>
    <style:font-face style:name="YS Text Optional" svg:font-family="'YS Text Optional', Arial, Helvetica, sans-serif"/>
    <style:font-face style:name="apple-system" svg:font-family="apple-system, BlinkMacSystemFont, 'Segoe UI', Arial, sans-serif"/>
    <style:font-face style:name="monospace" svg:font-family="monospace, monospace"/>
    <style:font-face style:name="Fira Code Medium" svg:font-family="'Fira Code Medium'" style:font-family-generic="modern" style:font-pitch="fixed"/>
    <style:font-face style:name="Fira Code Medium1" svg:font-family="'Fira Code Medium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895cm" style:type="center"/>
          <style:tab-stop style:position="19.7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895cm" style:type="center"/>
          <style:tab-stop style:position="19.79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582cm" fo:margin-right="0.6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6T11:29:23.829000000</meta:creation-date>
    <dc:date>2021-02-07T15:55:23.579000000</dc:date>
    <meta:editing-duration>PT5H41M5S</meta:editing-duration>
    <meta:editing-cycles>61</meta:editing-cycles>
    <meta:generator>LibreOffice/7.0.4.2$Windows_X86_64 LibreOffice_project/dcf040e67528d9187c66b2379df5ea4407429775</meta:generator>
    <meta:print-date>2021-02-06T17:37:20.290000000</meta:print-date>
    <meta:document-statistic meta:table-count="1" meta:image-count="0" meta:object-count="0" meta:page-count="8" meta:paragraph-count="885" meta:word-count="5773" meta:character-count="38301" meta:non-whitespace-character-count="32926"/>
  </office:meta>
</office:document-meta>
</file>